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left="0.9709in" fo:margin-right="0.7583in" fo:margin-top="0in" fo:margin-bottom="0.0799in" style:contextual-spacing="false" fo:line-height="100%" fo:text-align="center" style:justify-single-word="false" fo:text-indent="-0.2201in" style:auto-text-indent="false" style:page-number="auto" fo:break-before="page">
        <style:tab-stops/>
      </style:paragraph-properties>
      <style:text-properties officeooo:paragraph-rsid="0018e52a"/>
    </style:style>
    <style:style style:name="P2" style:family="paragraph" style:parent-style-name="Normal">
      <style:paragraph-properties fo:margin-left="0.9709in" fo:margin-right="0.7583in" fo:margin-top="0in" fo:margin-bottom="0.0799in" style:contextual-spacing="false" fo:line-height="100%" fo:text-align="center" style:justify-single-word="false" fo:text-indent="-0.2201in" style:auto-text-indent="false">
        <style:tab-stops/>
      </style:paragraph-properties>
      <style:text-properties officeooo:paragraph-rsid="0018e52a"/>
    </style:style>
    <style:style style:name="P3" style:family="paragraph" style:parent-style-name="Normal">
      <style:paragraph-properties fo:margin-left="1.0535in" fo:margin-right="1.0075in" fo:margin-top="0in" fo:margin-bottom="0.0102in" style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18e52a"/>
    </style:style>
    <style:style style:name="P4" style:family="paragraph" style:parent-style-name="Normal">
      <style:paragraph-properties fo:margin-left="1.0535in" fo:margin-right="1.0508in" fo:margin-top="0in" fo:margin-bottom="0.0264in" style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18e52a"/>
    </style:style>
    <style:style style:name="P5" style:family="paragraph" style:parent-style-name="Normal">
      <style:paragraph-properties fo:margin-left="1.0535in" fo:margin-right="1.0457in" fo:margin-top="0in" fo:margin-bottom="0.0102in" style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18e52a"/>
    </style:style>
    <style:style style:name="P6" style:family="paragraph" style:parent-style-name="Normal">
      <style:paragraph-properties fo:margin-left="0.0362in" fo:margin-right="0in" fo:margin-top="0in" fo:margin-bottom="0in" style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18e52a"/>
    </style:style>
    <style:style style:name="P7" style:family="paragraph" style:parent-style-name="Normal">
      <style:paragraph-properties fo:margin-left="0in" fo:margin-right="0in" fo:margin-top="0in" fo:margin-bottom="0.1972in" style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18e52a"/>
    </style:style>
    <style:style style:name="P8" style:family="paragraph" style:parent-style-name="Normal">
      <style:paragraph-properties fo:margin-left="0in" fo:margin-right="0in" fo:margin-top="0in" fo:margin-bottom="0.1937in" style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18e52a"/>
    </style:style>
    <style:style style:name="P9" style:family="paragraph" style:parent-style-name="Normal">
      <style:paragraph-properties fo:margin-left="0in" fo:margin-right="0in" fo:margin-top="0in" fo:margin-bottom="0.2354in" style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18e52a"/>
    </style:style>
    <style:style style:name="P10" style:family="paragraph" style:parent-style-name="Normal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18e52a"/>
    </style:style>
    <style:style style:name="P11" style:family="paragraph" style:parent-style-name="Normal">
      <style:paragraph-properties fo:margin-left="0in" fo:margin-right="0in" fo:margin-top="0in" fo:margin-bottom="0.2382in" style:contextual-spacing="false" fo:line-height="100%" fo:text-align="center" style:justify-single-word="false" fo:text-indent="0in" style:auto-text-indent="false">
        <style:tab-stops/>
      </style:paragraph-properties>
      <style:text-properties officeooo:paragraph-rsid="001a6f1f"/>
    </style:style>
    <style:style style:name="P12" style:family="paragraph" style:parent-style-name="Normal">
      <style:paragraph-properties fo:margin-left="0in" fo:margin-right="0in" fo:margin-top="0in" fo:margin-bottom="0.2354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18e52a"/>
    </style:style>
    <style:style style:name="P13" style:family="paragraph" style:parent-style-name="Normal">
      <style:paragraph-properties fo:margin-left="0in" fo:margin-right="0in" fo:margin-top="0in" fo:margin-bottom="0.1547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18e52a"/>
    </style:style>
    <style:style style:name="P14" style:family="paragraph" style:parent-style-name="Normal">
      <style:paragraph-properties fo:margin-left="0in" fo:margin-right="0in" fo:margin-top="0in" fo:margin-bottom="0.1516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18e52a"/>
    </style:style>
    <style:style style:name="P15" style:family="paragraph" style:parent-style-name="Normal">
      <style:paragraph-properties fo:margin-left="0in" fo:margin-right="0in" fo:margin-top="0in" fo:margin-bottom="0.2382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18e52a"/>
    </style:style>
    <style:style style:name="P16" style:family="paragraph" style:parent-style-name="Normal">
      <style:paragraph-properties fo:margin-left="0in" fo:margin-right="0in" fo:margin-top="0in" fo:margin-bottom="0.1528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1a6f1f"/>
    </style:style>
    <style:style style:name="P17" style:family="paragraph" style:parent-style-name="Normal">
      <style:paragraph-properties fo:margin-left="-0.0035in" fo:margin-right="0.0047in" fo:margin-top="0in" fo:margin-bottom="0.1937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1a6f1f"/>
    </style:style>
    <style:style style:name="P18" style:family="paragraph" style:parent-style-name="Normal" style:list-style-name="L2">
      <style:paragraph-properties fo:margin-left="1.2272in" fo:margin-right="0in" fo:margin-top="0in" fo:margin-bottom="0.022in" style:contextual-spacing="false" fo:line-height="100%" fo:text-align="start" style:justify-single-word="false" fo:text-indent="-0.4866in" style:auto-text-indent="false">
        <style:tab-stops/>
      </style:paragraph-properties>
      <style:text-properties officeooo:paragraph-rsid="001bc787"/>
    </style:style>
    <style:style style:name="P19" style:family="paragraph" style:parent-style-name="Normal" style:list-style-name="L2">
      <style:paragraph-properties fo:margin-left="1.2272in" fo:margin-right="0in" fo:margin-top="0in" fo:margin-bottom="0.1319in" style:contextual-spacing="false" fo:line-height="100%" fo:text-align="start" style:justify-single-word="false" fo:text-indent="-0.4866in" style:auto-text-indent="false">
        <style:tab-stops/>
      </style:paragraph-properties>
      <style:text-properties officeooo:paragraph-rsid="001bc787"/>
    </style:style>
    <style:style style:name="P20" style:family="paragraph" style:parent-style-name="Normal" style:list-style-name="L2">
      <style:paragraph-properties fo:margin-left="1.2272in" fo:margin-right="0in" fo:margin-top="0in" fo:margin-bottom="0.0075in" style:contextual-spacing="false" fo:line-height="100%" fo:text-align="start" style:justify-single-word="false" fo:text-indent="-0.4866in" style:auto-text-indent="false">
        <style:tab-stops/>
      </style:paragraph-properties>
      <style:text-properties officeooo:paragraph-rsid="002052b5"/>
    </style:style>
    <style:style style:name="P21" style:family="paragraph" style:parent-style-name="Normal" style:list-style-name="L2">
      <style:paragraph-properties fo:margin-left="1.2272in" fo:margin-right="0in" fo:margin-top="0in" fo:margin-bottom="0.0563in" style:contextual-spacing="false" fo:line-height="100%" fo:text-align="start" style:justify-single-word="false" fo:text-indent="-0.4866in" style:auto-text-indent="false">
        <style:tab-stops/>
      </style:paragraph-properties>
      <style:text-properties officeooo:paragraph-rsid="002052b5"/>
    </style:style>
    <style:style style:name="P22" style:family="paragraph" style:parent-style-name="Normal">
      <style:paragraph-properties fo:margin-left="0in" fo:margin-right="0in" fo:margin-top="0in" fo:margin-bottom="0.0193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1bc787"/>
    </style:style>
    <style:style style:name="P23" style:family="paragraph" style:parent-style-name="Normal">
      <style:paragraph-properties fo:margin-left="0in" fo:margin-right="0in" fo:margin-top="0in" fo:margin-bottom="0.002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1bc787"/>
    </style:style>
    <style:style style:name="P24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1bc787"/>
    </style:style>
    <style:style style:name="P25" style:family="paragraph" style:parent-style-name="Normal">
      <style:paragraph-properties fo:margin-left="-0.0035in" fo:margin-right="0in" fo:margin-top="0in" fo:margin-bottom="0.1791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052b5"/>
    </style:style>
    <style:style style:name="P26" style:family="paragraph" style:parent-style-name="Normal">
      <style:paragraph-properties fo:margin-left="-0.0035in" fo:margin-right="0.0047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052b5"/>
    </style:style>
    <style:style style:name="P27" style:family="paragraph" style:parent-style-name="Normal">
      <style:paragraph-properties fo:margin-left="-0.0035in" fo:margin-right="0.0047in" fo:margin-top="0in" fo:margin-bottom="0.1929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052b5"/>
    </style:style>
    <style:style style:name="P28" style:family="paragraph" style:parent-style-name="Normal">
      <style:paragraph-properties fo:margin-left="0.5075in" fo:margin-right="0.0047in" fo:margin-top="0in" fo:margin-bottom="0.178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052b5"/>
    </style:style>
    <style:style style:name="P29" style:family="paragraph" style:parent-style-name="Normal" style:list-style-name="L7">
      <style:paragraph-properties fo:margin-left="1.2272in" fo:margin-right="0.011in" fo:margin-top="0in" fo:margin-bottom="0.0516in" style:contextual-spacing="false" fo:line-height="100%" fo:text-align="start" style:justify-single-word="false" fo:text-indent="-0.4866in" style:auto-text-indent="false">
        <style:tab-stops/>
      </style:paragraph-properties>
      <style:text-properties officeooo:paragraph-rsid="0020ecb7"/>
    </style:style>
    <style:style style:name="P30" style:family="paragraph" style:parent-style-name="Normal">
      <style:paragraph-properties fo:margin-left="1.2575in" fo:margin-right="0in" fo:margin-top="0in" fo:margin-bottom="0.0681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0ecb7"/>
    </style:style>
    <style:style style:name="P31" style:family="paragraph" style:parent-style-name="Normal">
      <style:paragraph-properties fo:margin-left="0.1618in" fo:margin-right="0.2917in" fo:margin-top="0in" fo:margin-bottom="0.0654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0ecb7"/>
    </style:style>
    <style:style style:name="P32" style:family="paragraph" style:parent-style-name="Normal">
      <style:paragraph-properties fo:margin-left="1.0075in" fo:margin-right="0.0047in" fo:margin-top="0in" fo:margin-bottom="0.0417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0ecb7"/>
    </style:style>
    <style:style style:name="P33" style:family="paragraph" style:parent-style-name="Normal">
      <style:paragraph-properties fo:margin-left="1.0075in" fo:margin-right="0.0047in" fo:margin-top="0in" fo:margin-bottom="0.0425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0ecb7"/>
    </style:style>
    <style:style style:name="P34" style:family="paragraph" style:parent-style-name="Normal">
      <style:paragraph-properties fo:margin-left="0.8874in" fo:margin-right="0.0047in" fo:margin-top="0in" fo:margin-bottom="0.1945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0ecb7"/>
    </style:style>
    <style:style style:name="P35" style:family="paragraph" style:parent-style-name="Normal" style:list-style-name="L15">
      <style:paragraph-properties fo:margin-left="0.8874in" fo:margin-right="0in" fo:margin-top="0in" fo:margin-bottom="0.1319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2d1a7"/>
    </style:style>
    <style:style style:name="P36" style:family="paragraph" style:parent-style-name="Normal" style:list-style-name="L15">
      <style:paragraph-properties fo:margin-left="0.8874in" fo:margin-right="0in" fo:margin-top="0in" fo:margin-bottom="0.2083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2d1a7"/>
    </style:style>
    <style:style style:name="P37" style:family="paragraph" style:parent-style-name="Normal" style:list-style-name="L15">
      <style:paragraph-properties fo:margin-left="0.1in" fo:margin-right="0in" fo:margin-top="0in" fo:margin-bottom="0.0417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2d1a7"/>
    </style:style>
    <style:style style:name="P38" style:family="paragraph" style:parent-style-name="Normal" style:list-style-name="L15">
      <style:paragraph-properties fo:margin-left="0.6008in" fo:margin-right="0in" fo:margin-top="0in" fo:margin-bottom="0.0417in" style:contextual-spacing="false" fo:line-height="100%" fo:text-align="start" style:justify-single-word="false" fo:text-indent="-0.5008in" style:auto-text-indent="false">
        <style:tab-stops/>
      </style:paragraph-properties>
      <style:text-properties officeooo:paragraph-rsid="0022d1a7"/>
    </style:style>
    <style:style style:name="P39" style:family="paragraph" style:parent-style-name="Normal" style:list-style-name="L15">
      <style:paragraph-properties fo:margin-left="0.7937in" fo:margin-right="0.0047in" fo:margin-top="0in" fo:margin-bottom="0.1598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2d1a7"/>
    </style:style>
    <style:style style:name="P40" style:family="paragraph" style:parent-style-name="Normal">
      <style:paragraph-properties fo:margin-left="0.1071in" fo:margin-right="0in" fo:margin-top="0in" fo:margin-bottom="0.1807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2d1a7"/>
    </style:style>
    <style:style style:name="P41" style:family="paragraph" style:parent-style-name="Normal">
      <style:paragraph-properties fo:margin-left="0.1071in" fo:margin-right="0in" fo:margin-top="0in" fo:margin-bottom="0.1319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2d1a7"/>
    </style:style>
    <style:style style:name="P42" style:family="paragraph" style:parent-style-name="Normal">
      <style:paragraph-properties fo:margin-left="0.5472in" fo:margin-right="0in" fo:margin-top="0in" fo:margin-bottom="0.0264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2d1a7"/>
    </style:style>
    <style:style style:name="P43" style:family="paragraph" style:parent-style-name="Normal">
      <style:paragraph-properties fo:margin-left="0.5472in" fo:margin-right="0in" fo:margin-top="0in" fo:margin-bottom="0.0075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2d1a7"/>
    </style:style>
    <style:style style:name="P44" style:family="paragraph" style:parent-style-name="Normal">
      <style:paragraph-properties fo:margin-left="0.5472in" fo:margin-right="0in" fo:margin-top="0in" fo:margin-bottom="0.178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2d1a7"/>
    </style:style>
    <style:style style:name="P45" style:family="paragraph" style:parent-style-name="Normal">
      <style:paragraph-properties fo:margin-left="0.5472in" fo:margin-right="0in" fo:margin-top="0in" fo:margin-bottom="0.0929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2d1a7"/>
    </style:style>
    <style:style style:name="P46" style:family="paragraph" style:parent-style-name="Normal">
      <style:paragraph-properties fo:margin-left="0.5008in" fo:margin-right="0in" fo:margin-top="0in" fo:margin-bottom="0.0047in" style:contextual-spacing="false" fo:line-height="100%" fo:text-align="start" style:justify-single-word="false" fo:text-indent="0.0402in" style:auto-text-indent="false">
        <style:tab-stops/>
      </style:paragraph-properties>
      <style:text-properties officeooo:paragraph-rsid="0022d1a7"/>
    </style:style>
    <style:style style:name="P47" style:family="paragraph" style:parent-style-name="Normal">
      <style:paragraph-properties fo:margin-left="0.2472in" fo:margin-right="0in" fo:margin-top="0in" fo:margin-bottom="0.1898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2d1a7"/>
    </style:style>
    <style:style style:name="P48" style:family="paragraph" style:parent-style-name="Normal">
      <style:paragraph-properties fo:margin-left="0in" fo:margin-right="0in" fo:margin-top="0in" fo:margin-bottom="0.1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2d1a7"/>
    </style:style>
    <style:style style:name="P49" style:family="paragraph" style:parent-style-name="Normal">
      <style:paragraph-properties fo:margin-left="0in" fo:margin-right="0in" fo:margin-top="0in" fo:margin-bottom="0.0217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2d1a7"/>
    </style:style>
    <style:style style:name="P50" style:family="paragraph" style:parent-style-name="Normal">
      <style:paragraph-properties fo:margin-left="0in" fo:margin-right="0in" fo:margin-top="0in" fo:margin-bottom="0.0047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2d1a7"/>
    </style:style>
    <style:style style:name="P51" style:family="paragraph" style:parent-style-name="Normal">
      <style:paragraph-properties fo:margin-top="0in" fo:margin-bottom="0.0217in" style:contextual-spacing="false" fo:line-height="100%" fo:text-align="start" style:justify-single-word="false">
        <style:tab-stops/>
      </style:paragraph-properties>
      <style:text-properties officeooo:paragraph-rsid="0022d1a7"/>
    </style:style>
    <style:style style:name="P52" style:family="paragraph" style:parent-style-name="Normal">
      <style:paragraph-properties fo:margin-left="0.8874in" fo:margin-right="0.0047in" fo:margin-top="0in" fo:margin-bottom="0.1929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2d1a7"/>
    </style:style>
    <style:style style:name="P53" style:family="paragraph" style:parent-style-name="Normal">
      <style:paragraph-properties fo:margin-left="0.8807in" fo:margin-right="0.0047in" fo:margin-top="0in" fo:margin-bottom="0in" style:contextual-spacing="false" fo:line-height="100%" fo:text-align="start" style:justify-single-word="false" fo:text-indent="0.1035in" style:auto-text-indent="false">
        <style:tab-stops/>
      </style:paragraph-properties>
      <style:text-properties officeooo:paragraph-rsid="0022d1a7"/>
    </style:style>
    <style:style style:name="P54" style:family="paragraph" style:parent-style-name="Normal">
      <style:paragraph-properties fo:margin-left="0.5008in" fo:margin-right="0.0047in" fo:margin-top="0in" fo:margin-bottom="0.0575in" style:contextual-spacing="false" fo:line-height="100%" fo:text-align="start" style:justify-single-word="false" fo:text-indent="0.0402in" style:auto-text-indent="false">
        <style:tab-stops/>
      </style:paragraph-properties>
      <style:text-properties officeooo:paragraph-rsid="0022d1a7"/>
    </style:style>
    <style:style style:name="P55" style:family="paragraph" style:parent-style-name="Normal" style:list-style-name="L21">
      <style:paragraph-properties fo:margin-left="1.4409in" fo:margin-right="0.0047in" fo:margin-top="0in" fo:margin-bottom="0.0126in" style:contextual-spacing="false" fo:line-height="100%" fo:text-align="start" style:justify-single-word="false" fo:text-indent="-0.5008in" style:auto-text-indent="false">
        <style:tab-stops/>
      </style:paragraph-properties>
      <style:text-properties officeooo:paragraph-rsid="0022d1a7"/>
    </style:style>
    <style:style style:name="P56" style:family="paragraph" style:parent-style-name="Normal" style:list-style-name="L21">
      <style:paragraph-properties fo:margin-left="1.4409in" fo:margin-right="0.0047in" fo:margin-top="0in" fo:margin-bottom="0.0091in" style:contextual-spacing="false" fo:line-height="100%" fo:text-align="start" style:justify-single-word="false" fo:text-indent="-0.5008in" style:auto-text-indent="false">
        <style:tab-stops/>
      </style:paragraph-properties>
      <style:text-properties officeooo:paragraph-rsid="0022d1a7"/>
    </style:style>
    <style:style style:name="P57" style:family="paragraph" style:parent-style-name="Normal" style:list-style-name="L21">
      <style:paragraph-properties fo:margin-left="1.4409in" fo:margin-right="0.0047in" fo:line-height="100%" fo:text-align="start" style:justify-single-word="false" fo:text-indent="-0.5008in" style:auto-text-indent="false">
        <style:tab-stops/>
      </style:paragraph-properties>
      <style:text-properties officeooo:paragraph-rsid="0022d1a7"/>
    </style:style>
    <style:style style:name="P58" style:family="paragraph" style:parent-style-name="Normal">
      <style:paragraph-properties fo:margin-left="-0.0035in" fo:margin-right="0.0047in" fo:margin-top="0in" fo:margin-bottom="0.1402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553aa"/>
    </style:style>
    <style:style style:name="P59" style:family="paragraph" style:parent-style-name="Normal">
      <style:paragraph-properties fo:margin-left="-0.0035in" fo:margin-right="0.0047in" fo:margin-top="0in" fo:margin-bottom="0.1465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553aa"/>
    </style:style>
    <style:style style:name="P60" style:family="paragraph" style:parent-style-name="Normal">
      <style:paragraph-properties fo:margin-left="-0.0035in" fo:margin-right="0.0047in" fo:margin-top="0in" fo:margin-bottom="0.1862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553aa"/>
    </style:style>
    <style:style style:name="P61" style:family="paragraph" style:parent-style-name="Normal">
      <style:paragraph-properties fo:margin-left="-0.0035in" fo:margin-right="0.0047in" fo:margin-top="0in" fo:margin-bottom="0.1937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553aa"/>
    </style:style>
    <style:style style:name="P62" style:family="paragraph" style:parent-style-name="Normal">
      <style:paragraph-properties fo:margin-left="-0.0035in" fo:margin-right="0.0047in" fo:margin-top="0in" fo:margin-bottom="0.1398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553aa"/>
    </style:style>
    <style:style style:name="P63" style:family="paragraph" style:parent-style-name="Normal">
      <style:paragraph-properties fo:margin-left="-0.0035in" fo:margin-right="0.0047in" fo:margin-top="0in" fo:margin-bottom="0.1835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553aa"/>
    </style:style>
    <style:style style:name="P64" style:family="paragraph" style:parent-style-name="Normal">
      <style:paragraph-properties fo:margin-left="-0.0035in" fo:margin-right="0in" fo:margin-top="0in" fo:margin-bottom="0.1319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5c86d"/>
    </style:style>
    <style:style style:name="P65" style:family="paragraph" style:parent-style-name="Normal">
      <style:paragraph-properties fo:margin-left="0.6008in" fo:margin-right="0in" fo:margin-top="0in" fo:margin-bottom="0.1319in" style:contextual-spacing="false" fo:line-height="100%" fo:text-align="start" style:justify-single-word="false" fo:text-indent="-0.5008in" style:auto-text-indent="false">
        <style:tab-stops/>
      </style:paragraph-properties>
      <style:text-properties officeooo:paragraph-rsid="0025c86d"/>
    </style:style>
    <style:style style:name="P66" style:family="paragraph" style:parent-style-name="Normal">
      <style:paragraph-properties fo:margin-left="0.6008in" fo:margin-right="0in" fo:margin-top="0in" fo:margin-bottom="0.1728in" style:contextual-spacing="false" fo:line-height="100%" fo:text-align="start" style:justify-single-word="false" fo:text-indent="-0.5008in" style:auto-text-indent="false">
        <style:tab-stops/>
      </style:paragraph-properties>
      <style:text-properties officeooo:paragraph-rsid="0025c86d"/>
    </style:style>
    <style:style style:name="P67" style:family="paragraph" style:parent-style-name="Normal">
      <style:paragraph-properties fo:margin-left="0.2472in" fo:margin-right="0in" fo:margin-top="0in" fo:margin-bottom="0.1898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5c86d"/>
    </style:style>
    <style:style style:name="P68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5c86d"/>
    </style:style>
    <style:style style:name="P69" style:family="paragraph" style:parent-style-name="Normal">
      <style:paragraph-properties fo:margin-left="-0.0035in" fo:margin-right="0.0047in" fo:line-height="100%" fo:text-align="start" style:justify-single-word="false" fo:text-indent="0in" style:auto-text-indent="false">
        <style:tab-stops/>
      </style:paragraph-properties>
      <style:text-properties officeooo:paragraph-rsid="0025c86d"/>
    </style:style>
    <style:style style:name="P70" style:family="paragraph" style:parent-style-name="Normal" style:list-style-name="L36">
      <style:paragraph-properties fo:line-height="100%" fo:text-align="start" style:justify-single-word="false">
        <style:tab-stops/>
      </style:paragraph-properties>
      <style:text-properties officeooo:paragraph-rsid="0022d1a7"/>
    </style:style>
    <style:style style:name="P71" style:family="paragraph" style:parent-style-name="Normal">
      <style:paragraph-properties fo:margin-left="0in" fo:margin-right="0in" fo:margin-top="0in" fo:margin-bottom="0.0193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b9950"/>
    </style:style>
    <style:style style:name="P72" style:family="paragraph" style:parent-style-name="Normal">
      <style:paragraph-properties fo:margin-left="0in" fo:margin-right="0in" fo:margin-top="0in" fo:margin-bottom="0.0047in" style:contextual-spacing="false" fo:line-height="100%" fo:text-align="start" style:justify-single-word="false" fo:text-indent="0.0402in" style:auto-text-indent="false">
        <style:tab-stops/>
      </style:paragraph-properties>
      <style:text-properties officeooo:paragraph-rsid="002b9950"/>
    </style:style>
    <style:style style:name="P73" style:family="paragraph" style:parent-style-name="Normal">
      <style:paragraph-properties fo:margin-left="0in" fo:margin-right="0.0047in" fo:margin-top="0in" fo:margin-bottom="0.0583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b9950"/>
    </style:style>
    <style:style style:name="P74" style:family="paragraph" style:parent-style-name="Normal">
      <style:paragraph-properties fo:margin-left="1.0075in" fo:margin-right="0.0681in" fo:margin-top="0in" fo:margin-bottom="0.0437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b9950"/>
    </style:style>
    <style:style style:name="P75" style:family="paragraph" style:parent-style-name="Normal" style:list-style-name="L39">
      <style:paragraph-properties fo:margin-left="0in" fo:margin-right="0.0075in" fo:margin-top="0in" fo:margin-bottom="0.0047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b9950"/>
    </style:style>
    <style:style style:name="P76" style:family="paragraph" style:parent-style-name="Normal">
      <style:paragraph-properties fo:margin-left="-0.0035in" fo:margin-right="0.0047in" fo:margin-top="0in" fo:margin-bottom="0.0063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e8899"/>
    </style:style>
    <style:style style:name="P77" style:family="paragraph" style:parent-style-name="Normal">
      <style:paragraph-properties fo:margin-left="0in" fo:margin-right="0in" fo:margin-top="0in" fo:margin-bottom="0.2382in" style:contextual-spacing="false" fo:line-height="100%" fo:text-align="start" style:justify-single-word="false" fo:text-indent="0in" style:auto-text-indent="false">
        <style:tab-stops/>
      </style:paragraph-properties>
      <style:text-properties officeooo:paragraph-rsid="002e8899"/>
    </style:style>
    <style:style style:name="P78" style:family="paragraph" style:parent-style-name="Normal" style:list-style-name="L2">
      <style:paragraph-properties fo:margin-left="0in" fo:margin-right="0in" fo:margin-top="0in" fo:margin-bottom="0.1598in" style:contextual-spacing="false" fo:line-height="100%" fo:text-align="start" style:justify-single-word="false" fo:text-indent="-0.25in" style:auto-text-indent="false"/>
      <style:text-properties officeooo:paragraph-rsid="001bc787"/>
    </style:style>
    <style:style style:name="P79" style:family="paragraph" style:parent-style-name="Normal" style:list-style-name="L2">
      <style:paragraph-properties fo:margin-left="0in" fo:margin-right="0in" fo:margin-top="0in" fo:margin-bottom="0.1319in" style:contextual-spacing="false" fo:line-height="100%" fo:text-align="start" style:justify-single-word="false" fo:text-indent="-0.4835in" style:auto-text-indent="false"/>
      <style:text-properties officeooo:paragraph-rsid="001bc787"/>
    </style:style>
    <style:style style:name="P80" style:family="paragraph" style:parent-style-name="Normal" style:list-style-name="L2">
      <style:paragraph-properties fo:margin-left="0in" fo:margin-right="0in" fo:margin-top="0in" fo:margin-bottom="0in" style:contextual-spacing="false" fo:line-height="100%" fo:text-align="start" style:justify-single-word="false" fo:text-indent="-0.4835in" style:auto-text-indent="false"/>
      <style:text-properties officeooo:paragraph-rsid="001bc787"/>
    </style:style>
    <style:style style:name="P81" style:family="paragraph" style:parent-style-name="Normal" style:list-style-name="L2">
      <style:paragraph-properties fo:margin-left="0in" fo:margin-right="0in" fo:line-height="100%" fo:text-align="start" style:justify-single-word="false" fo:text-indent="-0.25in" style:auto-text-indent="false"/>
      <style:text-properties officeooo:paragraph-rsid="002052b5"/>
    </style:style>
    <style:style style:name="P82" style:family="paragraph" style:parent-style-name="Normal" style:list-style-name="L2">
      <style:paragraph-properties fo:margin-left="0in" fo:margin-right="0in" fo:margin-top="0in" fo:margin-bottom="0.0071in" style:contextual-spacing="false" fo:line-height="100%" fo:text-align="start" style:justify-single-word="false" fo:text-indent="-0.25in" style:auto-text-indent="false"/>
      <style:text-properties officeooo:paragraph-rsid="00278d70"/>
    </style:style>
    <style:style style:name="P83" style:family="paragraph" style:parent-style-name="Normal" style:list-style-name="L2">
      <style:paragraph-properties fo:margin-left="0in" fo:margin-right="0in" fo:margin-top="0in" fo:margin-bottom="0.0071in" style:contextual-spacing="false" fo:line-height="100%" fo:text-align="start" style:justify-single-word="false" fo:text-indent="-0.25in" style:auto-text-indent="false"/>
      <style:text-properties officeooo:paragraph-rsid="002e8899"/>
    </style:style>
    <style:style style:name="P84" style:family="paragraph" style:parent-style-name="Normal" style:list-style-name="L5">
      <style:paragraph-properties fo:margin-left="0in" fo:margin-right="0in" fo:margin-top="0in" fo:margin-bottom="0.1799in" style:contextual-spacing="false" fo:line-height="100%" fo:text-align="start" style:justify-single-word="false" fo:text-indent="-0.3437in" style:auto-text-indent="false"/>
      <style:text-properties officeooo:paragraph-rsid="002052b5"/>
    </style:style>
    <style:style style:name="P85" style:family="paragraph" style:parent-style-name="Normal" style:list-style-name="L5">
      <style:paragraph-properties fo:margin-left="0in" fo:margin-right="0in" fo:margin-top="0in" fo:margin-bottom="0.1953in" style:contextual-spacing="false" fo:line-height="100%" fo:text-align="start" style:justify-single-word="false" fo:text-indent="-0.3437in" style:auto-text-indent="false"/>
      <style:text-properties officeooo:paragraph-rsid="002052b5"/>
    </style:style>
    <style:style style:name="P86" style:family="paragraph" style:parent-style-name="Normal">
      <style:paragraph-properties fo:margin-left="0in" fo:margin-right="0in" fo:margin-top="0in" fo:margin-bottom="0.1898in" style:contextual-spacing="false" fo:line-height="100%" fo:text-align="start" style:justify-single-word="false" fo:text-indent="0in" style:auto-text-indent="false"/>
      <style:text-properties officeooo:paragraph-rsid="002052b5"/>
    </style:style>
    <style:style style:name="P87" style:family="paragraph" style:parent-style-name="Normal" style:list-style-name="L7">
      <style:paragraph-properties fo:margin-left="0in" fo:margin-right="0in" fo:line-height="100%" fo:text-align="start" style:justify-single-word="false" fo:text-indent="-0.25in" style:auto-text-indent="false"/>
      <style:text-properties officeooo:paragraph-rsid="0020ecb7"/>
    </style:style>
    <style:style style:name="P88" style:family="paragraph" style:parent-style-name="Normal" style:list-style-name="L7">
      <style:paragraph-properties fo:margin-left="0in" fo:margin-right="0in" fo:margin-top="0in" fo:margin-bottom="0.0437in" style:contextual-spacing="false" fo:line-height="100%" fo:text-align="start" style:justify-single-word="false" fo:text-indent="-0.5in" style:auto-text-indent="false"/>
      <style:text-properties officeooo:paragraph-rsid="0020ecb7"/>
    </style:style>
    <style:style style:name="P89" style:family="paragraph" style:parent-style-name="Normal" style:list-style-name="L11">
      <style:paragraph-properties fo:margin-left="0in" fo:margin-right="0in" fo:margin-top="0in" fo:margin-bottom="0.0402in" style:contextual-spacing="false" fo:line-height="100%" fo:text-align="start" style:justify-single-word="false" fo:text-indent="-0.5in" style:auto-text-indent="false"/>
      <style:text-properties officeooo:paragraph-rsid="0020ecb7"/>
    </style:style>
    <style:style style:name="P90" style:family="paragraph" style:parent-style-name="Normal" style:list-style-name="L14">
      <style:paragraph-properties fo:margin-left="0in" fo:margin-right="0in" fo:margin-top="0in" fo:margin-bottom="0.0173in" style:contextual-spacing="false" fo:line-height="100%" fo:text-align="start" style:justify-single-word="false" fo:text-indent="-0.5in" style:auto-text-indent="false"/>
      <style:text-properties officeooo:paragraph-rsid="0020ecb7"/>
    </style:style>
    <style:style style:name="P91" style:family="paragraph" style:parent-style-name="Normal" style:list-style-name="L14">
      <style:paragraph-properties fo:margin-left="0in" fo:margin-right="0.0047in" fo:line-height="100%" fo:text-align="start" style:justify-single-word="false" fo:text-indent="-0.2508in" style:auto-text-indent="false"/>
      <style:text-properties officeooo:paragraph-rsid="002b9950"/>
    </style:style>
    <style:style style:name="P92" style:family="paragraph" style:parent-style-name="Normal">
      <style:paragraph-properties fo:margin-left="0in" fo:margin-right="0in" fo:margin-top="0in" fo:margin-bottom="0.0654in" style:contextual-spacing="false" fo:line-height="100%" fo:text-align="start" style:justify-single-word="false" fo:text-indent="0in" style:auto-text-indent="false">
        <style:tab-stops>
          <style:tab-stop style:position="1.0008in" style:type="center"/>
          <style:tab-stop style:position="3.5646in" style:type="center"/>
        </style:tab-stops>
      </style:paragraph-properties>
      <style:text-properties officeooo:paragraph-rsid="0020ecb7"/>
    </style:style>
    <style:style style:name="P93" style:family="paragraph" style:parent-style-name="Normal">
      <style:paragraph-properties fo:margin-left="0in" fo:margin-right="0.0075in" fo:margin-top="0in" fo:margin-bottom="0.0217in" style:contextual-spacing="false" fo:line-height="100%" fo:text-align="start" style:justify-single-word="false" fo:text-indent="0in" style:auto-text-indent="false">
        <style:tab-stops>
          <style:tab-stop style:position="0.9846in" style:type="center"/>
          <style:tab-stop style:position="1.9634in" style:type="center"/>
          <style:tab-stop style:position="3.0028in" style:type="center"/>
          <style:tab-stop style:position="4.4417in" style:type="center"/>
          <style:tab-stop style:position="6.502in" style:type="right"/>
        </style:tab-stops>
      </style:paragraph-properties>
      <style:text-properties officeooo:paragraph-rsid="0022d1a7"/>
    </style:style>
    <style:style style:name="P94" style:family="paragraph" style:parent-style-name="Normal">
      <style:paragraph-properties fo:margin-left="0in" fo:margin-right="0in" fo:margin-top="0in" fo:margin-bottom="0.1638in" style:contextual-spacing="false" fo:line-height="100%" fo:text-align="start" style:justify-single-word="false" fo:text-indent="0in" style:auto-text-indent="false">
        <style:tab-stops>
          <style:tab-stop style:position="1.8819in" style:type="center"/>
        </style:tab-stops>
      </style:paragraph-properties>
      <style:text-properties officeooo:paragraph-rsid="0025c86d"/>
    </style:style>
    <style:style style:name="P95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1.9583in" style:type="center"/>
        </style:tab-stops>
      </style:paragraph-properties>
      <style:text-properties officeooo:paragraph-rsid="0025c86d"/>
    </style:style>
    <style:style style:name="P96" style:family="paragraph" style:parent-style-name="Normal" style:list-style-name="L34">
      <style:paragraph-properties fo:margin-left="0in" fo:margin-right="0in" fo:margin-top="0in" fo:margin-bottom="0.0354in" style:contextual-spacing="false" fo:line-height="100%" fo:text-align="start" style:justify-single-word="false" fo:text-indent="-0.25in" style:auto-text-indent="false"/>
      <style:text-properties officeooo:paragraph-rsid="0025c86d"/>
    </style:style>
    <style:style style:name="P97" style:family="paragraph" style:parent-style-name="Normal" style:list-style-name="L34">
      <style:paragraph-properties fo:margin-left="0in" fo:margin-right="0in" fo:margin-top="0in" fo:margin-bottom="0in" style:contextual-spacing="false" fo:line-height="100%" fo:text-align="start" style:justify-single-word="false" fo:text-indent="-0.25in" style:auto-text-indent="false"/>
      <style:text-properties officeooo:paragraph-rsid="0025c86d"/>
    </style:style>
    <style:style style:name="P98" style:family="paragraph" style:parent-style-name="Normal" style:list-style-name="L1">
      <style:paragraph-properties fo:margin-left="0in" fo:margin-right="0.0047in" fo:margin-top="0in" fo:margin-bottom="0.0717in" style:contextual-spacing="false" fo:line-height="100%" fo:text-align="start" style:justify-single-word="false" fo:text-indent="-0.25in" style:auto-text-indent="false"/>
      <style:text-properties officeooo:paragraph-rsid="001a6f1f"/>
    </style:style>
    <style:style style:name="P99" style:family="paragraph" style:parent-style-name="Normal" style:list-style-name="L1">
      <style:paragraph-properties fo:margin-left="0in" fo:margin-right="0.0047in" fo:margin-top="0in" fo:margin-bottom="0.0535in" style:contextual-spacing="false" fo:line-height="100%" fo:text-align="start" style:justify-single-word="false" fo:text-indent="-0.25in" style:auto-text-indent="false"/>
      <style:text-properties officeooo:paragraph-rsid="002e8899"/>
    </style:style>
    <style:style style:name="P100" style:family="paragraph" style:parent-style-name="Normal" style:list-style-name="L4">
      <style:paragraph-properties fo:margin-left="0in" fo:margin-right="0.0047in" fo:margin-top="0in" fo:margin-bottom="0.1783in" style:contextual-spacing="false" fo:line-height="100%" fo:text-align="start" style:justify-single-word="false" fo:text-indent="-0.25in" style:auto-text-indent="false"/>
      <style:text-properties officeooo:paragraph-rsid="002052b5"/>
    </style:style>
    <style:style style:name="P101" style:family="paragraph" style:parent-style-name="Normal" style:list-style-name="L3">
      <style:paragraph-properties fo:margin-left="0in" fo:margin-right="0.0047in" fo:margin-top="0in" fo:margin-bottom="0.1783in" style:contextual-spacing="false" fo:line-height="100%" fo:text-align="start" style:justify-single-word="false" fo:text-indent="-0.25in" style:auto-text-indent="false"/>
      <style:text-properties officeooo:paragraph-rsid="002052b5"/>
    </style:style>
    <style:style style:name="P102" style:family="paragraph" style:parent-style-name="Normal" style:list-style-name="L9">
      <style:paragraph-properties fo:margin-left="0in" fo:margin-right="0.0047in" fo:margin-top="0in" fo:margin-bottom="0.048in" style:contextual-spacing="false" fo:line-height="100%" fo:text-align="start" style:justify-single-word="false" fo:text-indent="-0.25in" style:auto-text-indent="false"/>
      <style:text-properties officeooo:paragraph-rsid="002b9950"/>
    </style:style>
    <style:style style:name="P103" style:family="paragraph" style:parent-style-name="Normal" style:list-style-name="L9">
      <style:paragraph-properties fo:margin-left="0in" fo:margin-right="0.0047in" fo:line-height="100%" fo:text-align="start" style:justify-single-word="false" fo:text-indent="-0.25in" style:auto-text-indent="false"/>
      <style:text-properties officeooo:paragraph-rsid="002b9950"/>
    </style:style>
    <style:style style:name="P104" style:family="paragraph" style:parent-style-name="Normal" style:list-style-name="L9">
      <style:paragraph-properties fo:margin-left="-0.25in" fo:margin-right="0.0047in" fo:margin-top="0in" fo:margin-bottom="0.048in" style:contextual-spacing="false" fo:line-height="100%" fo:text-align="start" style:justify-single-word="false" fo:text-indent="0in" style:auto-text-indent="false"/>
      <style:text-properties officeooo:paragraph-rsid="002b9950"/>
    </style:style>
    <style:style style:name="P105" style:family="paragraph" style:parent-style-name="Normal" style:list-style-name="L9">
      <style:paragraph-properties fo:margin-left="0in" fo:margin-right="0.0047in" fo:line-height="100%" fo:text-align="start" style:justify-single-word="false" fo:text-indent="-0.25in" style:auto-text-indent="false"/>
      <style:text-properties officeooo:paragraph-rsid="0020ecb7"/>
    </style:style>
    <style:style style:name="P106" style:family="paragraph" style:parent-style-name="Normal" style:list-style-name="L9">
      <style:paragraph-properties fo:margin-left="0in" fo:margin-right="0.0047in" fo:line-height="100%" fo:text-align="start" style:justify-single-word="false" fo:text-indent="-0.25in" style:auto-text-indent="false"/>
      <style:text-properties officeooo:paragraph-rsid="002553aa"/>
    </style:style>
    <style:style style:name="P107" style:family="paragraph" style:parent-style-name="Normal" style:list-style-name="L12">
      <style:paragraph-properties fo:margin-left="0in" fo:margin-right="0.0047in" fo:margin-top="0in" fo:margin-bottom="0.0429in" style:contextual-spacing="false" fo:line-height="100%" fo:text-align="start" style:justify-single-word="false" fo:text-indent="-0.25in" style:auto-text-indent="false"/>
      <style:text-properties officeooo:paragraph-rsid="0020ecb7"/>
    </style:style>
    <style:style style:name="P108" style:family="paragraph" style:parent-style-name="Normal" style:list-style-name="L16">
      <style:paragraph-properties fo:line-height="100%" fo:text-align="start" style:justify-single-word="false"/>
      <style:text-properties officeooo:paragraph-rsid="002248e9"/>
    </style:style>
    <style:style style:name="P109" style:family="paragraph" style:parent-style-name="Normal" style:list-style-name="L16">
      <style:paragraph-properties fo:line-height="100%" fo:text-align="start" style:justify-single-word="false"/>
      <style:text-properties officeooo:paragraph-rsid="002b9950"/>
    </style:style>
    <style:style style:name="P110" style:family="paragraph" style:parent-style-name="Normal">
      <style:paragraph-properties fo:margin-left="0in" fo:margin-right="0.0047in" fo:line-height="100%" fo:text-align="start" style:justify-single-word="false" fo:text-indent="-0.25in" style:auto-text-indent="false"/>
      <style:text-properties officeooo:paragraph-rsid="0022d1a7"/>
    </style:style>
    <style:style style:name="P111" style:family="paragraph" style:parent-style-name="Normal">
      <style:paragraph-properties fo:margin-left="0in" fo:margin-right="0.0047in" fo:margin-top="0in" fo:margin-bottom="0.0102in" style:contextual-spacing="false" fo:line-height="100%" fo:text-align="start" style:justify-single-word="false" fo:text-indent="-0.25in" style:auto-text-indent="false"/>
      <style:text-properties officeooo:paragraph-rsid="0022d1a7"/>
    </style:style>
    <style:style style:name="P112" style:family="paragraph" style:parent-style-name="Normal" style:list-style-name="L36">
      <style:paragraph-properties fo:margin-top="0in" fo:margin-bottom="0.0083in" style:contextual-spacing="false" fo:line-height="100%" fo:text-align="start" style:justify-single-word="false"/>
      <style:text-properties officeooo:paragraph-rsid="0022d1a7"/>
    </style:style>
    <style:style style:name="P113" style:family="paragraph" style:parent-style-name="Normal" style:list-style-name="L22">
      <style:paragraph-properties fo:margin-left="0in" fo:margin-right="0.0047in" fo:margin-top="0in" fo:margin-bottom="0in" style:contextual-spacing="false" fo:line-height="100%" fo:text-align="start" style:justify-single-word="false" fo:text-indent="-0.25in" style:auto-text-indent="false"/>
      <style:text-properties officeooo:paragraph-rsid="0022d1a7"/>
    </style:style>
    <style:style style:name="P114" style:family="paragraph" style:parent-style-name="Normal" style:list-style-name="L22">
      <style:paragraph-properties fo:margin-left="0in" fo:margin-right="0.0047in" fo:line-height="100%" fo:text-align="start" style:justify-single-word="false" fo:text-indent="-0.25in" style:auto-text-indent="false"/>
      <style:text-properties officeooo:paragraph-rsid="00244afd"/>
    </style:style>
    <style:style style:name="P115" style:family="paragraph" style:parent-style-name="Normal" style:list-style-name="L29">
      <style:paragraph-properties fo:margin-top="0in" fo:margin-bottom="0.0736in" style:contextual-spacing="false" fo:line-height="100%" fo:text-align="start" style:justify-single-word="false"/>
      <style:text-properties officeooo:paragraph-rsid="002553aa"/>
    </style:style>
    <style:style style:name="P116" style:family="paragraph" style:parent-style-name="Normal" style:list-style-name="L33">
      <style:paragraph-properties fo:margin-left="0in" fo:margin-right="0.0047in" fo:margin-top="0in" fo:margin-bottom="0.1035in" style:contextual-spacing="false" fo:line-height="100%" fo:text-align="start" style:justify-single-word="false" fo:text-indent="-0.3in" style:auto-text-indent="false"/>
      <style:text-properties officeooo:paragraph-rsid="0025c86d"/>
    </style:style>
    <style:style style:name="P117" style:family="paragraph" style:parent-style-name="Normal" style:list-style-name="L33">
      <style:paragraph-properties fo:margin-left="0in" fo:margin-right="0.0047in" fo:margin-top="0in" fo:margin-bottom="0.0846in" style:contextual-spacing="false" fo:line-height="100%" fo:text-align="start" style:justify-single-word="false" fo:text-indent="-0.3in" style:auto-text-indent="false"/>
      <style:text-properties officeooo:paragraph-rsid="0025c86d"/>
    </style:style>
    <style:style style:name="P118" style:family="paragraph" style:parent-style-name="Normal">
      <style:paragraph-properties fo:margin-left="0in" fo:margin-right="-0.0071in" fo:margin-top="0in" fo:margin-bottom="0.0508in" style:contextual-spacing="false" fo:line-height="100%" fo:text-align="end" style:justify-single-word="false" fo:text-indent="0in" style:auto-text-indent="false"/>
      <style:text-properties officeooo:paragraph-rsid="0018e52a"/>
    </style:style>
    <style:style style:name="P119" style:family="paragraph" style:parent-style-name="Normal">
      <style:paragraph-properties fo:margin-left="0in" fo:margin-right="-0.0071in" fo:margin-top="0in" fo:margin-bottom="0.1008in" style:contextual-spacing="false" fo:line-height="100%" fo:text-align="end" style:justify-single-word="false" fo:text-indent="0in" style:auto-text-indent="false"/>
      <style:text-properties officeooo:paragraph-rsid="0018e52a"/>
    </style:style>
    <style:style style:name="P120" style:family="paragraph" style:parent-style-name="Normal">
      <style:paragraph-properties fo:margin-left="0in" fo:margin-right="0in" fo:margin-top="0in" fo:margin-bottom="0.0236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052b5" style:font-size-asian="12pt" style:font-size-complex="12pt"/>
    </style:style>
    <style:style style:name="P121" style:family="paragraph" style:parent-style-name="Normal">
      <style:paragraph-properties fo:margin-left="0in" fo:margin-right="0in" fo:margin-top="0in" fo:margin-bottom="0.0189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052b5" style:font-size-asian="12pt" style:font-size-complex="12pt"/>
    </style:style>
    <style:style style:name="P122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052b5" style:font-size-asian="12pt" style:font-size-complex="12pt"/>
    </style:style>
    <style:style style:name="P123" style:family="paragraph" style:parent-style-name="Normal">
      <style:paragraph-properties fo:margin-left="0.2508in" fo:margin-right="0in" fo:margin-top="0in" fo:margin-bottom="0.089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052b5" style:font-size-asian="12pt" style:font-size-complex="12pt"/>
    </style:style>
    <style:style style:name="P124" style:family="paragraph" style:parent-style-name="Normal">
      <style:paragraph-properties fo:margin-left="-0.0035in" fo:margin-right="0.0047in" fo:margin-top="0in" fo:margin-bottom="0.1783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052b5" style:font-size-asian="12pt" style:font-size-complex="12pt"/>
    </style:style>
    <style:style style:name="P125" style:family="paragraph" style:parent-style-name="Normal">
      <style:paragraph-properties fo:margin-left="0.5008in" fo:margin-right="0in" fo:margin-top="0in" fo:margin-bottom="0.022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126" style:family="paragraph" style:parent-style-name="Normal">
      <style:paragraph-properties fo:margin-left="0.5008in" fo:margin-right="0in" fo:margin-top="0in" fo:margin-bottom="0.0264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127" style:family="paragraph" style:parent-style-name="Normal">
      <style:paragraph-properties fo:margin-left="0.5008in" fo:margin-right="0in" fo:margin-top="0in" fo:margin-bottom="0.0602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128" style:family="paragraph" style:parent-style-name="Normal">
      <style:paragraph-properties fo:margin-left="0.7508in" fo:margin-right="0in" fo:margin-top="0in" fo:margin-bottom="0.0598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129" style:family="paragraph" style:parent-style-name="Normal">
      <style:paragraph-properties fo:margin-left="-0.0035in" fo:margin-right="0in" fo:margin-top="0in" fo:margin-bottom="0.1201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130" style:family="paragraph" style:parent-style-name="Normal">
      <style:paragraph-properties fo:margin-left="1.0909in" fo:margin-right="0.0047in" fo:margin-top="0in" fo:margin-bottom="0.1866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131" style:family="paragraph" style:parent-style-name="Normal">
      <style:paragraph-properties fo:margin-left="0.8874in" fo:margin-right="0.0047in" fo:margin-top="0in" fo:margin-bottom="0.1929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132" style:family="paragraph" style:parent-style-name="Normal">
      <style:paragraph-properties fo:margin-left="0in" fo:margin-right="0.0047in" fo:margin-top="0in" fo:margin-bottom="0.0075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133" style:family="paragraph" style:parent-style-name="Normal">
      <style:paragraph-properties fo:margin-left="0in" fo:margin-right="0.0047in" fo:margin-top="0in" fo:margin-bottom="0.011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134" style:family="paragraph" style:parent-style-name="Normal">
      <style:paragraph-properties fo:margin-left="0.5075in" fo:margin-right="0.0047in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135" style:family="paragraph" style:parent-style-name="Normal">
      <style:paragraph-properties fo:margin-left="-0.0035in" fo:margin-right="0.0047in" fo:margin-top="0in" fo:margin-bottom="0.189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136" style:family="paragraph" style:parent-style-name="Normal">
      <style:paragraph-properties fo:margin-left="-0.0035in" fo:margin-right="0.0047in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137" style:family="paragraph" style:parent-style-name="Normal">
      <style:paragraph-properties fo:margin-left="-0.0035in" fo:margin-right="0.0047in" fo:margin-top="0in" fo:margin-bottom="0.1772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138" style:family="paragraph" style:parent-style-name="Normal">
      <style:paragraph-properties fo:margin-left="-0.0035in" fo:margin-right="0.0047in" fo:margin-top="0in" fo:margin-bottom="0.1362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139" style:family="paragraph" style:parent-style-name="Normal">
      <style:paragraph-properties fo:margin-left="-0.0035in" fo:margin-right="0in" fo:margin-top="0in" fo:margin-bottom="0.1591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53aa" style:font-size-asian="12pt" style:font-size-complex="12pt"/>
    </style:style>
    <style:style style:name="P140" style:family="paragraph" style:parent-style-name="Normal">
      <style:paragraph-properties fo:margin-left="-0.0035in" fo:margin-right="0.0047in" fo:margin-top="0in" fo:margin-bottom="0.1398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53aa" style:font-size-asian="12pt" style:font-size-complex="12pt"/>
    </style:style>
    <style:style style:name="P141" style:family="paragraph" style:parent-style-name="Normal">
      <style:paragraph-properties fo:margin-left="-0.0035in" fo:margin-right="0.0047in" fo:margin-top="0in" fo:margin-bottom="0.1917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53aa" style:font-size-asian="12pt" style:font-size-complex="12pt"/>
    </style:style>
    <style:style style:name="P142" style:family="paragraph" style:parent-style-name="Normal">
      <style:paragraph-properties fo:margin-left="-0.0035in" fo:margin-right="0.0047in" fo:margin-top="0in" fo:margin-bottom="0.1402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53aa" style:font-size-asian="12pt" style:font-size-complex="12pt"/>
    </style:style>
    <style:style style:name="P143" style:family="paragraph" style:parent-style-name="Normal">
      <style:paragraph-properties fo:margin-left="-0.0035in" fo:margin-right="0.0047in" fo:margin-top="0in" fo:margin-bottom="0.1957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53aa" style:font-size-asian="12pt" style:font-size-complex="12pt"/>
    </style:style>
    <style:style style:name="P144" style:family="paragraph" style:parent-style-name="Normal">
      <style:paragraph-properties fo:margin-left="-0.0035in" fo:margin-right="0.0047in" fo:margin-top="0in" fo:margin-bottom="0.178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53aa" style:font-size-asian="12pt" style:font-size-complex="12pt"/>
    </style:style>
    <style:style style:name="P145" style:family="paragraph" style:parent-style-name="Normal">
      <style:paragraph-properties fo:margin-left="-0.0035in" fo:margin-right="0.0047in" fo:margin-top="0in" fo:margin-bottom="0.1417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53aa" style:font-size-asian="12pt" style:font-size-complex="12pt"/>
    </style:style>
    <style:style style:name="P146" style:family="paragraph" style:parent-style-name="Normal">
      <style:paragraph-properties fo:margin-left="-0.0035in" fo:margin-right="0.0047in" fo:margin-top="0in" fo:margin-bottom="0.1425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53aa" style:font-size-asian="12pt" style:font-size-complex="12pt"/>
    </style:style>
    <style:style style:name="P147" style:family="paragraph" style:parent-style-name="Normal">
      <style:paragraph-properties fo:margin-left="-0.0035in" fo:margin-right="0.0047in" fo:margin-top="0in" fo:margin-bottom="0.1791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53aa" style:font-size-asian="12pt" style:font-size-complex="12pt"/>
    </style:style>
    <style:style style:name="P148" style:family="paragraph" style:parent-style-name="Normal">
      <style:paragraph-properties fo:margin-left="-0.0035in" fo:margin-right="0.0047in" fo:margin-top="0in" fo:margin-bottom="0.1799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53aa" style:font-size-asian="12pt" style:font-size-complex="12pt"/>
    </style:style>
    <style:style style:name="P149" style:family="paragraph" style:parent-style-name="Normal">
      <style:paragraph-properties fo:margin-left="-0.0035in" fo:margin-right="0.0047in" fo:margin-top="0in" fo:margin-bottom="0.1744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53aa" style:font-size-asian="12pt" style:font-size-complex="12pt"/>
    </style:style>
    <style:style style:name="P150" style:family="paragraph" style:parent-style-name="Normal">
      <style:paragraph-properties fo:margin-left="-0.0035in" fo:margin-right="0.0047in" fo:margin-top="0in" fo:margin-bottom="0.1783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53aa" style:font-size-asian="12pt" style:font-size-complex="12pt"/>
    </style:style>
    <style:style style:name="P151" style:family="paragraph" style:parent-style-name="Normal">
      <style:paragraph-properties fo:margin-left="-0.0035in" fo:margin-right="0.0047in" fo:margin-top="0in" fo:margin-bottom="0.1807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53aa" style:font-size-asian="12pt" style:font-size-complex="12pt"/>
    </style:style>
    <style:style style:name="P152" style:family="paragraph" style:parent-style-name="Normal">
      <style:paragraph-properties fo:margin-left="0.5008in" fo:margin-right="0in" fo:margin-top="0in" fo:margin-bottom="0.0591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53" style:family="paragraph" style:parent-style-name="Normal">
      <style:paragraph-properties fo:margin-left="-0.0035in" fo:margin-right="0in" fo:margin-top="0in" fo:margin-bottom="0.1201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54" style:family="paragraph" style:parent-style-name="Normal">
      <style:paragraph-properties fo:margin-left="-0.0035in" fo:margin-right="0in" fo:margin-top="0in" fo:margin-bottom="0.1618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55" style:family="paragraph" style:parent-style-name="Normal">
      <style:paragraph-properties fo:margin-left="-0.0035in" fo:margin-right="0in" fo:margin-top="0in" fo:margin-bottom="0.1598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56" style:family="paragraph" style:parent-style-name="Normal">
      <style:paragraph-properties fo:margin-left="-0.0035in" fo:margin-right="0.0047in" fo:margin-top="0in" fo:margin-bottom="0.1807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57" style:family="paragraph" style:parent-style-name="Normal">
      <style:paragraph-properties fo:margin-left="-0.0035in" fo:margin-right="0.0047in" fo:margin-top="0in" fo:margin-bottom="0.1866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58" style:family="paragraph" style:parent-style-name="Normal">
      <style:paragraph-properties fo:margin-left="-0.0035in" fo:margin-right="0.0047in" fo:margin-top="0in" fo:margin-bottom="0.1925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59" style:family="paragraph" style:parent-style-name="Normal">
      <style:paragraph-properties fo:margin-left="-0.0035in" fo:margin-right="0.0047in" fo:margin-top="0in" fo:margin-bottom="0.1398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60" style:family="paragraph" style:parent-style-name="Normal">
      <style:paragraph-properties fo:margin-left="-0.0035in" fo:margin-right="0.0047in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61" style:family="paragraph" style:parent-style-name="Normal">
      <style:paragraph-properties fo:margin-left="-0.0035in" fo:margin-right="0.0047in" fo:margin-top="0in" fo:margin-bottom="0.1827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62" style:family="paragraph" style:parent-style-name="Normal">
      <style:paragraph-properties fo:margin-left="-0.0035in" fo:margin-right="0.0047in" fo:margin-top="0in" fo:margin-bottom="0.2161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63" style:family="paragraph" style:parent-style-name="Normal">
      <style:paragraph-properties fo:margin-left="-0.0035in" fo:margin-right="0.0047in" fo:margin-top="0in" fo:margin-bottom="0.1984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64" style:family="paragraph" style:parent-style-name="Normal">
      <style:paragraph-properties fo:margin-left="-0.0035in" fo:margin-right="0.0047in" fo:margin-top="0in" fo:margin-bottom="0.1929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65" style:family="paragraph" style:parent-style-name="Normal">
      <style:paragraph-properties fo:margin-left="-0.0035in" fo:margin-right="0.0047in" fo:margin-top="0in" fo:margin-bottom="0.1382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66" style:family="paragraph" style:parent-style-name="Normal">
      <style:paragraph-properties fo:margin-left="-0.0035in" fo:margin-right="0.0047in" fo:margin-top="0in" fo:margin-bottom="0.2154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67" style:family="paragraph" style:parent-style-name="Normal">
      <style:paragraph-properties fo:margin-left="-0.0035in" fo:margin-right="0.0047in" fo:margin-top="0in" fo:margin-bottom="0.0591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68" style:family="paragraph" style:parent-style-name="Normal">
      <style:paragraph-properties fo:margin-left="0.2575in" fo:margin-right="0.0047in" fo:margin-top="0in" fo:margin-bottom="0.0402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69" style:family="paragraph" style:parent-style-name="Normal">
      <style:paragraph-properties fo:margin-left="0.2575in" fo:margin-right="0.0047in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70" style:family="paragraph" style:parent-style-name="Normal">
      <style:paragraph-properties fo:margin-left="0.2575in" fo:margin-right="0.0047in" fo:margin-top="0in" fo:margin-bottom="0.1772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171" style:family="paragraph" style:parent-style-name="Normal">
      <style:paragraph-properties fo:margin-left="0.9909in" fo:margin-right="0.0047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1bc787" style:font-size-asian="12pt" style:font-size-complex="12pt"/>
    </style:style>
    <style:style style:name="P172" style:family="paragraph" style:parent-style-name="Normal" style:list-style-name="L15">
      <style:paragraph-properties fo:margin-left="0in" fo:margin-right="0.0047in" fo:margin-top="0in" fo:margin-bottom="0.1764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173" style:family="paragraph" style:parent-style-name="Normal" style:list-style-name="L15">
      <style:paragraph-properties fo:margin-left="0.7937in" fo:margin-right="0.0047in" fo:margin-top="0in" fo:margin-bottom="0.1791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174" style:family="paragraph" style:parent-style-name="Normal">
      <style:paragraph-properties fo:margin-left="0.2575in" fo:margin-right="0.0047in" fo:margin-top="0in" fo:margin-bottom="0.011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e8899" style:font-size-asian="12pt" style:font-size-complex="12pt"/>
    </style:style>
    <style:style style:name="P175" style:family="paragraph" style:parent-style-name="Normal">
      <style:paragraph-properties fo:margin-left="-0.0035in" fo:margin-right="0.0047in" fo:margin-top="0in" fo:margin-bottom="0.0102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e8899" style:font-size-asian="12pt" style:font-size-complex="12pt"/>
    </style:style>
    <style:style style:name="P176" style:family="paragraph" style:parent-style-name="Normal" style:list-style-name="L34">
      <style:paragraph-properties fo:margin-left="0in" fo:margin-right="0in" fo:line-height="100%" fo:text-align="start" style:justify-single-word="false" fo:text-indent="-0.25in" style:auto-text-indent="false"/>
      <style:text-properties style:font-name="Merriweather" fo:font-size="12pt" officeooo:paragraph-rsid="0025c86d" style:font-size-asian="12pt" style:font-size-complex="12pt"/>
    </style:style>
    <style:style style:name="P177" style:family="paragraph" style:parent-style-name="Normal" style:list-style-name="L1">
      <style:paragraph-properties fo:margin-left="0in" fo:margin-right="0.0047in" fo:line-height="100%" fo:text-align="start" style:justify-single-word="false" fo:text-indent="-0.25in" style:auto-text-indent="false"/>
      <style:text-properties style:font-name="Merriweather" fo:font-size="12pt" officeooo:paragraph-rsid="001a6f1f" style:font-size-asian="12pt" style:font-size-complex="12pt"/>
    </style:style>
    <style:style style:name="P178" style:family="paragraph" style:parent-style-name="Normal" style:list-style-name="L4">
      <style:paragraph-properties fo:margin-left="0in" fo:margin-right="0.0047in" fo:margin-top="0in" fo:margin-bottom="0.0563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052b5" style:font-size-asian="12pt" style:font-size-complex="12pt"/>
    </style:style>
    <style:style style:name="P179" style:family="paragraph" style:parent-style-name="Normal" style:list-style-name="L4">
      <style:paragraph-properties fo:margin-left="0in" fo:margin-right="0.0047in" fo:line-height="100%" fo:text-align="start" style:justify-single-word="false" fo:text-indent="-0.25in" style:auto-text-indent="false"/>
      <style:text-properties style:font-name="Merriweather" fo:font-size="12pt" officeooo:paragraph-rsid="002052b5" style:font-size-asian="12pt" style:font-size-complex="12pt"/>
    </style:style>
    <style:style style:name="P180" style:family="paragraph" style:parent-style-name="Normal" style:list-style-name="L4">
      <style:paragraph-properties fo:margin-left="0in" fo:margin-right="0.0047in" fo:margin-top="0in" fo:margin-bottom="0.0555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052b5" style:font-size-asian="12pt" style:font-size-complex="12pt"/>
    </style:style>
    <style:style style:name="P181" style:family="paragraph" style:parent-style-name="Normal" style:list-style-name="L3">
      <style:paragraph-properties fo:margin-left="0in" fo:margin-right="0.0047in" fo:margin-top="0in" fo:margin-bottom="0.0528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052b5" style:font-size-asian="12pt" style:font-size-complex="12pt"/>
    </style:style>
    <style:style style:name="P182" style:family="paragraph" style:parent-style-name="Normal" style:list-style-name="L3">
      <style:paragraph-properties fo:margin-left="0in" fo:margin-right="0.0047in" fo:line-height="100%" fo:text-align="start" style:justify-single-word="false" fo:text-indent="-0.25in" style:auto-text-indent="false"/>
      <style:text-properties style:font-name="Merriweather" fo:font-size="12pt" officeooo:paragraph-rsid="002052b5" style:font-size-asian="12pt" style:font-size-complex="12pt"/>
    </style:style>
    <style:style style:name="P183" style:family="paragraph" style:parent-style-name="Normal" style:list-style-name="L3">
      <style:paragraph-properties fo:margin-left="0in" fo:margin-right="0.0047in" fo:margin-top="0in" fo:margin-bottom="0.0555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052b5" style:font-size-asian="12pt" style:font-size-complex="12pt"/>
    </style:style>
    <style:style style:name="P184" style:family="paragraph" style:parent-style-name="Normal" style:list-style-name="L6">
      <style:paragraph-properties fo:margin-left="0in" fo:margin-right="0.0047in" fo:line-height="100%" fo:text-align="start" style:justify-single-word="false" fo:text-indent="-0.25in" style:auto-text-indent="false"/>
      <style:text-properties style:font-name="Merriweather" fo:font-size="12pt" officeooo:paragraph-rsid="002052b5" style:font-size-asian="12pt" style:font-size-complex="12pt"/>
    </style:style>
    <style:style style:name="P185" style:family="paragraph" style:parent-style-name="Normal" style:list-style-name="L6">
      <style:paragraph-properties fo:margin-left="0in" fo:margin-right="0.0047in" fo:margin-top="0in" fo:margin-bottom="0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0ecb7" style:font-size-asian="12pt" style:font-size-complex="12pt"/>
    </style:style>
    <style:style style:name="P186" style:family="paragraph" style:parent-style-name="Normal" style:list-style-name="L9">
      <style:paragraph-properties fo:margin-left="0in" fo:margin-right="0.0047in" fo:line-height="100%" fo:text-align="start" style:justify-single-word="false" fo:text-indent="-0.25in" style:auto-text-indent="false"/>
      <style:text-properties style:font-name="Merriweather" fo:font-size="12pt" officeooo:paragraph-rsid="0020ecb7" style:font-size-asian="12pt" style:font-size-complex="12pt"/>
    </style:style>
    <style:style style:name="P187" style:family="paragraph" style:parent-style-name="Normal" style:list-style-name="L9">
      <style:paragraph-properties fo:margin-left="0in" fo:margin-right="0.0047in" fo:margin-top="0in" fo:margin-bottom="0.0091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0ecb7" style:font-size-asian="12pt" style:font-size-complex="12pt"/>
    </style:style>
    <style:style style:name="P188" style:family="paragraph" style:parent-style-name="Normal" style:list-style-name="L9">
      <style:paragraph-properties fo:margin-left="0in" fo:margin-right="0.0047in" fo:margin-top="0in" fo:margin-bottom="0.0555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0ecb7" style:font-size-asian="12pt" style:font-size-complex="12pt"/>
    </style:style>
    <style:style style:name="P189" style:family="paragraph" style:parent-style-name="Normal" style:list-style-name="L9">
      <style:paragraph-properties fo:margin-left="0in" fo:margin-right="0.0047in" fo:line-height="100%" fo:text-align="start" style:justify-single-word="false" fo:text-indent="-0.25in" style:auto-text-indent="false"/>
      <style:text-properties style:font-name="Merriweather" fo:font-size="12pt" officeooo:paragraph-rsid="002553aa" style:font-size-asian="12pt" style:font-size-complex="12pt"/>
    </style:style>
    <style:style style:name="P190" style:family="paragraph" style:parent-style-name="Normal" style:list-style-name="L12">
      <style:paragraph-properties fo:margin-left="0in" fo:margin-right="0.0047in" fo:margin-top="0in" fo:margin-bottom="0.0457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0ecb7" style:font-size-asian="12pt" style:font-size-complex="12pt"/>
    </style:style>
    <style:style style:name="P191" style:family="paragraph" style:parent-style-name="Normal">
      <style:paragraph-properties fo:margin-left="-0.25in" fo:margin-right="0.0047in" fo:margin-top="0in" fo:margin-bottom="0.0429in" style:contextual-spacing="false" fo:line-height="100%" fo:text-align="start" style:justify-single-word="false" fo:text-indent="0in" style:auto-text-indent="false"/>
      <style:text-properties style:font-name="Merriweather" fo:font-size="12pt" officeooo:paragraph-rsid="0020ecb7" style:font-size-asian="12pt" style:font-size-complex="12pt"/>
    </style:style>
    <style:style style:name="P192" style:family="paragraph" style:parent-style-name="Normal" style:list-style-name="L14">
      <style:paragraph-properties fo:margin-left="0in" fo:margin-right="0.0047in" fo:line-height="100%" fo:text-align="start" style:justify-single-word="false" fo:text-indent="-0.2508in" style:auto-text-indent="false"/>
      <style:text-properties style:font-name="Merriweather" fo:font-size="12pt" officeooo:paragraph-rsid="0020ecb7" style:font-size-asian="12pt" style:font-size-complex="12pt"/>
    </style:style>
    <style:style style:name="P193" style:family="paragraph" style:parent-style-name="Normal" style:list-style-name="L16">
      <style:paragraph-properties fo:line-height="100%" fo:text-align="start" style:justify-single-word="false"/>
      <style:text-properties style:font-name="Merriweather" fo:font-size="12pt" officeooo:paragraph-rsid="0020ecb7" style:font-size-asian="12pt" style:font-size-complex="12pt"/>
    </style:style>
    <style:style style:name="P194" style:family="paragraph" style:parent-style-name="Normal" style:list-style-name="L16">
      <style:paragraph-properties fo:line-height="100%" fo:text-align="start" style:justify-single-word="false"/>
      <style:text-properties style:font-name="Merriweather" fo:font-size="12pt" officeooo:paragraph-rsid="002248e9" style:font-size-asian="12pt" style:font-size-complex="12pt"/>
    </style:style>
    <style:style style:name="P195" style:family="paragraph" style:parent-style-name="Normal" style:list-style-name="L15">
      <style:paragraph-properties fo:margin-left="0in" fo:margin-right="0.0047in" fo:line-height="100%" fo:text-align="start" style:justify-single-word="false" fo:text-indent="-0.25in" style:auto-text-indent="false"/>
      <style:text-properties style:font-name="Merriweather" fo:font-size="12pt" officeooo:paragraph-rsid="0020ecb7" style:font-size-asian="12pt" style:font-size-complex="12pt"/>
    </style:style>
    <style:style style:name="P196" style:family="paragraph" style:parent-style-name="Normal" style:list-style-name="L15">
      <style:paragraph-properties fo:margin-left="0in" fo:margin-right="0.0047in" fo:margin-top="0in" fo:margin-bottom="0.0319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2d1a7" style:font-size-asian="12pt" style:font-size-complex="12pt"/>
    </style:style>
    <style:style style:name="P197" style:family="paragraph" style:parent-style-name="Normal" style:list-style-name="L15">
      <style:paragraph-properties fo:margin-left="0in" fo:margin-right="0.0047in" fo:line-height="100%" fo:text-align="start" style:justify-single-word="false" fo:text-indent="-0.25in" style:auto-text-indent="false"/>
      <style:text-properties style:font-name="Merriweather" fo:font-size="12pt" officeooo:paragraph-rsid="0022d1a7" style:font-size-asian="12pt" style:font-size-complex="12pt"/>
    </style:style>
    <style:style style:name="P198" style:family="paragraph" style:parent-style-name="Normal" style:list-style-name="L15">
      <style:paragraph-properties fo:margin-left="0in" fo:margin-right="0.0047in" fo:margin-top="0in" fo:margin-bottom="0.1492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2d1a7" style:font-size-asian="12pt" style:font-size-complex="12pt"/>
    </style:style>
    <style:style style:name="P199" style:family="paragraph" style:parent-style-name="Normal" style:list-style-name="L13">
      <style:paragraph-properties fo:margin-left="0in" fo:margin-right="0.0047in" fo:margin-top="0in" fo:margin-bottom="0.0555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2d1a7" style:font-size-asian="12pt" style:font-size-complex="12pt"/>
    </style:style>
    <style:style style:name="P200" style:family="paragraph" style:parent-style-name="Normal" style:list-style-name="L13">
      <style:paragraph-properties fo:margin-left="0in" fo:margin-right="0.0047in" fo:margin-top="0in" fo:margin-bottom="0.0425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2d1a7" style:font-size-asian="12pt" style:font-size-complex="12pt"/>
    </style:style>
    <style:style style:name="P201" style:family="paragraph" style:parent-style-name="Normal" style:list-style-name="L13">
      <style:paragraph-properties fo:margin-left="0in" fo:margin-right="0.0047in" fo:margin-top="0in" fo:margin-bottom="0.0563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2d1a7" style:font-size-asian="12pt" style:font-size-complex="12pt"/>
    </style:style>
    <style:style style:name="P202" style:family="paragraph" style:parent-style-name="Normal" style:list-style-name="L13">
      <style:paragraph-properties fo:margin-left="0in" fo:margin-right="0.0047in" fo:margin-top="0in" fo:margin-bottom="0.178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2d1a7" style:font-size-asian="12pt" style:font-size-complex="12pt"/>
    </style:style>
    <style:style style:name="P203" style:family="paragraph" style:parent-style-name="Normal" style:list-style-name="L18">
      <style:paragraph-properties fo:margin-left="0in" fo:margin-right="0.0047in" fo:line-height="100%" fo:text-align="start" style:justify-single-word="false" fo:text-indent="-0.25in" style:auto-text-indent="false"/>
      <style:text-properties style:font-name="Merriweather" fo:font-size="12pt" officeooo:paragraph-rsid="0022d1a7" style:font-size-asian="12pt" style:font-size-complex="12pt"/>
    </style:style>
    <style:style style:name="P204" style:family="paragraph" style:parent-style-name="Normal" style:list-style-name="L18">
      <style:paragraph-properties fo:margin-left="0in" fo:margin-right="0.0047in" fo:margin-top="0in" fo:margin-bottom="0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2d1a7" style:font-size-asian="12pt" style:font-size-complex="12pt"/>
    </style:style>
    <style:style style:name="P205" style:family="paragraph" style:parent-style-name="Normal" style:list-style-name="L22">
      <style:paragraph-properties fo:margin-left="0in" fo:margin-right="0.0047in" fo:margin-top="0in" fo:margin-bottom="0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2d1a7" style:font-size-asian="12pt" style:font-size-complex="12pt"/>
    </style:style>
    <style:style style:name="P206" style:family="paragraph" style:parent-style-name="Normal" style:list-style-name="L22">
      <style:paragraph-properties fo:margin-left="0in" fo:margin-right="0.0047in" fo:line-height="100%" fo:text-align="start" style:justify-single-word="false" fo:text-indent="-0.25in" style:auto-text-indent="false"/>
      <style:text-properties style:font-name="Merriweather" fo:font-size="12pt" officeooo:paragraph-rsid="0022d1a7" style:font-size-asian="12pt" style:font-size-complex="12pt"/>
    </style:style>
    <style:style style:name="P207" style:family="paragraph" style:parent-style-name="Normal" style:list-style-name="L22">
      <style:paragraph-properties fo:margin-left="0in" fo:margin-right="0.0047in" fo:margin-top="0in" fo:margin-bottom="0.0583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2d1a7" style:font-size-asian="12pt" style:font-size-complex="12pt"/>
    </style:style>
    <style:style style:name="P208" style:family="paragraph" style:parent-style-name="Normal" style:list-style-name="L22">
      <style:paragraph-properties fo:margin-left="0in" fo:margin-right="0.0047in" fo:margin-top="0in" fo:margin-bottom="0.0535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2d1a7" style:font-size-asian="12pt" style:font-size-complex="12pt"/>
    </style:style>
    <style:style style:name="P209" style:family="paragraph" style:parent-style-name="Normal" style:list-style-name="L22">
      <style:paragraph-properties fo:margin-left="0in" fo:margin-right="0.0047in" fo:margin-top="0in" fo:margin-bottom="0.111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2d1a7" style:font-size-asian="12pt" style:font-size-complex="12pt"/>
    </style:style>
    <style:style style:name="P210" style:family="paragraph" style:parent-style-name="Normal" style:list-style-name="L22">
      <style:paragraph-properties fo:margin-left="0in" fo:margin-right="0.0047in" fo:line-height="100%" fo:text-align="start" style:justify-single-word="false" fo:text-indent="-0.25in" style:auto-text-indent="false"/>
      <style:text-properties style:font-name="Merriweather" fo:font-size="12pt" officeooo:paragraph-rsid="00244afd" style:font-size-asian="12pt" style:font-size-complex="12pt"/>
    </style:style>
    <style:style style:name="P211" style:family="paragraph" style:parent-style-name="Normal" style:list-style-name="L24">
      <style:paragraph-properties fo:margin-left="0in" fo:margin-right="0.0047in" fo:line-height="100%" fo:text-align="start" style:justify-single-word="false" fo:text-indent="-0.25in" style:auto-text-indent="false"/>
      <style:text-properties style:font-name="Merriweather" fo:font-size="12pt" officeooo:paragraph-rsid="002553aa" style:font-size-asian="12pt" style:font-size-complex="12pt"/>
    </style:style>
    <style:style style:name="P212" style:family="paragraph" style:parent-style-name="Normal" style:list-style-name="L24">
      <style:paragraph-properties fo:margin-left="0in" fo:margin-right="0.0047in" fo:margin-top="0in" fo:margin-bottom="0.1354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553aa" style:font-size-asian="12pt" style:font-size-complex="12pt"/>
    </style:style>
    <style:style style:name="P213" style:family="paragraph" style:parent-style-name="Normal" style:list-style-name="L24">
      <style:paragraph-properties fo:margin-left="0in" fo:margin-right="0.0047in" fo:margin-top="0in" fo:margin-bottom="0.1492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553aa" style:font-size-asian="12pt" style:font-size-complex="12pt"/>
    </style:style>
    <style:style style:name="P214" style:family="paragraph" style:parent-style-name="Normal" style:list-style-name="L27">
      <style:paragraph-properties fo:margin-left="0in" fo:margin-right="0.0047in" fo:margin-top="0in" fo:margin-bottom="0.1953in" style:contextual-spacing="false" fo:line-height="100%" fo:text-align="start" style:justify-single-word="false" fo:text-indent="0in" style:auto-text-indent="false"/>
      <style:text-properties style:font-name="Merriweather" fo:font-size="12pt" officeooo:paragraph-rsid="002553aa" style:font-size-asian="12pt" style:font-size-complex="12pt"/>
    </style:style>
    <style:style style:name="P215" style:family="paragraph" style:parent-style-name="Normal" style:list-style-name="L27">
      <style:paragraph-properties fo:margin-left="0in" fo:margin-right="0.0047in" fo:margin-top="0in" fo:margin-bottom="0.0736in" style:contextual-spacing="false" fo:line-height="100%" fo:text-align="start" style:justify-single-word="false" fo:text-indent="0in" style:auto-text-indent="false"/>
      <style:text-properties style:font-name="Merriweather" fo:font-size="12pt" officeooo:paragraph-rsid="002553aa" style:font-size-asian="12pt" style:font-size-complex="12pt"/>
    </style:style>
    <style:style style:name="P216" style:family="paragraph" style:parent-style-name="Normal" style:list-style-name="L27">
      <style:paragraph-properties fo:margin-left="0in" fo:margin-right="0.0047in" fo:line-height="100%" fo:text-align="start" style:justify-single-word="false" fo:text-indent="-0.25in" style:auto-text-indent="false"/>
      <style:text-properties style:font-name="Merriweather" fo:font-size="12pt" officeooo:paragraph-rsid="002553aa" style:font-size-asian="12pt" style:font-size-complex="12pt"/>
    </style:style>
    <style:style style:name="P217" style:family="paragraph" style:parent-style-name="Normal" style:list-style-name="L27">
      <style:paragraph-properties fo:margin-left="0in" fo:margin-right="0.0047in" fo:margin-top="0in" fo:margin-bottom="0.1118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553aa" style:font-size-asian="12pt" style:font-size-complex="12pt"/>
    </style:style>
    <style:style style:name="P218" style:family="paragraph" style:parent-style-name="Normal" style:list-style-name="L29">
      <style:paragraph-properties fo:margin-top="0in" fo:margin-bottom="0.178in" style:contextual-spacing="false" fo:line-height="100%" fo:text-align="start" style:justify-single-word="false"/>
      <style:text-properties style:font-name="Merriweather" fo:font-size="12pt" officeooo:paragraph-rsid="002553aa" style:font-size-asian="12pt" style:font-size-complex="12pt"/>
    </style:style>
    <style:style style:name="P219" style:family="paragraph" style:parent-style-name="Normal" style:list-style-name="L28">
      <style:paragraph-properties fo:margin-left="0in" fo:margin-right="0.0047in" fo:line-height="100%" fo:text-align="start" style:justify-single-word="false" fo:text-indent="-0.25in" style:auto-text-indent="false"/>
      <style:text-properties style:font-name="Merriweather" fo:font-size="12pt" officeooo:paragraph-rsid="002553aa" style:font-size-asian="12pt" style:font-size-complex="12pt"/>
    </style:style>
    <style:style style:name="P220" style:family="paragraph" style:parent-style-name="Normal" style:list-style-name="L28">
      <style:paragraph-properties fo:margin-left="0in" fo:margin-right="0.0047in" fo:margin-top="0in" fo:margin-bottom="0.0217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553aa" style:font-size-asian="12pt" style:font-size-complex="12pt"/>
    </style:style>
    <style:style style:name="P221" style:family="paragraph" style:parent-style-name="Normal" style:list-style-name="L30">
      <style:paragraph-properties fo:margin-left="0in" fo:margin-right="0.0047in" fo:line-height="100%" fo:text-align="start" style:justify-single-word="false" fo:text-indent="-0.25in" style:auto-text-indent="false"/>
      <style:text-properties style:font-name="Merriweather" fo:font-size="12pt" officeooo:paragraph-rsid="0025c86d" style:font-size-asian="12pt" style:font-size-complex="12pt"/>
    </style:style>
    <style:style style:name="P222" style:family="paragraph" style:parent-style-name="Normal" style:list-style-name="L30">
      <style:paragraph-properties fo:margin-left="0in" fo:margin-right="0.0047in" fo:margin-top="0in" fo:margin-bottom="0.0535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5c86d" style:font-size-asian="12pt" style:font-size-complex="12pt"/>
    </style:style>
    <style:style style:name="P223" style:family="paragraph" style:parent-style-name="Normal" style:list-style-name="L30">
      <style:paragraph-properties fo:margin-left="0in" fo:margin-right="0.0047in" fo:margin-top="0in" fo:margin-bottom="0.0571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5c86d" style:font-size-asian="12pt" style:font-size-complex="12pt"/>
    </style:style>
    <style:style style:name="P224" style:family="paragraph" style:parent-style-name="Normal" style:list-style-name="L30">
      <style:paragraph-properties fo:margin-left="0in" fo:margin-right="0.0047in" fo:margin-top="0in" fo:margin-bottom="0.0516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5c86d" style:font-size-asian="12pt" style:font-size-complex="12pt"/>
    </style:style>
    <style:style style:name="P225" style:family="paragraph" style:parent-style-name="Normal" style:list-style-name="L30">
      <style:paragraph-properties fo:margin-left="0in" fo:margin-right="0.0047in" fo:margin-top="0in" fo:margin-bottom="0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5c86d" style:font-size-asian="12pt" style:font-size-complex="12pt"/>
    </style:style>
    <style:style style:name="P226" style:family="paragraph" style:parent-style-name="Normal" style:list-style-name="L33">
      <style:paragraph-properties fo:margin-left="0in" fo:margin-right="0.0047in" fo:margin-top="0in" fo:margin-bottom="0.0063in" style:contextual-spacing="false" fo:line-height="100%" fo:text-align="start" style:justify-single-word="false" fo:text-indent="-0.2508in" style:auto-text-indent="false"/>
      <style:text-properties style:font-name="Merriweather" fo:font-size="12pt" officeooo:paragraph-rsid="0025c86d" style:font-size-asian="12pt" style:font-size-complex="12pt"/>
    </style:style>
    <style:style style:name="P227" style:family="paragraph" style:parent-style-name="Normal" style:list-style-name="L33">
      <style:paragraph-properties fo:margin-left="0in" fo:margin-right="0.0047in" fo:margin-top="0in" fo:margin-bottom="0.0445in" style:contextual-spacing="false" fo:line-height="100%" fo:text-align="start" style:justify-single-word="false" fo:text-indent="-0.2508in" style:auto-text-indent="false"/>
      <style:text-properties style:font-name="Merriweather" fo:font-size="12pt" officeooo:paragraph-rsid="0025c86d" style:font-size-asian="12pt" style:font-size-complex="12pt"/>
    </style:style>
    <style:style style:name="P228" style:family="paragraph" style:parent-style-name="Normal" style:list-style-name="L33">
      <style:paragraph-properties fo:margin-left="0in" fo:margin-right="0.0047in" fo:margin-top="0in" fo:margin-bottom="0.0098in" style:contextual-spacing="false" fo:line-height="100%" fo:text-align="start" style:justify-single-word="false" fo:text-indent="-0.2508in" style:auto-text-indent="false"/>
      <style:text-properties style:font-name="Merriweather" fo:font-size="12pt" officeooo:paragraph-rsid="0025c86d" style:font-size-asian="12pt" style:font-size-complex="12pt"/>
    </style:style>
    <style:style style:name="P229" style:family="paragraph" style:parent-style-name="Normal" style:list-style-name="L33">
      <style:paragraph-properties fo:margin-left="0in" fo:margin-right="0.0047in" fo:line-height="100%" fo:text-align="start" style:justify-single-word="false" fo:text-indent="-0.2508in" style:auto-text-indent="false"/>
      <style:text-properties style:font-name="Merriweather" fo:font-size="12pt" officeooo:paragraph-rsid="0025c86d" style:font-size-asian="12pt" style:font-size-complex="12pt"/>
    </style:style>
    <style:style style:name="P230" style:family="paragraph" style:parent-style-name="Normal" style:list-style-name="L33">
      <style:paragraph-properties fo:margin-left="0in" fo:margin-right="0.0047in" fo:line-height="100%" fo:text-align="start" style:justify-single-word="false" fo:text-indent="-0.3in" style:auto-text-indent="false"/>
      <style:text-properties style:font-name="Merriweather" fo:font-size="12pt" officeooo:paragraph-rsid="0025c86d" style:font-size-asian="12pt" style:font-size-complex="12pt"/>
    </style:style>
    <style:style style:name="P231" style:family="paragraph" style:parent-style-name="Standard">
      <style:paragraph-properties fo:margin-left="0.5008in" fo:margin-right="0in" fo:margin-top="0in" fo:margin-bottom="0.0917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0ecb7" style:font-size-asian="12pt" style:font-size-complex="12pt"/>
    </style:style>
    <style:style style:name="P232" style:family="paragraph" style:parent-style-name="Standard">
      <style:paragraph-properties fo:margin-left="0.6008in" fo:margin-right="0in" fo:margin-top="0in" fo:margin-bottom="0.0417in" style:contextual-spacing="false" fo:line-height="100%" fo:text-align="start" style:justify-single-word="false" fo:text-indent="-0.5008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233" style:family="paragraph" style:parent-style-name="Standard">
      <style:paragraph-properties fo:margin-left="0.8807in" fo:margin-right="0.0047in" fo:margin-top="0in" fo:margin-bottom="0in" style:contextual-spacing="false" fo:line-height="100%" fo:text-align="start" style:justify-single-word="false" fo:text-indent="0.1035in" style:auto-text-indent="false">
        <style:tab-stops/>
      </style:paragraph-properties>
      <style:text-properties style:font-name="Merriweather" fo:font-size="12pt" officeooo:paragraph-rsid="0022d1a7" style:font-size-asian="12pt" style:font-size-complex="12pt"/>
    </style:style>
    <style:style style:name="P234" style:family="paragraph" style:parent-style-name="Standard">
      <style:paragraph-properties fo:margin-left="0.9909in" fo:margin-right="0.0047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052b5" style:font-size-asian="12pt" style:font-size-complex="12pt"/>
    </style:style>
    <style:style style:name="P235" style:family="paragraph" style:parent-style-name="Standard">
      <style:paragraph-properties fo:margin-left="-0.0035in" fo:margin-right="0.0047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052b5" style:font-size-asian="12pt" style:font-size-complex="12pt"/>
    </style:style>
    <style:style style:name="P236" style:family="paragraph" style:parent-style-name="Standard">
      <style:paragraph-properties fo:margin-left="0.5075in" fo:margin-right="0.0047in" fo:margin-top="0in" fo:margin-bottom="0.178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052b5" style:font-size-asian="12pt" style:font-size-complex="12pt"/>
    </style:style>
    <style:style style:name="P237" style:family="paragraph" style:parent-style-name="Standard">
      <style:paragraph-properties fo:margin-left="-0.0035in" fo:margin-right="0.0047in" fo:margin-top="0in" fo:margin-bottom="0.1835in" style:contextual-spacing="false" fo:line-height="100%" fo:text-align="start" style:justify-single-word="false" fo:text-indent="0in" style:auto-text-indent="false">
        <style:tab-stops/>
      </style:paragraph-properties>
      <style:text-properties style:font-name="Merriweather" fo:font-size="12pt" officeooo:paragraph-rsid="0025c86d" style:font-size-asian="12pt" style:font-size-complex="12pt"/>
    </style:style>
    <style:style style:name="P238" style:family="paragraph" style:parent-style-name="Standard" style:list-style-name="L8">
      <style:paragraph-properties fo:margin-left="0in" fo:margin-right="0.0047in" fo:margin-top="0in" fo:margin-bottom="0.0409in" style:contextual-spacing="false" fo:line-height="100%" fo:text-align="start" style:justify-single-word="false" fo:text-indent="-0.25in" style:auto-text-indent="false"/>
      <style:text-properties style:font-name="Merriweather" fo:font-size="12pt" officeooo:paragraph-rsid="0020ecb7" style:font-size-asian="12pt" style:font-size-complex="12pt"/>
    </style:style>
    <style:style style:name="P239" style:family="paragraph" style:parent-style-name="Standard" style:list-style-name="L10">
      <style:paragraph-properties fo:margin-left="-0.25in" fo:margin-right="0.0047in" fo:margin-top="0in" fo:margin-bottom="0.0429in" style:contextual-spacing="false" fo:line-height="100%" fo:text-align="start" style:justify-single-word="false" fo:text-indent="0in" style:auto-text-indent="false"/>
      <style:text-properties style:font-name="Merriweather" fo:font-size="12pt" officeooo:paragraph-rsid="0020ecb7" style:font-size-asian="12pt" style:font-size-complex="12pt"/>
    </style:style>
    <style:style style:name="P240" style:family="paragraph" style:parent-style-name="Standard" style:list-style-name="L15">
      <style:paragraph-properties fo:margin-left="-0.25in" fo:margin-right="0.0047in" fo:line-height="100%" fo:text-align="start" style:justify-single-word="false" fo:text-indent="0in" style:auto-text-indent="false"/>
      <style:text-properties style:font-name="Merriweather" fo:font-size="12pt" officeooo:paragraph-rsid="0022d1a7" style:font-size-asian="12pt" style:font-size-complex="12pt"/>
    </style:style>
    <style:style style:name="P241" style:family="paragraph" style:parent-style-name="Standard" style:list-style-name="L13">
      <style:paragraph-properties fo:margin-left="0in" fo:margin-right="0.0047in" fo:line-height="100%" fo:text-align="start" style:justify-single-word="false" fo:text-indent="-0.25in" style:auto-text-indent="false"/>
      <style:text-properties style:font-name="Merriweather" fo:font-size="12pt" officeooo:paragraph-rsid="0022d1a7" style:font-size-asian="12pt" style:font-size-complex="12pt"/>
    </style:style>
    <style:style style:name="P242" style:family="paragraph" style:parent-style-name="Standard" style:list-style-name="L17">
      <style:paragraph-properties fo:margin-left="-0.25in" fo:margin-right="0.0047in" fo:margin-top="0in" fo:margin-bottom="0in" style:contextual-spacing="false" fo:line-height="100%" fo:text-align="start" style:justify-single-word="false" fo:text-indent="0in" style:auto-text-indent="false"/>
      <style:text-properties style:font-name="Merriweather" fo:font-size="12pt" officeooo:paragraph-rsid="0022d1a7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20ecb7" style:font-size-asian="12pt" style:font-weight-asian="bold" style:font-size-complex="12pt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a6f1f"/>
    </style:style>
    <style:style style:name="T5" style:family="text">
      <style:text-properties fo:language="ru" fo:country="RU" officeooo:rsid="002052b5"/>
    </style:style>
    <style:style style:name="T6" style:family="text">
      <style:text-properties fo:language="ru" fo:country="RU" officeooo:rsid="0020ecb7"/>
    </style:style>
    <style:style style:name="T7" style:family="text">
      <style:text-properties fo:language="ru" fo:country="RU" officeooo:rsid="002248e9"/>
    </style:style>
    <style:style style:name="T8" style:family="text">
      <style:text-properties fo:language="ru" fo:country="RU" officeooo:rsid="0022d1a7"/>
    </style:style>
    <style:style style:name="T9" style:family="text">
      <style:text-properties fo:language="ru" fo:country="RU" officeooo:rsid="002553aa"/>
    </style:style>
    <style:style style:name="T10" style:family="text">
      <style:text-properties fo:language="ru" fo:country="RU" officeooo:rsid="002b9950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1f09b2"/>
    </style:style>
    <style:style style:name="T13" style:family="text">
      <style:text-properties fo:language="en" fo:country="US" officeooo:rsid="0022d1a7"/>
    </style:style>
    <style:style style:name="T14" style:family="text">
      <style:text-properties fo:font-weight="bold" style:font-weight-asian="bold"/>
    </style:style>
    <style:style style:name="T15" style:family="text">
      <style:text-properties style:font-name-asian="Arial" style:font-name-complex="Arial"/>
    </style:style>
    <style:style style:name="T16" style:family="text">
      <style:text-properties style:font-name="Merriweather"/>
    </style:style>
    <style:style style:name="T17" style:family="text">
      <style:text-properties style:font-name="Merriweather" fo:font-size="12pt" style:font-size-asian="12pt" style:font-size-complex="12pt"/>
    </style:style>
    <style:style style:name="T18" style:family="text">
      <style:text-properties style:font-name="Merriweather" fo:font-size="12pt" officeooo:rsid="0018e52a" style:font-size-asian="12pt" style:font-size-complex="12pt"/>
    </style:style>
    <style:style style:name="T19" style:family="text">
      <style:text-properties style:font-name="Merriweather" fo:font-size="12pt" style:font-name-asian="Calibri" style:font-size-asian="12pt" style:font-name-complex="Calibri" style:font-size-complex="12pt"/>
    </style:style>
    <style:style style:name="T20" style:family="text">
      <style:text-properties style:font-name="Merriweather" fo:font-size="12pt" fo:font-weight="bold" style:font-size-asian="12pt" style:font-weight-asian="bold" style:font-size-complex="12pt"/>
    </style:style>
    <style:style style:name="T21" style:family="text">
      <style:text-properties style:font-name="Merriweather" fo:font-size="12pt" fo:font-weight="bold" officeooo:rsid="0020ecb7" style:font-size-asian="12pt" style:font-weight-asian="bold" style:font-size-complex="12pt"/>
    </style:style>
    <style:style style:name="T22" style:family="text">
      <style:text-properties style:font-name="Merriweather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Merriweather" fo:font-size="12pt" fo:font-weight="bold" style:font-name-asian="Arial" style:font-size-asian="12pt" style:font-weight-asian="bold" style:font-name-complex="Arial" style:font-size-complex="12pt"/>
    </style:style>
    <style:style style:name="T24" style:family="text">
      <style:text-properties style:font-name="Merriweather" fo:font-size="12pt" fo:language="ru" fo:country="RU" style:font-size-asian="12pt" style:font-size-complex="12pt"/>
    </style:style>
    <style:style style:name="T25" style:family="text">
      <style:text-properties style:font-name="Merriweather" fo:font-size="12pt" fo:language="ru" fo:country="RU" officeooo:rsid="001a6f1f" style:font-size-asian="12pt" style:font-size-complex="12pt"/>
    </style:style>
    <style:style style:name="T26" style:family="text">
      <style:text-properties style:font-name="Merriweather" fo:font-size="12pt" fo:language="ru" fo:country="RU" officeooo:rsid="001bc787" style:font-size-asian="12pt" style:font-size-complex="12pt"/>
    </style:style>
    <style:style style:name="T27" style:family="text">
      <style:text-properties style:font-name="Merriweather" fo:font-size="12pt" fo:language="ru" fo:country="RU" officeooo:rsid="002052b5" style:font-size-asian="12pt" style:font-size-complex="12pt"/>
    </style:style>
    <style:style style:name="T28" style:family="text">
      <style:text-properties style:font-name="Merriweather" fo:font-size="12pt" fo:language="ru" fo:country="RU" officeooo:rsid="0020ecb7" style:font-size-asian="12pt" style:font-size-complex="12pt"/>
    </style:style>
    <style:style style:name="T29" style:family="text">
      <style:text-properties style:font-name="Merriweather" fo:font-size="12pt" fo:language="ru" fo:country="RU" officeooo:rsid="002248e9" style:font-size-asian="12pt" style:font-size-complex="12pt"/>
    </style:style>
    <style:style style:name="T30" style:family="text">
      <style:text-properties style:font-name="Merriweather" fo:font-size="12pt" fo:language="ru" fo:country="RU" officeooo:rsid="002553aa" style:font-size-asian="12pt" style:font-size-complex="12pt"/>
    </style:style>
    <style:style style:name="T31" style:family="text">
      <style:text-properties style:font-name="Merriweather" fo:font-size="12pt" fo:language="ru" fo:country="RU" fo:font-weight="normal" officeooo:rsid="002052b5" style:font-size-asian="12pt" style:font-weight-asian="normal" style:font-size-complex="12pt" style:font-weight-complex="normal"/>
    </style:style>
    <style:style style:name="T32" style:family="text">
      <style:text-properties style:font-name="Merriweather" fo:font-size="12pt" fo:language="ru" fo:country="RU" fo:font-weight="normal" officeooo:rsid="0020ecb7" style:font-size-asian="12pt" style:font-weight-asian="normal" style:font-size-complex="12pt" style:font-weight-complex="normal"/>
    </style:style>
    <style:style style:name="T33" style:family="text">
      <style:text-properties style:font-name="Merriweather" fo:font-size="12pt" fo:language="ru" fo:country="RU" fo:font-weight="normal" officeooo:rsid="00278d70" style:font-size-asian="12pt" style:font-weight-asian="normal" style:font-size-complex="12pt" style:font-weight-complex="normal"/>
    </style:style>
    <style:style style:name="T34" style:family="text">
      <style:text-properties style:font-name="Merriweather" fo:font-size="12pt" fo:language="ru" fo:country="RU" fo:font-weight="bold" officeooo:rsid="0020ecb7" style:font-size-asian="12pt" style:font-weight-asian="bold" style:font-size-complex="12pt"/>
    </style:style>
    <style:style style:name="T35" style:family="text">
      <style:text-properties style:font-name="Merriweather" fo:font-size="12pt" fo:language="ru" fo:country="RU" style:text-underline-style="solid" style:text-underline-width="auto" style:text-underline-color="#000000" style:text-underline-mode="continuous" style:text-overline-mode="continuous" style:text-line-through-mode="continuous" style:font-size-asian="12pt" style:font-size-complex="12pt"/>
    </style:style>
    <style:style style:name="T36" style:family="text">
      <style:text-properties style:font-name="Merriweather" fo:font-size="12pt" fo:language="ru" fo:country="RU" style:text-underline-style="solid" style:text-underline-width="auto" style:text-underline-color="#000000" officeooo:rsid="002b9950" style:text-underline-mode="continuous" style:text-overline-mode="continuous" style:text-line-through-mode="continuous" style:font-size-asian="12pt" style:font-size-complex="12pt"/>
    </style:style>
    <style:style style:name="T37" style:family="text">
      <style:text-properties style:font-name="Merriweather" fo:font-size="12pt" fo:font-weight="normal" style:font-size-asian="12pt" style:font-weight-asian="normal" style:font-size-complex="12pt" style:font-weight-complex="normal"/>
    </style:style>
    <style:style style:name="T38" style:family="text">
      <style:text-properties style:font-name="Merriweather" fo:font-size="12pt" fo:font-weight="normal" officeooo:rsid="002052b5" style:font-size-asian="12pt" style:font-weight-asian="normal" style:font-size-complex="12pt" style:font-weight-complex="normal"/>
    </style:style>
    <style:style style:name="T39" style:family="text">
      <style:text-properties style:font-name="Merriweather" fo:font-size="12pt" fo:font-weight="normal" officeooo:rsid="00278d70" style:font-size-asian="12pt" style:font-weight-asian="normal" style:font-size-complex="12pt" style:font-weight-complex="normal"/>
    </style:style>
    <style:style style:name="T40" style:family="text">
      <style:text-properties style:font-name="Merriweather" fo:font-size="12pt" fo:language="en" fo:country="US" officeooo:rsid="001f09b2" style:font-size-asian="12pt" style:font-size-complex="12pt"/>
    </style:style>
    <style:style style:name="T41" style:family="text">
      <style:text-properties style:font-name="Merriweather" fo:font-size="12pt" fo:font-style="italic" style:font-size-asian="12pt" style:font-style-asian="italic" style:font-size-complex="12pt"/>
    </style:style>
    <style:style style:name="T42" style:family="text">
      <style:text-properties style:font-name="Merriweather" fo:font-size="12pt" fo:font-style="italic" style:font-size-asian="12pt" style:font-style-asian="italic" style:font-size-complex="12pt" style:font-style-complex="italic"/>
    </style:style>
    <style:style style:name="T43" style:family="text">
      <style:text-properties style:font-name="Merriweather" fo:font-size="12pt" fo:font-style="italic" fo:font-weight="bold" style:font-size-asian="12pt" style:font-style-asian="italic" style:font-weight-asian="bold" style:font-size-complex="12pt"/>
    </style:style>
    <style:style style:name="T44" style:family="text">
      <style:text-properties style:font-name="Merriweather" fo:font-size="12pt" fo:font-style="italic" fo:font-weight="bold" style:font-name-asian="Arial" style:font-size-asian="12pt" style:font-style-asian="italic" style:font-weight-asian="bold" style:font-name-complex="Arial" style:font-size-complex="12pt"/>
    </style:style>
    <style:style style:name="T45" style:family="text">
      <style:text-properties style:font-name="Merriweather" fo:font-size="12pt" fo:font-style="italic" style:text-underline-style="solid" style:text-underline-width="auto" style:text-underline-color="#000000" style:text-underline-mode="continuous" style:text-overline-mode="continuous" style:text-line-through-mode="continuous" style:font-size-asian="12pt" style:font-style-asian="italic" style:font-size-complex="12pt"/>
    </style:style>
    <style:style style:name="T46" style:family="text">
      <style:text-properties style:font-name="Merriweather" fo:font-size="12pt" fo:font-style="italic" style:text-underline-style="solid" style:text-underline-width="auto" style:text-underline-color="#000000" fo:font-weight="normal" style:text-underline-mode="continuous" style:text-overline-mode="continuous" style:text-line-through-mode="continuous" style:font-size-asian="12pt" style:font-style-asian="italic" style:font-weight-asian="normal" style:font-size-complex="12pt" style:font-weight-complex="normal"/>
    </style:style>
    <style:style style:name="T47" style:family="text">
      <style:text-properties style:font-name="Merriweather" fo:font-size="12pt" style:text-underline-style="solid" style:text-underline-width="auto" style:text-underline-color="#000000" style:text-underline-mode="continuous" style:text-overline-mode="continuous" style:text-line-through-mode="continuous" style:font-size-asian="12pt" style:font-size-complex="12pt"/>
    </style:style>
    <style:style style:name="T48" style:family="text">
      <style:text-properties style:font-name="Merriweather" fo:font-size="12pt" style:text-underline-style="solid" style:text-underline-width="auto" style:text-underline-color="#000000" officeooo:rsid="002b9950" style:text-underline-mode="continuous" style:text-overline-mode="continuous" style:text-line-through-mode="continuous" style:font-size-asian="12pt" style:font-size-complex="12pt"/>
    </style:style>
    <style:style style:name="T49" style:family="text">
      <style:text-properties style:font-name="Merriweather" fo:font-size="12pt" style:text-underline-style="solid" style:text-underline-width="auto" style:text-underline-color="#000000" fo:font-weight="bold" style:text-underline-mode="continuous" style:text-overline-mode="continuous" style:text-line-through-mode="continuous" style:font-size-asian="12pt" style:font-weight-asian="bold" style:font-size-complex="12pt"/>
    </style:style>
    <style:style style:name="T50" style:family="text">
      <style:text-properties style:font-name="Merriweather" fo:font-size="12pt" style:font-name-asian="Segoe UI Symbol" style:font-size-asian="12pt" style:font-name-complex="Segoe UI Symbol" style:font-size-complex="12pt"/>
    </style:style>
    <style:style style:name="T51" style:family="text">
      <style:text-properties style:font-name="Merriweather" fo:font-size="12pt" style:font-name-asian="Arial" style:font-size-asian="12pt" style:font-name-complex="Arial" style:font-size-complex="12pt"/>
    </style:style>
    <style:style style:name="T52" style:family="text">
      <style:text-properties style:font-name="Merriweather" fo:font-size="12pt" fo:font-style="normal" style:font-size-asian="12pt" style:font-style-asian="normal" style:font-size-complex="12pt" style:font-style-complex="normal"/>
    </style:style>
    <style:style style:name="T53" style:family="text">
      <style:text-properties style:font-name="Merriweather" fo:font-size="15pt" style:font-size-asian="15pt" style:font-size-complex="15pt"/>
    </style:style>
    <style:style style:name="T54" style:family="text">
      <style:text-properties style:font-name="Merriweather" fo:font-size="16pt" style:font-size-asian="16pt" style:font-size-complex="16pt"/>
    </style:style>
    <style:style style:name="T55" style:family="text">
      <style:text-properties style:font-name="Merriweather" fo:language="ru" fo:country="RU" fo:font-weight="bold" officeooo:rsid="0020ecb7" style:font-weight-asian="bol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margin-left="0.5339in"/>
        </style:list-level-properties>
        <style:text-properties style:font-name="Aria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margin-left="1.0339in"/>
        </style:list-level-properties>
        <style:text-properties style:font-name="Segoe UI 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1.5339in"/>
        </style:list-level-properties>
        <style:text-properties style:font-name="Segoe UI 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2.0339in"/>
        </style:list-level-properties>
        <style:text-properties style:font-name="Aria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2.5339in"/>
        </style:list-level-properties>
        <style:text-properties style:font-name="Segoe UI 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3.0339in"/>
        </style:list-level-properties>
        <style:text-properties style:font-name="Segoe UI 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3.5339in"/>
        </style:list-level-properties>
        <style:text-properties style:font-name="Aria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4.0339in"/>
        </style:list-level-properties>
        <style:text-properties style:font-name="Segoe UI 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4.5339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2LVL1" loext:num-list-format="%1%." style:num-suffix="." style:num-format="1" text:start-value="2">
        <style:list-level-properties text:list-level-position-and-space-mode="label-alignment">
          <style:list-level-label-alignment text:label-followed-by="listtab" fo:margin-left="0.4902in"/>
        </style:list-level-properties>
      </text:list-level-style-number>
      <text:list-level-style-number text:level="2" text:style-name="WW_5f_CharLFO2LVL2" loext:num-list-format="%1%.%2%." style:num-suffix="." style:num-format="1" text:display-levels="2">
        <style:list-level-properties text:list-level-position-and-space-mode="label-alignment">
          <style:list-level-label-alignment text:label-followed-by="listtab" fo:margin-left="1.2264in"/>
        </style:list-level-properties>
      </text:list-level-style-number>
      <text:list-level-style-number text:level="3" text:style-name="WW_5f_CharLFO2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margin-left="1.7236in"/>
        </style:list-level-properties>
      </text:list-level-style-number>
      <text:list-level-style-number text:level="4" text:style-name="WW_5f_CharLFO2LVL4" loext:num-list-format="%4%" style:num-format="1">
        <style:list-level-properties text:list-level-position-and-space-mode="label-alignment">
          <style:list-level-label-alignment text:label-followed-by="listtab" fo:margin-left="1.4102in"/>
        </style:list-level-properties>
      </text:list-level-style-number>
      <text:list-level-style-number text:level="5" text:style-name="WW_5f_CharLFO2LVL5" loext:num-list-format="%5%" style:num-format="a" style:num-letter-sync="true">
        <style:list-level-properties text:list-level-position-and-space-mode="label-alignment">
          <style:list-level-label-alignment text:label-followed-by="listtab" fo:margin-left="1.9102in"/>
        </style:list-level-properties>
      </text:list-level-style-number>
      <text:list-level-style-number text:level="6" text:style-name="WW_5f_CharLFO2LVL6" loext:num-list-format="%6%" style:num-format="i">
        <style:list-level-properties text:list-level-position-and-space-mode="label-alignment">
          <style:list-level-label-alignment text:label-followed-by="listtab" fo:margin-left="2.4102in"/>
        </style:list-level-properties>
      </text:list-level-style-number>
      <text:list-level-style-number text:level="7" text:style-name="WW_5f_CharLFO2LVL7" loext:num-list-format="%7%" style:num-format="1">
        <style:list-level-properties text:list-level-position-and-space-mode="label-alignment">
          <style:list-level-label-alignment text:label-followed-by="listtab" fo:margin-left="2.9102in"/>
        </style:list-level-properties>
      </text:list-level-style-number>
      <text:list-level-style-number text:level="8" text:style-name="WW_5f_CharLFO2LVL8" loext:num-list-format="%8%" style:num-format="a" style:num-letter-sync="true">
        <style:list-level-properties text:list-level-position-and-space-mode="label-alignment">
          <style:list-level-label-alignment text:label-followed-by="listtab" fo:margin-left="3.4102in"/>
        </style:list-level-properties>
      </text:list-level-style-number>
      <text:list-level-style-number text:level="9" text:style-name="WW_5f_CharLFO2LVL9" loext:num-list-format="%9%" style:num-format="i">
        <style:list-level-properties text:list-level-position-and-space-mode="label-alignment">
          <style:list-level-label-alignment text:label-followed-by="listtab" fo:margin-left="3.910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margin-left="0.5008in"/>
        </style:list-level-properties>
        <style:text-properties style:font-name="Aria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margin-left="1.0008in"/>
        </style:list-level-properties>
        <style:text-properties style:font-name="Segoe UI 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margin-left="1.5008in"/>
        </style:list-level-properties>
        <style:text-properties style:font-name="Segoe UI 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margin-left="2.0008in"/>
        </style:list-level-properties>
        <style:text-properties style:font-name="Aria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margin-left="2.5008in"/>
        </style:list-level-properties>
        <style:text-properties style:font-name="Segoe UI 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margin-left="3.0008in"/>
        </style:list-level-properties>
        <style:text-properties style:font-name="Segoe UI 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margin-left="3.5008in"/>
        </style:list-level-properties>
        <style:text-properties style:font-name="Aria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margin-left="4.0008in"/>
        </style:list-level-properties>
        <style:text-properties style:font-name="Segoe UI 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margin-left="4.5008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margin-left="0.5008in"/>
        </style:list-level-properties>
        <style:text-properties style:font-name="Aria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margin-left="1.0008in"/>
        </style:list-level-properties>
        <style:text-properties style:font-name="Segoe UI 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margin-left="1.5008in"/>
        </style:list-level-properties>
        <style:text-properties style:font-name="Segoe UI 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margin-left="2.0008in"/>
        </style:list-level-properties>
        <style:text-properties style:font-name="Aria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margin-left="2.5008in"/>
        </style:list-level-properties>
        <style:text-properties style:font-name="Segoe UI 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margin-left="3.0008in"/>
        </style:list-level-properties>
        <style:text-properties style:font-name="Segoe UI 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margin-left="3.5008in"/>
        </style:list-level-properties>
        <style:text-properties style:font-name="Aria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margin-left="4.0008in"/>
        </style:list-level-properties>
        <style:text-properties style:font-name="Segoe UI 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margin-left="4.5008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WW_5f_CharLFO4LVL1" loext:num-list-format="%1%" style:num-format="1" text:start-value="4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4LVL2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margin-left="0.8437in"/>
        </style:list-level-properties>
      </text:list-level-style-number>
      <text:list-level-style-number text:level="3" text:style-name="WW_5f_CharLFO4LVL3" loext:num-list-format="%3%" style:num-format="i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4" text:style-name="WW_5f_CharLFO4LVL4" loext:num-list-format="%4%" style:num-format="1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5" text:style-name="WW_5f_CharLFO4LVL5" loext:num-list-format="%5%" style:num-format="a" style:num-letter-sync="true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6" text:style-name="WW_5f_CharLFO4LVL6" loext:num-list-format="%6%" style:num-format="i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7" text:style-name="WW_5f_CharLFO4LVL7" loext:num-list-format="%7%" style:num-format="1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8" text:style-name="WW_5f_CharLFO4LVL8" loext:num-list-format="%8%" style:num-format="a" style:num-letter-sync="true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9" text:style-name="WW_5f_CharLFO4LVL9" loext:num-list-format="%9%" style:num-format="i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margin-left="0.5008in"/>
        </style:list-level-properties>
        <style:text-properties style:font-name="Aria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margin-left="1.0008in"/>
        </style:list-level-properties>
        <style:text-properties style:font-name="Segoe UI 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margin-left="1.5008in"/>
        </style:list-level-properties>
        <style:text-properties style:font-name="Segoe UI 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margin-left="2.0008in"/>
        </style:list-level-properties>
        <style:text-properties style:font-name="Aria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margin-left="2.5008in"/>
        </style:list-level-properties>
        <style:text-properties style:font-name="Segoe UI 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margin-left="3.0008in"/>
        </style:list-level-properties>
        <style:text-properties style:font-name="Segoe UI 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margin-left="3.5008in"/>
        </style:list-level-properties>
        <style:text-properties style:font-name="Aria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margin-left="4.0008in"/>
        </style:list-level-properties>
        <style:text-properties style:font-name="Segoe UI 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margin-left="4.5008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WW_5f_CharLFO5LVL1" loext:num-list-format="%1%." style:num-suffix="." style:num-format="1" text:start-value="5">
        <style:list-level-properties text:list-level-position-and-space-mode="label-alignment">
          <style:list-level-label-alignment text:label-followed-by="listtab" fo:margin-left="0.4902in"/>
        </style:list-level-properties>
      </text:list-level-style-number>
      <text:list-level-style-number text:level="2" text:style-name="WW_5f_CharLFO5LVL2" loext:num-list-format="%1%.%2%." style:num-suffix="." style:num-format="1" text:display-levels="2">
        <style:list-level-properties text:list-level-position-and-space-mode="label-alignment">
          <style:list-level-label-alignment text:label-followed-by="listtab" fo:margin-left="1.2264in"/>
        </style:list-level-properties>
      </text:list-level-style-number>
      <text:list-level-style-number text:level="3" text:style-name="WW_5f_CharLFO5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margin-left="1.5839in"/>
        </style:list-level-properties>
      </text:list-level-style-number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margin-left="1.9846in"/>
        </style:list-level-properties>
        <style:text-properties style:font-name="Aria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margin-left="1.6035in"/>
        </style:list-level-properties>
        <style:text-properties style:font-name="Segoe UI 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margin-left="2.1035in"/>
        </style:list-level-properties>
        <style:text-properties style:font-name="Segoe UI 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margin-left="2.6035in"/>
        </style:list-level-properties>
        <style:text-properties style:font-name="Aria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margin-left="3.1035in"/>
        </style:list-level-properties>
        <style:text-properties style:font-name="Segoe UI 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margin-left="3.6035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Aria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margin-left="0.5626in"/>
        </style:list-level-properties>
        <style:text-properties style:font-name="Segoe UI 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margin-left="0.8752in"/>
        </style:list-level-properties>
        <style:text-properties style:font-name="Segoe UI 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margin-left="1.1882in"/>
        </style:list-level-properties>
        <style:text-properties style:font-name="Arial"/>
      </text:list-level-style-bullet>
      <text:list-level-style-bullet text:level="5" text:style-name="WW_5f_CharLFO6LVL5" loext:num-list-format="%5%" text:bullet-char="•">
        <style:list-level-properties text:list-level-position-and-space-mode="label-alignment">
          <style:list-level-label-alignment text:label-followed-by="listtab" fo:margin-left="1.5008in"/>
        </style:list-level-properties>
        <style:text-properties style:font-name="Aria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margin-left="2.0008in"/>
        </style:list-level-properties>
        <style:text-properties style:font-name="Segoe UI 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margin-left="2.5008in"/>
        </style:list-level-properties>
        <style:text-properties style:font-name="Aria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margin-left="3.0008in"/>
        </style:list-level-properties>
        <style:text-properties style:font-name="Segoe UI 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margin-left="3.5008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Aria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margin-left="0.5626in"/>
        </style:list-level-properties>
        <style:text-properties style:font-name="Segoe UI 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margin-left="0.8752in"/>
        </style:list-level-properties>
        <style:text-properties style:font-name="Segoe UI 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margin-left="1.1882in"/>
        </style:list-level-properties>
        <style:text-properties style:font-name="Arial"/>
      </text:list-level-style-bullet>
      <text:list-level-style-bullet text:level="5" text:style-name="WW_5f_CharLFO6LVL5" loext:num-list-format="%5%" text:bullet-char="•">
        <style:list-level-properties text:list-level-position-and-space-mode="label-alignment">
          <style:list-level-label-alignment text:label-followed-by="listtab" fo:margin-left="1.5008in"/>
        </style:list-level-properties>
        <style:text-properties style:font-name="Aria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margin-left="2.0008in"/>
        </style:list-level-properties>
        <style:text-properties style:font-name="Segoe UI 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margin-left="2.5008in"/>
        </style:list-level-properties>
        <style:text-properties style:font-name="Aria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margin-left="3.0008in"/>
        </style:list-level-properties>
        <style:text-properties style:font-name="Segoe UI 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margin-left="3.5008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WW_5f_CharLFO7LVL1" loext:num-list-format="%1%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7LVL2" loext:num-list-format="%2%" style:num-format="a" style:num-letter-sync="true">
        <style:list-level-properties text:list-level-position-and-space-mode="label-alignment">
          <style:list-level-label-alignment text:label-followed-by="listtab" fo:margin-left="0.5807in"/>
        </style:list-level-properties>
      </text:list-level-style-number>
      <text:list-level-style-number text:level="3" text:style-name="WW_5f_CharLFO7LVL3" loext:num-list-format="%3%" style:num-format="i">
        <style:list-level-properties text:list-level-position-and-space-mode="label-alignment">
          <style:list-level-label-alignment text:label-followed-by="listtab" fo:margin-left="0.9118in"/>
        </style:list-level-properties>
      </text:list-level-style-number>
      <text:list-level-style-number text:level="4" text:style-name="WW_5f_CharLFO7LVL4" loext:num-list-format="%4%" style:num-format="1">
        <style:list-level-properties text:list-level-position-and-space-mode="label-alignment">
          <style:list-level-label-alignment text:label-followed-by="listtab" fo:margin-left="1.2425in"/>
        </style:list-level-properties>
      </text:list-level-style-number>
      <text:list-level-style-number text:level="5" text:style-name="WW_5f_CharLFO7LVL5" loext:num-list-format="%5%" style:num-format="a" style:num-letter-sync="true">
        <style:list-level-properties text:list-level-position-and-space-mode="label-alignment">
          <style:list-level-label-alignment text:label-followed-by="listtab" fo:margin-left="1.5728in"/>
        </style:list-level-properties>
      </text:list-level-style-number>
      <text:list-level-style-number text:level="6" text:style-name="WW_5f_CharLFO7LVL6" loext:num-list-format="%6%" style:num-format="i">
        <style:list-level-properties text:list-level-position-and-space-mode="label-alignment">
          <style:list-level-label-alignment text:label-followed-by="listtab" fo:margin-left="1.9035in"/>
        </style:list-level-properties>
      </text:list-level-style-number>
      <text:list-level-style-number text:level="7" text:style-name="WW_5f_CharLFO7LVL7" loext:num-list-format="%7%." style:num-suffix="." style:num-format="1">
        <style:list-level-properties text:list-level-position-and-space-mode="label-alignment">
          <style:list-level-label-alignment text:label-followed-by="listtab" fo:margin-left="2.2346in"/>
        </style:list-level-properties>
      </text:list-level-style-number>
      <text:list-level-style-number text:level="8" text:style-name="WW_5f_CharLFO7LVL8" loext:num-list-format="%8%" style:num-format="a" style:num-letter-sync="true">
        <style:list-level-properties text:list-level-position-and-space-mode="label-alignment">
          <style:list-level-label-alignment text:label-followed-by="listtab" fo:margin-left="2.7346in"/>
        </style:list-level-properties>
      </text:list-level-style-number>
      <text:list-level-style-number text:level="9" text:style-name="WW_5f_CharLFO7LVL9" loext:num-list-format="%9%" style:num-format="i">
        <style:list-level-properties text:list-level-position-and-space-mode="label-alignment">
          <style:list-level-label-alignment text:label-followed-by="listtab" fo:margin-left="3.234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WW_5f_CharLFO5LVL1" loext:num-list-format="%1%." style:num-suffix="." style:num-format="1" text:start-value="5">
        <style:list-level-properties text:list-level-position-and-space-mode="label-alignment">
          <style:list-level-label-alignment text:label-followed-by="listtab" fo:margin-left="0.4902in"/>
        </style:list-level-properties>
      </text:list-level-style-number>
      <text:list-level-style-number text:level="2" text:style-name="WW_5f_CharLFO5LVL2" loext:num-list-format="%1%.%2%." style:num-suffix="." style:num-format="1" text:display-levels="2">
        <style:list-level-properties text:list-level-position-and-space-mode="label-alignment">
          <style:list-level-label-alignment text:label-followed-by="listtab" fo:margin-left="1.2264in"/>
        </style:list-level-properties>
      </text:list-level-style-number>
      <text:list-level-style-number text:level="3" text:style-name="WW_5f_CharLFO5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margin-left="1.5839in"/>
        </style:list-level-properties>
      </text:list-level-style-number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margin-left="1.9846in"/>
        </style:list-level-properties>
        <style:text-properties style:font-name="Aria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margin-left="1.6035in"/>
        </style:list-level-properties>
        <style:text-properties style:font-name="Segoe UI 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margin-left="2.1035in"/>
        </style:list-level-properties>
        <style:text-properties style:font-name="Segoe UI 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margin-left="2.6035in"/>
        </style:list-level-properties>
        <style:text-properties style:font-name="Aria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margin-left="3.1035in"/>
        </style:list-level-properties>
        <style:text-properties style:font-name="Segoe UI 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margin-left="3.6035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WW_5f_CharLFO7LVL1" loext:num-list-format="%1%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7LVL2" loext:num-list-format="%2%" style:num-format="a" style:num-letter-sync="true">
        <style:list-level-properties text:list-level-position-and-space-mode="label-alignment">
          <style:list-level-label-alignment text:label-followed-by="listtab" fo:margin-left="0.5807in"/>
        </style:list-level-properties>
      </text:list-level-style-number>
      <text:list-level-style-number text:level="3" text:style-name="WW_5f_CharLFO7LVL3" loext:num-list-format="%3%" style:num-format="i">
        <style:list-level-properties text:list-level-position-and-space-mode="label-alignment">
          <style:list-level-label-alignment text:label-followed-by="listtab" fo:margin-left="0.9118in"/>
        </style:list-level-properties>
      </text:list-level-style-number>
      <text:list-level-style-number text:level="4" text:style-name="WW_5f_CharLFO7LVL4" loext:num-list-format="%4%" style:num-format="1">
        <style:list-level-properties text:list-level-position-and-space-mode="label-alignment">
          <style:list-level-label-alignment text:label-followed-by="listtab" fo:margin-left="1.2425in"/>
        </style:list-level-properties>
      </text:list-level-style-number>
      <text:list-level-style-number text:level="5" text:style-name="WW_5f_CharLFO7LVL5" loext:num-list-format="%5%" style:num-format="a" style:num-letter-sync="true">
        <style:list-level-properties text:list-level-position-and-space-mode="label-alignment">
          <style:list-level-label-alignment text:label-followed-by="listtab" fo:margin-left="1.5728in"/>
        </style:list-level-properties>
      </text:list-level-style-number>
      <text:list-level-style-number text:level="6" text:style-name="WW_5f_CharLFO7LVL6" loext:num-list-format="%6%" style:num-format="i">
        <style:list-level-properties text:list-level-position-and-space-mode="label-alignment">
          <style:list-level-label-alignment text:label-followed-by="listtab" fo:margin-left="1.9035in"/>
        </style:list-level-properties>
      </text:list-level-style-number>
      <text:list-level-style-number text:level="7" text:style-name="WW_5f_CharLFO7LVL7" loext:num-list-format="%7%." style:num-suffix="." style:num-format="1">
        <style:list-level-properties text:list-level-position-and-space-mode="label-alignment">
          <style:list-level-label-alignment text:label-followed-by="listtab" fo:margin-left="2.2346in"/>
        </style:list-level-properties>
      </text:list-level-style-number>
      <text:list-level-style-number text:level="8" text:style-name="WW_5f_CharLFO7LVL8" loext:num-list-format="%8%" style:num-format="a" style:num-letter-sync="true">
        <style:list-level-properties text:list-level-position-and-space-mode="label-alignment">
          <style:list-level-label-alignment text:label-followed-by="listtab" fo:margin-left="2.7346in"/>
        </style:list-level-properties>
      </text:list-level-style-number>
      <text:list-level-style-number text:level="9" text:style-name="WW_5f_CharLFO7LVL9" loext:num-list-format="%9%" style:num-format="i">
        <style:list-level-properties text:list-level-position-and-space-mode="label-alignment">
          <style:list-level-label-alignment text:label-followed-by="listtab" fo:margin-left="3.234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margin-left="1.3807in"/>
        </style:list-level-properties>
        <style:text-properties style:font-name="Aria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margin-left="1.322in"/>
        </style:list-level-properties>
        <style:text-properties style:font-name="Segoe UI 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margin-left="1.822in"/>
        </style:list-level-properties>
        <style:text-properties style:font-name="Segoe UI 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margin-left="2.322in"/>
        </style:list-level-properties>
        <style:text-properties style:font-name="Aria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margin-left="2.822in"/>
        </style:list-level-properties>
        <style:text-properties style:font-name="Segoe UI 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margin-left="3.322in"/>
        </style:list-level-properties>
        <style:text-properties style:font-name="Segoe UI 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margin-left="3.822in"/>
        </style:list-level-properties>
        <style:text-properties style:font-name="Aria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margin-left="4.322in"/>
        </style:list-level-properties>
        <style:text-properties style:font-name="Segoe UI 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margin-left="4.822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WW_5f_CharLFO5LVL1" loext:num-list-format="%1%." style:num-suffix="." style:num-format="1" text:start-value="5">
        <style:list-level-properties text:list-level-position-and-space-mode="label-alignment">
          <style:list-level-label-alignment text:label-followed-by="listtab" fo:margin-left="0.4902in"/>
        </style:list-level-properties>
      </text:list-level-style-number>
      <text:list-level-style-number text:level="2" text:style-name="WW_5f_CharLFO5LVL2" loext:num-list-format="%1%.%2%." style:num-suffix="." style:num-format="1" text:display-levels="2">
        <style:list-level-properties text:list-level-position-and-space-mode="label-alignment">
          <style:list-level-label-alignment text:label-followed-by="listtab" fo:margin-left="1.2264in"/>
        </style:list-level-properties>
      </text:list-level-style-number>
      <text:list-level-style-number text:level="3" text:style-name="WW_5f_CharLFO5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margin-left="1.5839in"/>
        </style:list-level-properties>
      </text:list-level-style-number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margin-left="1.9846in"/>
        </style:list-level-properties>
        <style:text-properties style:font-name="Aria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margin-left="1.6035in"/>
        </style:list-level-properties>
        <style:text-properties style:font-name="Segoe UI 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margin-left="2.1035in"/>
        </style:list-level-properties>
        <style:text-properties style:font-name="Segoe UI 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margin-left="2.6035in"/>
        </style:list-level-properties>
        <style:text-properties style:font-name="Aria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margin-left="3.1035in"/>
        </style:list-level-properties>
        <style:text-properties style:font-name="Segoe UI 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margin-left="3.6035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margin-left="1.3807in"/>
        </style:list-level-properties>
        <style:text-properties style:font-name="Open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margin-left="1.322in"/>
        </style:list-level-properties>
        <style:text-properties style:font-name="Segoe UI 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margin-left="1.822in"/>
        </style:list-level-properties>
        <style:text-properties style:font-name="Segoe UI 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margin-left="2.322in"/>
        </style:list-level-properties>
        <style:text-properties style:font-name="Aria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margin-left="2.822in"/>
        </style:list-level-properties>
        <style:text-properties style:font-name="Segoe UI 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margin-left="3.322in"/>
        </style:list-level-properties>
        <style:text-properties style:font-name="Segoe UI 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margin-left="3.822in"/>
        </style:list-level-properties>
        <style:text-properties style:font-name="Aria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margin-left="4.322in"/>
        </style:list-level-properties>
        <style:text-properties style:font-name="Segoe UI 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margin-left="4.822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margin-left="1.4307in"/>
        </style:list-level-properties>
        <style:text-properties style:font-name="Aria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margin-left="1.8307in"/>
        </style:list-level-properties>
        <style:text-properties style:font-name="Segoe UI 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margin-left="2.3307in"/>
        </style:list-level-properties>
        <style:text-properties style:font-name="Segoe UI 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margin-left="2.8307in"/>
        </style:list-level-properties>
        <style:text-properties style:font-name="Aria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margin-left="3.3307in"/>
        </style:list-level-properties>
        <style:text-properties style:font-name="Segoe UI 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margin-left="3.8307in"/>
        </style:list-level-properties>
        <style:text-properties style:font-name="Segoe UI 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margin-left="4.3307in"/>
        </style:list-level-properties>
        <style:text-properties style:font-name="Aria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margin-left="4.8307in"/>
        </style:list-level-properties>
        <style:text-properties style:font-name="Segoe UI 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margin-left="5.3307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margin-left="1.4307in"/>
        </style:list-level-properties>
        <style:text-properties style:font-name="Arial"/>
      </text:list-level-style-bullet>
      <text:list-level-style-bullet text:level="2" text:style-name="WW_5f_CharLFO9LVL2" loext:num-list-format="%2%" text:bullet-char="o">
        <style:list-level-properties text:list-level-position-and-space-mode="label-alignment">
          <style:list-level-label-alignment text:label-followed-by="listtab" fo:margin-left="1.8307in"/>
        </style:list-level-properties>
        <style:text-properties style:font-name="Segoe UI 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margin-left="2.3307in"/>
        </style:list-level-properties>
        <style:text-properties style:font-name="Segoe UI 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margin-left="2.8307in"/>
        </style:list-level-properties>
        <style:text-properties style:font-name="Arial"/>
      </text:list-level-style-bullet>
      <text:list-level-style-bullet text:level="5" text:style-name="WW_5f_CharLFO9LVL5" loext:num-list-format="%5%" text:bullet-char="o">
        <style:list-level-properties text:list-level-position-and-space-mode="label-alignment">
          <style:list-level-label-alignment text:label-followed-by="listtab" fo:margin-left="3.3307in"/>
        </style:list-level-properties>
        <style:text-properties style:font-name="Segoe UI 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margin-left="3.8307in"/>
        </style:list-level-properties>
        <style:text-properties style:font-name="Segoe UI 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margin-left="4.3307in"/>
        </style:list-level-properties>
        <style:text-properties style:font-name="Arial"/>
      </text:list-level-style-bullet>
      <text:list-level-style-bullet text:level="8" text:style-name="WW_5f_CharLFO9LVL8" loext:num-list-format="%8%" text:bullet-char="o">
        <style:list-level-properties text:list-level-position-and-space-mode="label-alignment">
          <style:list-level-label-alignment text:label-followed-by="listtab" fo:margin-left="4.8307in"/>
        </style:list-level-properties>
        <style:text-properties style:font-name="Segoe UI 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margin-left="5.3307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margin-left="1.0008in"/>
        </style:list-level-properties>
        <style:text-properties style:font-name="Aria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margin-left="1.4154in"/>
        </style:list-level-properties>
        <style:text-properties style:font-name="Segoe UI Symbol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margin-left="1.9154in"/>
        </style:list-level-properties>
        <style:text-properties style:font-name="Segoe UI Symbol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margin-left="2.4154in"/>
        </style:list-level-properties>
        <style:text-properties style:font-name="Aria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margin-left="2.9154in"/>
        </style:list-level-properties>
        <style:text-properties style:font-name="Segoe UI Symbol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margin-left="3.4154in"/>
        </style:list-level-properties>
        <style:text-properties style:font-name="Segoe UI Symbol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margin-left="3.9154in"/>
        </style:list-level-properties>
        <style:text-properties style:font-name="Aria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margin-left="4.4154in"/>
        </style:list-level-properties>
        <style:text-properties style:font-name="Segoe UI Symbol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margin-left="4.9154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margin-left="1.0008in"/>
        </style:list-level-properties>
        <style:text-properties style:font-name="Aria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margin-left="1.4154in"/>
        </style:list-level-properties>
        <style:text-properties style:font-name="Segoe UI Symbol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margin-left="1.9154in"/>
        </style:list-level-properties>
        <style:text-properties style:font-name="Segoe UI Symbol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margin-left="2.4154in"/>
        </style:list-level-properties>
        <style:text-properties style:font-name="Aria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margin-left="2.9154in"/>
        </style:list-level-properties>
        <style:text-properties style:font-name="Segoe UI Symbol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margin-left="3.4154in"/>
        </style:list-level-properties>
        <style:text-properties style:font-name="Segoe UI Symbol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margin-left="3.9154in"/>
        </style:list-level-properties>
        <style:text-properties style:font-name="Aria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margin-left="4.4154in"/>
        </style:list-level-properties>
        <style:text-properties style:font-name="Segoe UI Symbol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margin-left="4.9154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WW_5f_CharLFO11LVL1" loext:num-list-format="%1%" style:num-format="1" text:start-value="5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1LVL2" loext:num-list-format="%1%.%2%" style:num-format="1" text:start-value="3" text:display-levels="2">
        <style:list-level-properties text:list-level-position-and-space-mode="label-alignment">
          <style:list-level-label-alignment text:label-followed-by="listtab" fo:margin-left="0.6902in"/>
        </style:list-level-properties>
      </text:list-level-style-number>
      <text:list-level-style-number text:level="3" text:style-name="WW_5f_CharLFO11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margin-left="1.4402in"/>
        </style:list-level-properties>
      </text:list-level-style-number>
      <text:list-level-style-number text:level="4" text:style-name="WW_5f_CharLFO11LVL4" loext:num-list-format="%4%" style:num-format="1">
        <style:list-level-properties text:list-level-position-and-space-mode="label-alignment">
          <style:list-level-label-alignment text:label-followed-by="listtab" fo:margin-left="1.6307in"/>
        </style:list-level-properties>
      </text:list-level-style-number>
      <text:list-level-style-number text:level="5" text:style-name="WW_5f_CharLFO11LVL5" loext:num-list-format="%5%" style:num-format="a" style:num-letter-sync="true">
        <style:list-level-properties text:list-level-position-and-space-mode="label-alignment">
          <style:list-level-label-alignment text:label-followed-by="listtab" fo:margin-left="2.1307in"/>
        </style:list-level-properties>
      </text:list-level-style-number>
      <text:list-level-style-number text:level="6" text:style-name="WW_5f_CharLFO11LVL6" loext:num-list-format="%6%" style:num-format="i">
        <style:list-level-properties text:list-level-position-and-space-mode="label-alignment">
          <style:list-level-label-alignment text:label-followed-by="listtab" fo:margin-left="2.6307in"/>
        </style:list-level-properties>
      </text:list-level-style-number>
      <text:list-level-style-number text:level="7" text:style-name="WW_5f_CharLFO11LVL7" loext:num-list-format="%7%" style:num-format="1">
        <style:list-level-properties text:list-level-position-and-space-mode="label-alignment">
          <style:list-level-label-alignment text:label-followed-by="listtab" fo:margin-left="3.1307in"/>
        </style:list-level-properties>
      </text:list-level-style-number>
      <text:list-level-style-number text:level="8" text:style-name="WW_5f_CharLFO11LVL8" loext:num-list-format="%8%" style:num-format="a" style:num-letter-sync="true">
        <style:list-level-properties text:list-level-position-and-space-mode="label-alignment">
          <style:list-level-label-alignment text:label-followed-by="listtab" fo:margin-left="3.6307in"/>
        </style:list-level-properties>
      </text:list-level-style-number>
      <text:list-level-style-number text:level="9" text:style-name="WW_5f_CharLFO11LVL9" loext:num-list-format="%9%" style:num-format="i">
        <style:list-level-properties text:list-level-position-and-space-mode="label-alignment">
          <style:list-level-label-alignment text:label-followed-by="listtab" fo:margin-left="4.130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margin-left="1.0008in"/>
        </style:list-level-properties>
        <style:text-properties style:font-name="Arial"/>
      </text:list-level-style-bullet>
      <text:list-level-style-bullet text:level="2" text:style-name="WW_5f_CharLFO10LVL2" loext:num-list-format="%2%" text:bullet-char="o">
        <style:list-level-properties text:list-level-position-and-space-mode="label-alignment">
          <style:list-level-label-alignment text:label-followed-by="listtab" fo:margin-left="1.4154in"/>
        </style:list-level-properties>
        <style:text-properties style:font-name="Segoe UI Symbol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margin-left="1.9154in"/>
        </style:list-level-properties>
        <style:text-properties style:font-name="Segoe UI Symbol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margin-left="2.4154in"/>
        </style:list-level-properties>
        <style:text-properties style:font-name="Arial"/>
      </text:list-level-style-bullet>
      <text:list-level-style-bullet text:level="5" text:style-name="WW_5f_CharLFO10LVL5" loext:num-list-format="%5%" text:bullet-char="o">
        <style:list-level-properties text:list-level-position-and-space-mode="label-alignment">
          <style:list-level-label-alignment text:label-followed-by="listtab" fo:margin-left="2.9154in"/>
        </style:list-level-properties>
        <style:text-properties style:font-name="Segoe UI Symbol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margin-left="3.4154in"/>
        </style:list-level-properties>
        <style:text-properties style:font-name="Segoe UI Symbol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margin-left="3.9154in"/>
        </style:list-level-properties>
        <style:text-properties style:font-name="Arial"/>
      </text:list-level-style-bullet>
      <text:list-level-style-bullet text:level="8" text:style-name="WW_5f_CharLFO10LVL8" loext:num-list-format="%8%" text:bullet-char="o">
        <style:list-level-properties text:list-level-position-and-space-mode="label-alignment">
          <style:list-level-label-alignment text:label-followed-by="listtab" fo:margin-left="4.4154in"/>
        </style:list-level-properties>
        <style:text-properties style:font-name="Segoe UI Symbol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margin-left="4.9154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WW_5f_CharLFO12LVL1" loext:num-list-format="%1%" text:bullet-char="•">
        <style:list-level-properties text:list-level-position-and-space-mode="label-alignment">
          <style:list-level-label-alignment text:label-followed-by="listtab" fo:margin-left="0.6437in"/>
        </style:list-level-properties>
        <style:text-properties style:font-name="Aria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margin-left="1.0839in"/>
        </style:list-level-properties>
        <style:text-properties style:font-name="Segoe UI Symbol"/>
      </text:list-level-style-bullet>
      <text:list-level-style-bullet text:level="3" text:style-name="WW_5f_CharLFO12LVL3" loext:num-list-format="%3%" text:bullet-char="▪">
        <style:list-level-properties text:list-level-position-and-space-mode="label-alignment">
          <style:list-level-label-alignment text:label-followed-by="listtab" fo:margin-left="1.5839in"/>
        </style:list-level-properties>
        <style:text-properties style:font-name="Segoe UI Symbol"/>
      </text:list-level-style-bullet>
      <text:list-level-style-bullet text:level="4" text:style-name="WW_5f_CharLFO12LVL4" loext:num-list-format="%4%" text:bullet-char="•">
        <style:list-level-properties text:list-level-position-and-space-mode="label-alignment">
          <style:list-level-label-alignment text:label-followed-by="listtab" fo:margin-left="2.0839in"/>
        </style:list-level-properties>
        <style:text-properties style:font-name="Aria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margin-left="2.5839in"/>
        </style:list-level-properties>
        <style:text-properties style:font-name="Segoe UI Symbol"/>
      </text:list-level-style-bullet>
      <text:list-level-style-bullet text:level="6" text:style-name="WW_5f_CharLFO12LVL6" loext:num-list-format="%6%" text:bullet-char="▪">
        <style:list-level-properties text:list-level-position-and-space-mode="label-alignment">
          <style:list-level-label-alignment text:label-followed-by="listtab" fo:margin-left="3.0839in"/>
        </style:list-level-properties>
        <style:text-properties style:font-name="Segoe UI Symbol"/>
      </text:list-level-style-bullet>
      <text:list-level-style-bullet text:level="7" text:style-name="WW_5f_CharLFO12LVL7" loext:num-list-format="%7%" text:bullet-char="•">
        <style:list-level-properties text:list-level-position-and-space-mode="label-alignment">
          <style:list-level-label-alignment text:label-followed-by="listtab" fo:margin-left="3.5839in"/>
        </style:list-level-properties>
        <style:text-properties style:font-name="Aria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margin-left="4.0839in"/>
        </style:list-level-properties>
        <style:text-properties style:font-name="Segoe UI Symbol"/>
      </text:list-level-style-bullet>
      <text:list-level-style-bullet text:level="9" text:style-name="WW_5f_CharLFO12LVL9" loext:num-list-format="%9%" text:bullet-char="▪">
        <style:list-level-properties text:list-level-position-and-space-mode="label-alignment">
          <style:list-level-label-alignment text:label-followed-by="listtab" fo:margin-left="4.5839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WW_5f_CharLFO13LVL1" loext:num-list-format="%1%." style:num-suffix="." style:num-format="1">
        <style:list-level-properties text:list-level-position-and-space-mode="label-alignment">
          <style:list-level-label-alignment text:label-followed-by="listtab" fo:margin-left="0.0071in"/>
        </style:list-level-properties>
      </text:list-level-style-number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margin-left="0.5008in"/>
        </style:list-level-properties>
        <style:text-properties style:font-name="Arial"/>
      </text:list-level-style-bullet>
      <text:list-level-style-bullet text:level="3" text:style-name="WW_5f_CharLFO13LVL3" loext:num-list-format="%3%" text:bullet-char="▪">
        <style:list-level-properties text:list-level-position-and-space-mode="label-alignment">
          <style:list-level-label-alignment text:label-followed-by="listtab" fo:margin-left="1.0008in"/>
        </style:list-level-properties>
        <style:text-properties style:font-name="Segoe UI Symbol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margin-left="1.5008in"/>
        </style:list-level-properties>
        <style:text-properties style:font-name="Aria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margin-left="2.0008in"/>
        </style:list-level-properties>
        <style:text-properties style:font-name="Segoe UI Symbol"/>
      </text:list-level-style-bullet>
      <text:list-level-style-bullet text:level="6" text:style-name="WW_5f_CharLFO13LVL6" loext:num-list-format="%6%" text:bullet-char="▪">
        <style:list-level-properties text:list-level-position-and-space-mode="label-alignment">
          <style:list-level-label-alignment text:label-followed-by="listtab" fo:margin-left="2.5008in"/>
        </style:list-level-properties>
        <style:text-properties style:font-name="Segoe UI Symbol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margin-left="3.0008in"/>
        </style:list-level-properties>
        <style:text-properties style:font-name="Aria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margin-left="3.5008in"/>
        </style:list-level-properties>
        <style:text-properties style:font-name="Segoe UI Symbol"/>
      </text:list-level-style-bullet>
      <text:list-level-style-bullet text:level="9" text:style-name="WW_5f_CharLFO13LVL9" loext:num-list-format="%9%" text:bullet-char="▪">
        <style:list-level-properties text:list-level-position-and-space-mode="label-alignment">
          <style:list-level-label-alignment text:label-followed-by="listtab" fo:margin-left="4.0008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WW_5f_CharLFO14LVL1" loext:num-list-format="%1%" text:bullet-char="•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Aria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margin-left="0.6661in"/>
        </style:list-level-properties>
        <style:text-properties style:font-name="Segoe UI Symbol"/>
      </text:list-level-style-bullet>
      <text:list-level-style-bullet text:level="3" text:style-name="WW_5f_CharLFO14LVL3" loext:num-list-format="%3%" text:bullet-char="•">
        <style:list-level-properties text:list-level-position-and-space-mode="label-alignment">
          <style:list-level-label-alignment text:label-followed-by="listtab" fo:margin-left="1.4307in"/>
        </style:list-level-properties>
        <style:text-properties style:font-name="Arial"/>
      </text:list-level-style-bullet>
      <text:list-level-style-bullet text:level="4" text:style-name="WW_5f_CharLFO14LVL4" loext:num-list-format="%4%" text:bullet-char="•">
        <style:list-level-properties text:list-level-position-and-space-mode="label-alignment">
          <style:list-level-label-alignment text:label-followed-by="listtab" fo:margin-left="1.5819in"/>
        </style:list-level-properties>
        <style:text-properties style:font-name="Aria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margin-left="2.0819in"/>
        </style:list-level-properties>
        <style:text-properties style:font-name="Segoe UI Symbol"/>
      </text:list-level-style-bullet>
      <text:list-level-style-bullet text:level="6" text:style-name="WW_5f_CharLFO14LVL6" loext:num-list-format="%6%" text:bullet-char="▪">
        <style:list-level-properties text:list-level-position-and-space-mode="label-alignment">
          <style:list-level-label-alignment text:label-followed-by="listtab" fo:margin-left="2.5819in"/>
        </style:list-level-properties>
        <style:text-properties style:font-name="Segoe UI Symbol"/>
      </text:list-level-style-bullet>
      <text:list-level-style-bullet text:level="7" text:style-name="WW_5f_CharLFO14LVL7" loext:num-list-format="%7%" text:bullet-char="•">
        <style:list-level-properties text:list-level-position-and-space-mode="label-alignment">
          <style:list-level-label-alignment text:label-followed-by="listtab" fo:margin-left="3.0819in"/>
        </style:list-level-properties>
        <style:text-properties style:font-name="Aria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margin-left="3.5819in"/>
        </style:list-level-properties>
        <style:text-properties style:font-name="Segoe UI Symbol"/>
      </text:list-level-style-bullet>
      <text:list-level-style-bullet text:level="9" text:style-name="WW_5f_CharLFO14LVL9" loext:num-list-format="%9%" text:bullet-char="▪">
        <style:list-level-properties text:list-level-position-and-space-mode="label-alignment">
          <style:list-level-label-alignment text:label-followed-by="listtab" fo:margin-left="4.0819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WW_5f_CharLFO13LVL1" loext:num-list-format="%1%." style:num-suffix="." style:num-format="1">
        <style:list-level-properties text:list-level-position-and-space-mode="label-alignment">
          <style:list-level-label-alignment text:label-followed-by="listtab" fo:margin-left="0.0071in"/>
        </style:list-level-properties>
      </text:list-level-style-number>
      <text:list-level-style-bullet text:level="2" text:style-name="WW_5f_CharLFO13LVL2" loext:num-list-format="%2%" text:bullet-char="•">
        <style:list-level-properties text:list-level-position-and-space-mode="label-alignment">
          <style:list-level-label-alignment text:label-followed-by="listtab" fo:margin-left="0.5008in"/>
        </style:list-level-properties>
        <style:text-properties style:font-name="Arial"/>
      </text:list-level-style-bullet>
      <text:list-level-style-bullet text:level="3" text:style-name="WW_5f_CharLFO13LVL3" loext:num-list-format="%3%" text:bullet-char="▪">
        <style:list-level-properties text:list-level-position-and-space-mode="label-alignment">
          <style:list-level-label-alignment text:label-followed-by="listtab" fo:margin-left="1.0008in"/>
        </style:list-level-properties>
        <style:text-properties style:font-name="Segoe UI Symbol"/>
      </text:list-level-style-bullet>
      <text:list-level-style-bullet text:level="4" text:style-name="WW_5f_CharLFO13LVL4" loext:num-list-format="%4%" text:bullet-char="•">
        <style:list-level-properties text:list-level-position-and-space-mode="label-alignment">
          <style:list-level-label-alignment text:label-followed-by="listtab" fo:margin-left="1.5008in"/>
        </style:list-level-properties>
        <style:text-properties style:font-name="Aria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margin-left="2.0008in"/>
        </style:list-level-properties>
        <style:text-properties style:font-name="Segoe UI Symbol"/>
      </text:list-level-style-bullet>
      <text:list-level-style-bullet text:level="6" text:style-name="WW_5f_CharLFO13LVL6" loext:num-list-format="%6%" text:bullet-char="▪">
        <style:list-level-properties text:list-level-position-and-space-mode="label-alignment">
          <style:list-level-label-alignment text:label-followed-by="listtab" fo:margin-left="2.5008in"/>
        </style:list-level-properties>
        <style:text-properties style:font-name="Segoe UI Symbol"/>
      </text:list-level-style-bullet>
      <text:list-level-style-bullet text:level="7" text:style-name="WW_5f_CharLFO13LVL7" loext:num-list-format="%7%" text:bullet-char="•">
        <style:list-level-properties text:list-level-position-and-space-mode="label-alignment">
          <style:list-level-label-alignment text:label-followed-by="listtab" fo:margin-left="3.0008in"/>
        </style:list-level-properties>
        <style:text-properties style:font-name="Aria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margin-left="3.5008in"/>
        </style:list-level-properties>
        <style:text-properties style:font-name="Segoe UI Symbol"/>
      </text:list-level-style-bullet>
      <text:list-level-style-bullet text:level="9" text:style-name="WW_5f_CharLFO13LVL9" loext:num-list-format="%9%" text:bullet-char="▪">
        <style:list-level-properties text:list-level-position-and-space-mode="label-alignment">
          <style:list-level-label-alignment text:label-followed-by="listtab" fo:margin-left="4.0008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WW_5f_CharLFO14LVL1" loext:num-list-format="%1%" text:bullet-char="•">
        <style:list-level-properties text:list-level-position-and-space-mode="label-alignment">
          <style:list-level-label-alignment text:label-followed-by="listtab" fo:margin-left="0.25in"/>
        </style:list-level-properties>
        <style:text-properties style:font-name="Arial"/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margin-left="0.6661in"/>
        </style:list-level-properties>
        <style:text-properties style:font-name="Segoe UI Symbol"/>
      </text:list-level-style-bullet>
      <text:list-level-style-bullet text:level="3" text:style-name="WW_5f_CharLFO14LVL3" loext:num-list-format="%3%" text:bullet-char="•">
        <style:list-level-properties text:list-level-position-and-space-mode="label-alignment">
          <style:list-level-label-alignment text:label-followed-by="listtab" fo:margin-left="1.4307in"/>
        </style:list-level-properties>
        <style:text-properties style:font-name="Arial"/>
      </text:list-level-style-bullet>
      <text:list-level-style-bullet text:level="4" text:style-name="WW_5f_CharLFO14LVL4" loext:num-list-format="%4%" text:bullet-char="•">
        <style:list-level-properties text:list-level-position-and-space-mode="label-alignment">
          <style:list-level-label-alignment text:label-followed-by="listtab" fo:margin-left="1.5819in"/>
        </style:list-level-properties>
        <style:text-properties style:font-name="Arial"/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margin-left="2.0819in"/>
        </style:list-level-properties>
        <style:text-properties style:font-name="Segoe UI Symbol"/>
      </text:list-level-style-bullet>
      <text:list-level-style-bullet text:level="6" text:style-name="WW_5f_CharLFO14LVL6" loext:num-list-format="%6%" text:bullet-char="▪">
        <style:list-level-properties text:list-level-position-and-space-mode="label-alignment">
          <style:list-level-label-alignment text:label-followed-by="listtab" fo:margin-left="2.5819in"/>
        </style:list-level-properties>
        <style:text-properties style:font-name="Segoe UI Symbol"/>
      </text:list-level-style-bullet>
      <text:list-level-style-bullet text:level="7" text:style-name="WW_5f_CharLFO14LVL7" loext:num-list-format="%7%" text:bullet-char="•">
        <style:list-level-properties text:list-level-position-and-space-mode="label-alignment">
          <style:list-level-label-alignment text:label-followed-by="listtab" fo:margin-left="3.0819in"/>
        </style:list-level-properties>
        <style:text-properties style:font-name="Arial"/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margin-left="3.5819in"/>
        </style:list-level-properties>
        <style:text-properties style:font-name="Segoe UI Symbol"/>
      </text:list-level-style-bullet>
      <text:list-level-style-bullet text:level="9" text:style-name="WW_5f_CharLFO14LVL9" loext:num-list-format="%9%" text:bullet-char="▪">
        <style:list-level-properties text:list-level-position-and-space-mode="label-alignment">
          <style:list-level-label-alignment text:label-followed-by="listtab" fo:margin-left="4.0819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3043in" fo:text-indent="-0.25in" fo:margin-left="0.3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5543in" fo:text-indent="-0.25in" fo:margin-left="0.5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8043in" fo:text-indent="-0.25in" fo:margin-left="0.8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0543in" fo:text-indent="-0.25in" fo:margin-left="1.0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3043in" fo:text-indent="-0.25in" fo:margin-left="1.3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5543in" fo:text-indent="-0.25in" fo:margin-left="1.5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8043in" fo:text-indent="-0.25in" fo:margin-left="1.8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0543in" fo:text-indent="-0.25in" fo:margin-left="2.0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3043in" fo:text-indent="-0.25in" fo:margin-left="2.3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5543in" fo:text-indent="-0.25in" fo:margin-left="2.5543in"/>
        </style:list-level-properties>
      </text:list-level-style-bullet>
    </text:list-style>
    <text:list-style style:name="L30">
      <text:list-level-style-bullet text:level="1" text:style-name="WW_5f_CharLFO15LVL1" loext:num-list-format="%1%" text:bullet-char="•">
        <style:list-level-properties text:list-level-position-and-space-mode="label-alignment">
          <style:list-level-label-alignment text:label-followed-by="listtab" fo:margin-left="0.5008in"/>
        </style:list-level-properties>
        <style:text-properties style:font-name="Arial"/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margin-left="1.0008in"/>
        </style:list-level-properties>
        <style:text-properties style:font-name="Segoe UI Symbol"/>
      </text:list-level-style-bullet>
      <text:list-level-style-bullet text:level="3" text:style-name="WW_5f_CharLFO15LVL3" loext:num-list-format="%3%" text:bullet-char="▪">
        <style:list-level-properties text:list-level-position-and-space-mode="label-alignment">
          <style:list-level-label-alignment text:label-followed-by="listtab" fo:margin-left="1.5008in"/>
        </style:list-level-properties>
        <style:text-properties style:font-name="Segoe UI Symbol"/>
      </text:list-level-style-bullet>
      <text:list-level-style-bullet text:level="4" text:style-name="WW_5f_CharLFO15LVL4" loext:num-list-format="%4%" text:bullet-char="•">
        <style:list-level-properties text:list-level-position-and-space-mode="label-alignment">
          <style:list-level-label-alignment text:label-followed-by="listtab" fo:margin-left="2.0008in"/>
        </style:list-level-properties>
        <style:text-properties style:font-name="Arial"/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margin-left="2.5008in"/>
        </style:list-level-properties>
        <style:text-properties style:font-name="Segoe UI Symbol"/>
      </text:list-level-style-bullet>
      <text:list-level-style-bullet text:level="6" text:style-name="WW_5f_CharLFO15LVL6" loext:num-list-format="%6%" text:bullet-char="▪">
        <style:list-level-properties text:list-level-position-and-space-mode="label-alignment">
          <style:list-level-label-alignment text:label-followed-by="listtab" fo:margin-left="3.0008in"/>
        </style:list-level-properties>
        <style:text-properties style:font-name="Segoe UI Symbol"/>
      </text:list-level-style-bullet>
      <text:list-level-style-bullet text:level="7" text:style-name="WW_5f_CharLFO15LVL7" loext:num-list-format="%7%" text:bullet-char="•">
        <style:list-level-properties text:list-level-position-and-space-mode="label-alignment">
          <style:list-level-label-alignment text:label-followed-by="listtab" fo:margin-left="3.5008in"/>
        </style:list-level-properties>
        <style:text-properties style:font-name="Arial"/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margin-left="4.0008in"/>
        </style:list-level-properties>
        <style:text-properties style:font-name="Segoe UI Symbol"/>
      </text:list-level-style-bullet>
      <text:list-level-style-bullet text:level="9" text:style-name="WW_5f_CharLFO15LVL9" loext:num-list-format="%9%" text:bullet-char="▪">
        <style:list-level-properties text:list-level-position-and-space-mode="label-alignment">
          <style:list-level-label-alignment text:label-followed-by="listtab" fo:margin-left="4.5008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WW_5f_CharLFO16LVL1" loext:num-list-format="%1%)" style:num-suffix=")" style:num-format="1">
        <style:list-level-properties text:list-level-position-and-space-mode="label-alignment">
          <style:list-level-label-alignment text:label-followed-by="listtab" fo:margin-left="0.2508in"/>
        </style:list-level-properties>
      </text:list-level-style-number>
      <text:list-level-style-bullet text:level="2" text:style-name="WW_5f_CharLFO16LVL2" loext:num-list-format="%2%" text:bullet-char="•">
        <style:list-level-properties text:list-level-position-and-space-mode="label-alignment">
          <style:list-level-label-alignment text:label-followed-by="listtab" fo:margin-left="0.5508in"/>
        </style:list-level-properties>
        <style:text-properties style:font-name="Arial"/>
      </text:list-level-style-bullet>
      <text:list-level-style-bullet text:level="3" text:style-name="WW_5f_CharLFO16LVL3" loext:num-list-format="%3%" text:bullet-char="▪">
        <style:list-level-properties text:list-level-position-and-space-mode="label-alignment">
          <style:list-level-label-alignment text:label-followed-by="listtab" fo:margin-left="1.0008in"/>
        </style:list-level-properties>
        <style:text-properties style:font-name="Segoe UI Symbol"/>
      </text:list-level-style-bullet>
      <text:list-level-style-bullet text:level="4" text:style-name="WW_5f_CharLFO16LVL4" loext:num-list-format="%4%" text:bullet-char="•">
        <style:list-level-properties text:list-level-position-and-space-mode="label-alignment">
          <style:list-level-label-alignment text:label-followed-by="listtab" fo:margin-left="1.5008in"/>
        </style:list-level-properties>
        <style:text-properties style:font-name="Aria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margin-left="2.0008in"/>
        </style:list-level-properties>
        <style:text-properties style:font-name="Segoe UI Symbol"/>
      </text:list-level-style-bullet>
      <text:list-level-style-bullet text:level="6" text:style-name="WW_5f_CharLFO16LVL6" loext:num-list-format="%6%" text:bullet-char="▪">
        <style:list-level-properties text:list-level-position-and-space-mode="label-alignment">
          <style:list-level-label-alignment text:label-followed-by="listtab" fo:margin-left="2.5008in"/>
        </style:list-level-properties>
        <style:text-properties style:font-name="Segoe UI Symbol"/>
      </text:list-level-style-bullet>
      <text:list-level-style-bullet text:level="7" text:style-name="WW_5f_CharLFO16LVL7" loext:num-list-format="%7%" text:bullet-char="•">
        <style:list-level-properties text:list-level-position-and-space-mode="label-alignment">
          <style:list-level-label-alignment text:label-followed-by="listtab" fo:margin-left="3.0008in"/>
        </style:list-level-properties>
        <style:text-properties style:font-name="Aria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margin-left="3.5008in"/>
        </style:list-level-properties>
        <style:text-properties style:font-name="Segoe UI Symbol"/>
      </text:list-level-style-bullet>
      <text:list-level-style-bullet text:level="9" text:style-name="WW_5f_CharLFO16LVL9" loext:num-list-format="%9%" text:bullet-char="▪">
        <style:list-level-properties text:list-level-position-and-space-mode="label-alignment">
          <style:list-level-label-alignment text:label-followed-by="listtab" fo:margin-left="4.0008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margin-left="0.4902in"/>
        </style:list-level-properties>
        <style:text-properties style:font-name="Aria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margin-left="1.0008in"/>
        </style:list-level-properties>
        <style:text-properties style:font-name="Segoe UI Symbol"/>
      </text:list-level-style-bullet>
      <text:list-level-style-bullet text:level="3" text:style-name="WW_5f_CharLFO17LVL3" loext:num-list-format="%3%" text:bullet-char="▪">
        <style:list-level-properties text:list-level-position-and-space-mode="label-alignment">
          <style:list-level-label-alignment text:label-followed-by="listtab" fo:margin-left="1.5008in"/>
        </style:list-level-properties>
        <style:text-properties style:font-name="Segoe UI 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margin-left="2.0008in"/>
        </style:list-level-properties>
        <style:text-properties style:font-name="Aria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margin-left="2.5008in"/>
        </style:list-level-properties>
        <style:text-properties style:font-name="Segoe UI Symbol"/>
      </text:list-level-style-bullet>
      <text:list-level-style-bullet text:level="6" text:style-name="WW_5f_CharLFO17LVL6" loext:num-list-format="%6%" text:bullet-char="▪">
        <style:list-level-properties text:list-level-position-and-space-mode="label-alignment">
          <style:list-level-label-alignment text:label-followed-by="listtab" fo:margin-left="3.0008in"/>
        </style:list-level-properties>
        <style:text-properties style:font-name="Segoe UI 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margin-left="3.5008in"/>
        </style:list-level-properties>
        <style:text-properties style:font-name="Aria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margin-left="4.0008in"/>
        </style:list-level-properties>
        <style:text-properties style:font-name="Segoe UI Symbol"/>
      </text:list-level-style-bullet>
      <text:list-level-style-bullet text:level="9" text:style-name="WW_5f_CharLFO17LVL9" loext:num-list-format="%9%" text:bullet-char="▪">
        <style:list-level-properties text:list-level-position-and-space-mode="label-alignment">
          <style:list-level-label-alignment text:label-followed-by="listtab" fo:margin-left="4.5008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WW_5f_CharLFO16LVL1" loext:num-list-format="%1%)" style:num-suffix=")" style:num-format="1">
        <style:list-level-properties text:list-level-position-and-space-mode="label-alignment">
          <style:list-level-label-alignment text:label-followed-by="listtab" fo:margin-left="0.2508in"/>
        </style:list-level-properties>
      </text:list-level-style-number>
      <text:list-level-style-bullet text:level="2" text:style-name="WW_5f_CharLFO16LVL2" loext:num-list-format="%2%" text:bullet-char="•">
        <style:list-level-properties text:list-level-position-and-space-mode="label-alignment">
          <style:list-level-label-alignment text:label-followed-by="listtab" fo:margin-left="0.5508in"/>
        </style:list-level-properties>
        <style:text-properties style:font-name="Arial"/>
      </text:list-level-style-bullet>
      <text:list-level-style-bullet text:level="3" text:style-name="WW_5f_CharLFO16LVL3" loext:num-list-format="%3%" text:bullet-char="▪">
        <style:list-level-properties text:list-level-position-and-space-mode="label-alignment">
          <style:list-level-label-alignment text:label-followed-by="listtab" fo:margin-left="1.0008in"/>
        </style:list-level-properties>
        <style:text-properties style:font-name="Segoe UI Symbol"/>
      </text:list-level-style-bullet>
      <text:list-level-style-bullet text:level="4" text:style-name="WW_5f_CharLFO16LVL4" loext:num-list-format="%4%" text:bullet-char="•">
        <style:list-level-properties text:list-level-position-and-space-mode="label-alignment">
          <style:list-level-label-alignment text:label-followed-by="listtab" fo:margin-left="1.5008in"/>
        </style:list-level-properties>
        <style:text-properties style:font-name="Arial"/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margin-left="2.0008in"/>
        </style:list-level-properties>
        <style:text-properties style:font-name="Segoe UI Symbol"/>
      </text:list-level-style-bullet>
      <text:list-level-style-bullet text:level="6" text:style-name="WW_5f_CharLFO16LVL6" loext:num-list-format="%6%" text:bullet-char="▪">
        <style:list-level-properties text:list-level-position-and-space-mode="label-alignment">
          <style:list-level-label-alignment text:label-followed-by="listtab" fo:margin-left="2.5008in"/>
        </style:list-level-properties>
        <style:text-properties style:font-name="Segoe UI Symbol"/>
      </text:list-level-style-bullet>
      <text:list-level-style-bullet text:level="7" text:style-name="WW_5f_CharLFO16LVL7" loext:num-list-format="%7%" text:bullet-char="•">
        <style:list-level-properties text:list-level-position-and-space-mode="label-alignment">
          <style:list-level-label-alignment text:label-followed-by="listtab" fo:margin-left="3.0008in"/>
        </style:list-level-properties>
        <style:text-properties style:font-name="Arial"/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margin-left="3.5008in"/>
        </style:list-level-properties>
        <style:text-properties style:font-name="Segoe UI Symbol"/>
      </text:list-level-style-bullet>
      <text:list-level-style-bullet text:level="9" text:style-name="WW_5f_CharLFO16LVL9" loext:num-list-format="%9%" text:bullet-char="▪">
        <style:list-level-properties text:list-level-position-and-space-mode="label-alignment">
          <style:list-level-label-alignment text:label-followed-by="listtab" fo:margin-left="4.0008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margin-left="0.4902in"/>
        </style:list-level-properties>
        <style:text-properties style:font-name="Arial"/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margin-left="1.0008in"/>
        </style:list-level-properties>
        <style:text-properties style:font-name="Segoe UI Symbol"/>
      </text:list-level-style-bullet>
      <text:list-level-style-bullet text:level="3" text:style-name="WW_5f_CharLFO17LVL3" loext:num-list-format="%3%" text:bullet-char="▪">
        <style:list-level-properties text:list-level-position-and-space-mode="label-alignment">
          <style:list-level-label-alignment text:label-followed-by="listtab" fo:margin-left="1.5008in"/>
        </style:list-level-properties>
        <style:text-properties style:font-name="Segoe UI 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margin-left="2.0008in"/>
        </style:list-level-properties>
        <style:text-properties style:font-name="Arial"/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margin-left="2.5008in"/>
        </style:list-level-properties>
        <style:text-properties style:font-name="Segoe UI Symbol"/>
      </text:list-level-style-bullet>
      <text:list-level-style-bullet text:level="6" text:style-name="WW_5f_CharLFO17LVL6" loext:num-list-format="%6%" text:bullet-char="▪">
        <style:list-level-properties text:list-level-position-and-space-mode="label-alignment">
          <style:list-level-label-alignment text:label-followed-by="listtab" fo:margin-left="3.0008in"/>
        </style:list-level-properties>
        <style:text-properties style:font-name="Segoe UI 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margin-left="3.5008in"/>
        </style:list-level-properties>
        <style:text-properties style:font-name="Arial"/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margin-left="4.0008in"/>
        </style:list-level-properties>
        <style:text-properties style:font-name="Segoe UI Symbol"/>
      </text:list-level-style-bullet>
      <text:list-level-style-bullet text:level="9" text:style-name="WW_5f_CharLFO17LVL9" loext:num-list-format="%9%" text:bullet-char="▪">
        <style:list-level-properties text:list-level-position-and-space-mode="label-alignment">
          <style:list-level-label-alignment text:label-followed-by="listtab" fo:margin-left="4.5008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72in" fo:text-indent="-0.25in" fo:margin-left="0.997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72in" fo:text-indent="-0.25in" fo:margin-left="1.247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72in" fo:text-indent="-0.25in" fo:margin-left="1.497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72in" fo:text-indent="-0.25in" fo:margin-left="1.747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72in" fo:text-indent="-0.25in" fo:margin-left="1.997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72in" fo:text-indent="-0.25in" fo:margin-left="2.247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72in" fo:text-indent="-0.25in" fo:margin-left="2.497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72in" fo:text-indent="-0.25in" fo:margin-left="2.747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72in" fo:text-indent="-0.25in" fo:margin-left="2.997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72in" fo:text-indent="-0.25in" fo:margin-left="3.2472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54"/></text:span></text:p>
      <text:p text:style-name="P2"><text:span text:style-name="Default_20_Paragraph_20_Font"><text:span text:style-name="T54"/></text:span></text:p>
      <text:p text:style-name="P2"><text:span text:style-name="Default_20_Paragraph_20_Font"><text:span text:style-name="T54">Федеральное бюджетное государственное образовательное учреждение высшего образования </text:span></text:span></text:p>
      <text:p text:style-name="P7"><text:span text:style-name="Default_20_Paragraph_20_Font"><text:span text:style-name="T19"><text:s/></text:span></text:span></text:p>
      <text:p text:style-name="P10"><text:span text:style-name="Default_20_Paragraph_20_Font"><text:span text:style-name="T17">«ВОРОНЕЖСКИЙ ГОСУДАРСТВЕННЫЙ УНИВЕРСИТЕТ» </text:span></text:span></text:p>
      <text:p text:style-name="P8"><text:span text:style-name="Default_20_Paragraph_20_Font"><text:span text:style-name="T19"><text:s/></text:span></text:span></text:p>
      <text:p text:style-name="P3"><text:span text:style-name="Default_20_Paragraph_20_Font"><text:span text:style-name="T17">Факультет прикладной математики, информатики и механики </text:span></text:span></text:p>
      <text:p text:style-name="P9"><text:span text:style-name="Default_20_Paragraph_20_Font"><text:span text:style-name="T19"><text:s/></text:span></text:span></text:p>
      <text:p text:style-name="P4"><text:span text:style-name="Default_20_Paragraph_20_Font"><text:span text:style-name="T17">Техническое задание <text:s/></text:span></text:span></text:p>
      <text:p text:style-name="P5"><text:span text:style-name="Default_20_Paragraph_20_Font"><text:span text:style-name="T17">«</text:span></text:span><text:span text:style-name="Default_20_Paragraph_20_Font"><text:span text:style-name="T18">Книжный и</text:span></text:span><text:span text:style-name="Default_20_Paragraph_20_Font"><text:span text:style-name="T17">нтернет–магазин» </text:span></text:span></text:p>
      <text:p text:style-name="P6"><text:span text:style-name="Default_20_Paragraph_20_Font"><text:span text:style-name="T17"><text:s/></text:span></text:span></text:p>
      <text:p text:style-name="P13"><text:span text:style-name="Default_20_Paragraph_20_Font"><text:span text:style-name="T19"><text:s/></text:span></text:span></text:p>
      <text:p text:style-name="P14"><text:span text:style-name="Default_20_Paragraph_20_Font"><text:span text:style-name="T19"><text:s/></text:span></text:span></text:p>
      <text:p text:style-name="P14"><text:span text:style-name="Default_20_Paragraph_20_Font"><text:span text:style-name="T19"><text:s text:c="82"/></text:span></text:span></text:p>
      <text:p text:style-name="P14"><text:span text:style-name="Default_20_Paragraph_20_Font"><text:span text:style-name="T19"><text:s/></text:span></text:span></text:p>
      <text:p text:style-name="P14"><text:span text:style-name="Default_20_Paragraph_20_Font"><text:span text:style-name="T19"><text:s/></text:span></text:span></text:p>
      <text:p text:style-name="P14"><text:span text:style-name="Default_20_Paragraph_20_Font"><text:span text:style-name="T19"><text:s/></text:span></text:span></text:p>
      <text:p text:style-name="P14"><text:span text:style-name="Default_20_Paragraph_20_Font"><text:span text:style-name="T19"><text:s/></text:span></text:span></text:p>
      <text:p text:style-name="P14"><text:span text:style-name="Default_20_Paragraph_20_Font"><text:span text:style-name="T19"><text:s/></text:span></text:span></text:p>
      <text:p text:style-name="P12"><text:span text:style-name="Default_20_Paragraph_20_Font"><text:span text:style-name="T19"><text:s/></text:span></text:span></text:p>
      <text:p text:style-name="P118"><text:span text:style-name="Default_20_Paragraph_20_Font"><text:span text:style-name="T17">Выполнила: </text:span></text:span><text:span text:style-name="Default_20_Paragraph_20_Font"><text:span text:style-name="T18">Пахомова</text:span></text:span></text:p>
      <text:p text:style-name="P118"><text:span text:style-name="Default_20_Paragraph_20_Font"><text:span text:style-name="T18">Полина Викторовна</text:span></text:span></text:p>
      <text:p text:style-name="P118"><text:span text:style-name="Default_20_Paragraph_20_Font"><text:span text:style-name="T17">Проверила: Трофименко </text:span></text:span></text:p>
      <text:p text:style-name="P119"><text:span text:style-name="Default_20_Paragraph_20_Font"><text:span text:style-name="T17">Елена Владимировна </text:span></text:span></text:p>
      <text:p text:style-name="P11"><text:span text:style-name="Default_20_Paragraph_20_Font"><text:span text:style-name="T17"/></text:span></text:p>
      <text:p text:style-name="P11"><text:span text:style-name="Default_20_Paragraph_20_Font"><text:span text:style-name="T17"/></text:span></text:p>
      <text:p text:style-name="P11"><text:span text:style-name="Default_20_Paragraph_20_Font"><text:span text:style-name="T17"><text:s/>Воронеж 2023 </text:span></text:span></text:p>
      <text:p text:style-name="P16"><text:soft-page-break/><text:span text:style-name="Default_20_Paragraph_20_Font"><text:span text:style-name="T20">1.</text:span></text:span><text:span text:style-name="Default_20_Paragraph_20_Font"><text:span text:style-name="T23"> </text:span></text:span><text:span text:style-name="Default_20_Paragraph_20_Font"><text:span text:style-name="T20">Введение. </text:span></text:span></text:p>
      <text:p text:style-name="P77"><text:span text:style-name="Default_20_Paragraph_20_Font"><text:span text:style-name="T17">Информационная система «BiblyGibly» является важным инструментом для организации эффективной торговли и обеспечения удобства клиентов при покупках. Данная система предназначена для управления каталогом товаров, предоставления информации о необходимом товаре, а также обработки заказов и уведомлений клиентов.</text:span></text:span></text:p>
      <text:p text:style-name="P15"><text:span text:style-name="Default_20_Paragraph_20_Font"><text:span text:style-name="T17">Система "Интернет магазин" позволяет осуществлять поиск подходящего товара по различным критериям, обеспечивает выбор клиентом удобного пункта выдачи товара. В случае отсутствия товара на складе, клиент помещается в клиентскую базу и оповещается о поступлении товара. Также система оповещает клиентов о прибытии товара в пункт выдачи, обеспечивая своевременное получение покупки.</text:span></text:span></text:p>
      <text:p text:style-name="P17"><text:span text:style-name="Default_20_Paragraph_20_Font"><text:span text:style-name="T17">Данная система имеет следующие назначения: </text:span></text:span></text:p>
      <text:list text:style-name="L1">
        <text:list-item>
          <text:p text:style-name="P99"><text:span text:style-name="T17">Предоставление информации о</text:span><text:span text:style-name="T24"> </text:span><text:span text:style-name="T25">книгах</text:span><text:span text:style-name="T24"> </text:span><text:span text:style-name="T17">от различных </text:span><text:span text:style-name="T25">издательств</text:span><text:span text:style-name="T17">, с которыми работает компания ОАО </text:span><text:span text:style-name="Default_20_Paragraph_20_Font"><text:span text:style-name="T17">«BiblyGibly»</text:span></text:span><text:span text:style-name="T17">, а именно: автор, название,год издания, цена бумажного и электронного экземпляра</text:span></text:p>
        </text:list-item>
        <text:list-item>
          <text:p text:style-name="P177">При поступлении заявки производится поиск подходяще<text:span text:style-name="T4">й книги</text:span> </text:p>
        </text:list-item>
        <text:list-item>
          <text:p text:style-name="P177">Позволить клиентам выбирать подходящий пункт выдачи </text:p>
        </text:list-item>
        <text:list-item>
          <text:p text:style-name="P177">Если <text:span text:style-name="T4">книги</text:span> нет в наличии, то клиент помещается в клиентскую базу и оповещается при поступлении <text:span text:style-name="T4">данной книги</text:span> </text:p>
        </text:list-item>
        <text:list-item>
          <text:p text:style-name="P98"><text:span text:style-name="Default_20_Paragraph_20_Font"><text:span text:style-name="T17">Оповещать клиентов о прибытии в пункт выдачи </text:span></text:span></text:p>
        </text:list-item>
      </text:list>
      <text:list text:style-name="L2">
        <text:list-item>
          <text:p text:style-name="P78"><text:span text:style-name="Default_20_Paragraph_20_Font"><text:span text:style-name="T20">Общие сведения. </text:span></text:span></text:p>
          <text:list>
            <text:list-item>
              <text:p text:style-name="P18"><text:span text:style-name="Default_20_Paragraph_20_Font"><text:span text:style-name="T22">Наименование системы.</text:span></text:span><text:span text:style-name="T22"> </text:span></text:p>
            </text:list-item>
          </text:list>
        </text:list-item>
      </text:list>
      <text:p text:style-name="P76"><text:span text:style-name="T17"><text:s text:c="21"/></text:span><text:span text:style-name="T26">Книжный и</text:span><text:span text:style-name="T17">нтернет-магазин </text:span><text:span text:style-name="Default_20_Paragraph_20_Font"><text:span text:style-name="T17">«BiblyGibly»</text:span></text:span></text:p>
      <text:p text:style-name="P22"><text:span text:style-name="Default_20_Paragraph_20_Font"><text:span text:style-name="T20"><text:s text:c="13"/></text:span></text:span><text:span text:style-name="T17"><text:s/></text:span></text:p>
      <text:list text:continue-numbering="true" text:style-name="L2">
        <text:list-item>
          <text:list>
            <text:list-item>
              <text:p text:style-name="P19"><text:span text:style-name="Default_20_Paragraph_20_Font"><text:span text:style-name="T20">Наименование организаций – Заказчика и Разработчика: </text:span></text:span></text:p>
              <text:list>
                <text:list-item>
                  <text:p text:style-name="P79"><text:span text:style-name="Default_20_Paragraph_20_Font"><text:span text:style-name="T20">Заказчик. </text:span></text:span></text:p>
                </text:list-item>
              </text:list>
            </text:list-item>
          </text:list>
        </text:list-item>
      </text:list>
      <text:p text:style-name="P174"><text:s text:c="16"/>Заказчик: ОАО <text:span text:style-name="Default_20_Paragraph_20_Font">«</text:span><text:span text:style-name="T12">Lib</text:span> Store<text:span text:style-name="Default_20_Paragraph_20_Font">»</text:span></text:p>
      <text:p text:style-name="P171">Адрес фактический: г. Воронеж… </text:p>
      <text:p text:style-name="P171">Телефон / Факс: +7(951) 363-48-70 </text:p>
      <text:p text:style-name="P23"><text:span text:style-name="Default_20_Paragraph_20_Font"><text:span text:style-name="T20"><text:s text:c="16"/></text:span></text:span></text:p>
      <text:list text:continue-numbering="true" text:style-name="L2">
        <text:list-item>
          <text:list>
            <text:list-item>
              <text:list>
                <text:list-item>
                  <text:p text:style-name="P80"><text:span text:style-name="Default_20_Paragraph_20_Font"><text:span text:style-name="T20">Разработчик. </text:span></text:span></text:p>
                </text:list-item>
              </text:list>
            </text:list-item>
          </text:list>
        </text:list-item>
      </text:list>
      <text:p text:style-name="P24"><text:span text:style-name="Default_20_Paragraph_20_Font"><text:span text:style-name="T20"><text:s/></text:span></text:span></text:p>
      <text:p text:style-name="P175"><text:s text:c="20"/>Разработчик: ООО <text:span text:style-name="Default_20_Paragraph_20_Font">«</text:span><text:span text:style-name="T12">Itech</text:span><text:span text:style-name="Default_20_Paragraph_20_Font"><text:span text:style-name="T12">»</text:span></text:span></text:p>
      <text:p text:style-name="P171">Адрес фактический: г. Воронеж… </text:p>
      <text:p text:style-name="P171">Телефон: +7 (980) 544-95-80 </text:p>
      <text:p text:style-name="P234"><text:soft-page-break/></text:p>
      <text:p text:style-name="P120"/>
      <text:list text:continue-numbering="true" text:style-name="L2">
        <text:list-item>
          <text:list>
            <text:list-item>
              <text:p text:style-name="P20"><text:span text:style-name="Default_20_Paragraph_20_Font"><text:span text:style-name="T20">Порядок оформления и предъявления заказчику результатов работ: </text:span></text:span></text:p>
            </text:list-item>
          </text:list>
        </text:list-item>
      </text:list>
      <text:p text:style-name="P121"><text:s text:c="18"/></text:p>
      <text:p text:style-name="P26"><text:span text:style-name="Default_20_Paragraph_20_Font"><text:span text:style-name="T37">Работы по созданию </text:span></text:span><text:span text:style-name="Default_20_Paragraph_20_Font"><text:span text:style-name="T31">книжного </text:span></text:span><text:span text:style-name="Default_20_Paragraph_20_Font"><text:span text:style-name="T37">интернет-магазина сдаются Разработчиком поэтапно в соответствии с календарным планом Проекта. По окончании каждого из этапов работ Разработчик сдает Заказчику соответствующие отчетные документы этапа, состав которых определены Договором. </text:span></text:span></text:p>
      <text:p text:style-name="P235"/>
      <text:p text:style-name="P122"><text:s/></text:p>
      <text:list text:continue-numbering="true" text:style-name="L2">
        <text:list-item>
          <text:p text:style-name="P82"><text:span text:style-name="Default_20_Paragraph_20_Font"><text:span text:style-name="T20">Основание для разработки. </text:span></text:span></text:p>
          <text:p text:style-name="P83"><text:span text:style-name="T17">Работа выполняется на основании договора №5673-ДО-78_11-7 от 15.03.2023 между 15.03.2023 и 15.07.2023 между организацией ОАО </text:span><text:span text:style-name="Default_20_Paragraph_20_Font"><text:span text:style-name="T17">«</text:span></text:span><text:span text:style-name="T40">Lib</text:span><text:span text:style-name="T17"> Store</text:span><text:span text:style-name="Default_20_Paragraph_20_Font"><text:span text:style-name="T17">»</text:span></text:span><text:span text:style-name="T24"> <text:s/></text:span><text:span text:style-name="T17">, далее именуемый Заказчик и организацией ООО </text:span><text:span text:style-name="Default_20_Paragraph_20_Font"><text:span text:style-name="T17">«</text:span></text:span><text:span text:style-name="T40">Itech</text:span><text:span text:style-name="Default_20_Paragraph_20_Font"><text:span text:style-name="T40">»</text:span></text:span><text:span text:style-name="T17">, далее именуемой Разработчик. </text:span></text:p>
        </text:list-item>
      </text:list>
      <text:p text:style-name="P123"><text:s/></text:p>
      <text:list text:continue-numbering="true" text:style-name="L2">
        <text:list-item>
          <text:p text:style-name="P81"><text:span text:style-name="Default_20_Paragraph_20_Font"><text:span text:style-name="T20">Назначение разработки: </text:span></text:span></text:p>
          <text:list>
            <text:list-item>
              <text:p text:style-name="P21"><text:span text:style-name="Default_20_Paragraph_20_Font"><text:span text:style-name="T20">Назначение системы. </text:span></text:span></text:p>
            </text:list-item>
          </text:list>
        </text:list-item>
      </text:list>
      <text:list text:style-name="L4">
        <text:list-item>
          <text:p text:style-name="P178">предоставление информации о<text:span text:style-name="T3"> </text:span><text:span text:style-name="T5">книгах</text:span><text:span text:style-name="T3"> </text:span>(автор, название,год издания, цена бумажного и электронного экземпляра); </text:p>
        </text:list-item>
        <text:list-item>
          <text:p text:style-name="P179">возможность поиска подходяще<text:span text:style-name="T5">й книги</text:span> в строке поиска; </text:p>
        </text:list-item>
        <text:list-item>
          <text:p text:style-name="P179">возможность выбора, подходящего пункт выдачи/электронной выдачи; </text:p>
        </text:list-item>
        <text:list-item>
          <text:p text:style-name="P180">оповещение о прибытии <text:span text:style-name="T5">книги</text:span> в пункт выдачи: ожидаемая дата прибытии <text:span text:style-name="T5">книги</text:span> и состояние заказа (в сборке, сборка завершена, транспортировка <text:span text:style-name="T5">книг</text:span>, ожидание в пункте выдачи); </text:p>
        </text:list-item>
        <text:list-item>
          <text:p text:style-name="P100"><text:span text:style-name="Default_20_Paragraph_20_Font"><text:span text:style-name="T37">оповещение о поступлении </text:span></text:span><text:span text:style-name="Default_20_Paragraph_20_Font"><text:span text:style-name="T38">к</text:span></text:span><text:span text:style-name="Default_20_Paragraph_20_Font"><text:span text:style-name="T31">ниги</text:span></text:span><text:span text:style-name="Default_20_Paragraph_20_Font"><text:span text:style-name="T37">, если был</text:span></text:span><text:span text:style-name="Default_20_Paragraph_20_Font"><text:span text:style-name="T39">а</text:span></text:span><text:span text:style-name="Default_20_Paragraph_20_Font"><text:span text:style-name="T37"> добавлен</text:span></text:span><text:span text:style-name="Default_20_Paragraph_20_Font"><text:span text:style-name="T33">а</text:span></text:span><text:span text:style-name="Default_20_Paragraph_20_Font"><text:span text:style-name="T37"> в список ожидаемых у клиента; </text:span></text:span></text:p>
        </text:list-item>
      </text:list>
      <text:p text:style-name="P25"><text:span text:style-name="Default_20_Paragraph_20_Font"><text:span text:style-name="T20">4.2. Функциональное назначение. </text:span></text:span></text:p>
      <text:p text:style-name="P27"><text:span text:style-name="T17">Для клиента </text:span><text:span text:style-name="T27">книжного </text:span><text:span text:style-name="T17">интернет-магазина </text:span><text:span text:style-name="Default_20_Paragraph_20_Font"><text:span text:style-name="T41">функциональным назначением программы</text:span></text:span><text:span text:style-name="T17"> является: </text:span></text:p>
      <text:list text:style-name="L3">
        <text:list-item>
          <text:p text:style-name="P181">предоставление информации о<text:span text:style-name="T3"> </text:span><text:span text:style-name="T5">книгах</text:span><text:span text:style-name="T3"> </text:span>(автор, название,год издания, цена бумажного и электронного экземпляра); </text:p>
        </text:list-item>
        <text:list-item>
          <text:p text:style-name="P182">возможность поиска подходяще<text:span text:style-name="T5">й книги</text:span> в строке поиска; </text:p>
        </text:list-item>
        <text:list-item>
          <text:p text:style-name="P182">возможность выбора, подходящего пункт выдачи/ электронной выдачи; </text:p>
        </text:list-item>
        <text:list-item>
          <text:p text:style-name="P183">оповещение о прибытии <text:span text:style-name="T5">книги</text:span> в пункт выдачи: ожидаемая дата прибытии <text:span text:style-name="T5">книги</text:span> и состояние заказа (в сборке, сборка завершена, транспортировка <text:span text:style-name="T5">книг</text:span>, ожидание в пункте выдачи); </text:p>
        </text:list-item>
        <text:list-item>
          <text:p text:style-name="P101"><text:soft-page-break/><text:span text:style-name="Default_20_Paragraph_20_Font"><text:span text:style-name="T37">оповещение о поступлении </text:span></text:span><text:span text:style-name="Default_20_Paragraph_20_Font"><text:span text:style-name="T38">к</text:span></text:span><text:span text:style-name="Default_20_Paragraph_20_Font"><text:span text:style-name="T31">ниги</text:span></text:span><text:span text:style-name="Default_20_Paragraph_20_Font"><text:span text:style-name="T37">, если товар был добавлен в список ожидаемых у клиента; </text:span></text:span></text:p>
        </text:list-item>
      </text:list>
      <text:p text:style-name="P28"><text:span text:style-name="Default_20_Paragraph_20_Font"><text:span text:style-name="T37">Таким образом, функциональным назначением программы является удобная реализация данных о </text:span></text:span><text:span text:style-name="Default_20_Paragraph_20_Font"><text:span text:style-name="T38">к</text:span></text:span><text:span text:style-name="Default_20_Paragraph_20_Font"><text:span text:style-name="T31">нигах</text:span></text:span><text:span text:style-name="Default_20_Paragraph_20_Font"><text:span text:style-name="T37">.</text:span></text:span></text:p>
      <text:p text:style-name="P236"/>
      <text:list text:style-name="L5">
        <text:list-item>
          <text:list>
            <text:list-item>
              <text:p text:style-name="P84"><text:span text:style-name="Default_20_Paragraph_20_Font"><text:span text:style-name="T20">Эксплуатационное назначение. </text:span></text:span></text:p>
            </text:list-item>
          </text:list>
        </text:list-item>
      </text:list>
      <text:p text:style-name="P86"><text:span text:style-name="T17">Основное </text:span><text:span text:style-name="Default_20_Paragraph_20_Font"><text:span text:style-name="T41">эксплуатационное назначение</text:span></text:span><text:span text:style-name="T17">: </text:span></text:p>
      <text:p text:style-name="P124">Система предназначена для использования в электронной коммерции – поиск <text:span text:style-name="T5">книг</text:span>, заказ <text:span text:style-name="T5">книг</text:span>, <text:span text:style-name="T5">их</text:span> получение. <text:s/></text:p>
      <text:p text:style-name="P124">Конечные пользователи - покупатели <text:span text:style-name="T5">книжного </text:span>интернет-магазина , которые не имеют право и доступа оперирования с данными, хранящимися в БД системы. </text:p>
      <text:list text:continue-numbering="true" text:style-name="L5">
        <text:list-item>
          <text:list>
            <text:list-item>
              <text:p text:style-name="P85"><text:span text:style-name="Default_20_Paragraph_20_Font"><text:span text:style-name="T20">Перечень объектов автоматизации. </text:span></text:span></text:p>
            </text:list-item>
          </text:list>
        </text:list-item>
      </text:list>
      <text:list text:style-name="L6">
        <text:list-item>
          <text:p text:style-name="P184">Покупка <text:span text:style-name="T5">книг</text:span>; </text:p>
        </text:list-item>
        <text:list-item>
          <text:p text:style-name="P184">Заказ <text:span text:style-name="T3">отсутствующ</text:span><text:span text:style-name="T5">их книг</text:span>; </text:p>
        </text:list-item>
        <text:list-item>
          <text:p text:style-name="P185">Просмотр информации о <text:span text:style-name="T5">книгах</text:span>;</text:p>
        </text:list-item>
      </text:list>
      <text:p text:style-name="P231"/>
      <text:list text:style-name="L7">
        <text:list-item>
          <text:p text:style-name="P87"><text:span text:style-name="Default_20_Paragraph_20_Font"><text:span text:style-name="T20">Технические требования к программе: </text:span></text:span></text:p>
          <text:list>
            <text:list-item>
              <text:p text:style-name="P29"><text:span text:style-name="Default_20_Paragraph_20_Font"><text:span text:style-name="T20">Требования к структуре и функциональным характеристикам: </text:span></text:span></text:p>
              <text:list>
                <text:list-header>
                  <text:p text:style-name="P88"><text:span text:style-name="Default_20_Paragraph_20_Font"><text:span text:style-name="T34">5</text:span></text:span><text:span text:style-name="Default_20_Paragraph_20_Font"><text:span text:style-name="T34">.1.1 </text:span></text:span><text:span text:style-name="Default_20_Paragraph_20_Font"><text:span text:style-name="T20">Организация входных данных. </text:span></text:span></text:p>
                </text:list-header>
              </text:list>
            </text:list-item>
          </text:list>
        </text:list-item>
      </text:list>
      <text:p text:style-name="P30"><text:span text:style-name="Default_20_Paragraph_20_Font"><text:span text:style-name="T47">Входными данными для системы является:</text:span></text:span><text:span text:style-name="T17"> </text:span></text:p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6">контактные данные покупателя; </text:p>
                        </text:list-item>
                        <text:list-item>
                          <text:p text:style-name="P187">информация о <text:span text:style-name="T10">книге</text:span>;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Default_20_Paragraph_20_Font"><text:span text:style-name="T47"><text:s/>В состав контактных данных о покупателях входит:</text:span></text:span><text:span text:style-name="T17"> </text:span></text:p>
      <text:list xml:id="list110624664692289" text:continue-numbering="true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6">фамилия (тип: строка); </text:p>
                        </text:list-item>
                        <text:list-item>
                          <text:p text:style-name="P186">имя (тип: строка); </text:p>
                        </text:list-item>
                        <text:list-item>
                          <text:p text:style-name="P188">номер <text:s/>телефона <text:s/>(тип: целочисленное <text:tab/>положительное число); </text:p>
                        </text:list-item>
                        <text:list-item>
                          <text:p text:style-name="P102"><text:span text:style-name="T17">электронная почта (тип: строка); </text:span><text:span text:style-name="Default_20_Paragraph_20_Font"><text:span text:style-name="T47"><text:s/></text:span></text:span></text:p>
                          <text:p text:style-name="P104"><text:span text:style-name="Default_20_Paragraph_20_Font"><text:span text:style-name="T47">В состав информации об </text:span></text:span><text:span text:style-name="Default_20_Paragraph_20_Font"><text:span text:style-name="T48">к</text:span></text:span><text:span text:style-name="Default_20_Paragraph_20_Font"><text:span text:style-name="T36">ниге</text:span></text:span><text:span text:style-name="Default_20_Paragraph_20_Font"><text:span text:style-name="T47"> входит:</text:span></text:span><text:span text:style-name="T17"> </text:span></text:p>
                        </text:list-item>
                        <text:list-item>
                          <text:p text:style-name="P186">фотография <text:span text:style-name="T6">книги</text:span> (тип: jpg, jpeg, png); </text:p>
                        </text:list-item>
                        <text:list-item>
                          <text:p text:style-name="P186">название <text:span text:style-name="T6">книги</text:span> (тип: строка); </text:p>
                        </text:list-item>
                        <text:list-item>
                          <text:p text:style-name="P105"><text:span text:style-name="Default_20_Paragraph_20_Font"><text:span text:style-name="T32">год издания</text:span></text:span><text:span text:style-name="T17"> </text:span><text:span text:style-name="Default_20_Paragraph_20_Font"><text:span text:style-name="T37"><text:s/></text:span></text:span><text:span text:style-name="Default_20_Paragraph_20_Font"><text:span text:style-name="T32">(</text:span></text:span><text:span text:style-name="Default_20_Paragraph_20_Font"><text:span text:style-name="T37">тип: целочисленное положительное число</text:span></text:span><text:span text:style-name="Default_20_Paragraph_20_Font"><text:span text:style-name="T32">)</text:span></text:span><text:span text:style-name="T17">; </text:span></text:p>
                        </text:list-item>
                        <text:list-item>
                          <text:p text:style-name="P186"><text:span text:style-name="T6">автор книги</text:span> (тип: строка); </text:p>
                        </text:list-item>
                        <text:list-item>
                          <text:p text:style-name="P105"><text:span text:style-name="Default_20_Paragraph_20_Font"><text:span text:style-name="T37">цена бумажного <text:s/></text:span></text:span><text:span text:style-name="Default_20_Paragraph_20_Font"><text:span text:style-name="T32">(</text:span></text:span><text:span text:style-name="Default_20_Paragraph_20_Font"><text:span text:style-name="T37">тип: целочисленное положительное число</text:span></text:span><text:span text:style-name="Default_20_Paragraph_20_Font"><text:span text:style-name="T32">);</text:span></text:span></text:p>
                        </text:list-item>
                        <text:list-item>
                          <text:p text:style-name="P103"><text:soft-page-break/><text:span text:style-name="Default_20_Paragraph_20_Font"><text:span text:style-name="T37">цена электронного экземпляра </text:span></text:span><text:span text:style-name="Default_20_Paragraph_20_Font"><text:span text:style-name="T32">(</text:span></text:span><text:span text:style-name="Default_20_Paragraph_20_Font"><text:span text:style-name="T37">тип: целочисленное положительное число</text:span></text:span><text:span text:style-name="Default_20_Paragraph_20_Font"><text:span text:style-name="T32">);</text:span></text:span></text:p>
                        </text:list-item>
                        <text:list-item>
                          <text:p text:style-name="P186">адрес доставки (тип: строка);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38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1">
        <text:list-item>
          <text:list>
            <text:list-item>
              <text:list>
                <text:list-header>
                  <text:p text:style-name="P89"><text:span text:style-name="Default_20_Paragraph_20_Font"><text:span text:style-name="T21">5.</text:span></text:span><text:span text:style-name="Default_20_Paragraph_20_Font"><text:span text:style-name="T34">1.2 </text:span></text:span><text:span text:style-name="Default_20_Paragraph_20_Font"><text:span text:style-name="T20">Организация выходных данных. </text:span></text:span></text:p>
                </text:list-header>
              </text:list>
            </text:list-item>
          </text:list>
        </text:list-item>
      </text:list>
      <text:p text:style-name="P73"><text:span text:style-name="T17">Выходными данными для системы являются: </text:span></text:p>
      <text:p text:style-name="P73"><text:span text:style-name="Default_20_Paragraph_20_Font"><text:span text:style-name="T51"><text:s/></text:span></text:span><text:span text:style-name="T17">совершенная покупка </text:span><text:span text:style-name="T28">книги</text:span><text:span text:style-name="T17">: <text:s/></text:span></text:p>
      <text:list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90">информация о<text:span text:style-name="T3"> </text:span><text:span text:style-name="T6">книге</text:span><text:span text:style-name="T3"> </text:span>(тип: строка); </text:p>
                                  <text:p text:style-name="P107"><text:span text:style-name="Default_20_Paragraph_20_Font"><text:span text:style-name="T37">документ, подтверждающий совершение заказа (Например, чек): (тип: строка); </text:span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39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14">
        <text:list-item>
          <text:list>
            <text:list-item>
              <text:list>
                <text:list-header>
                  <text:p text:style-name="P90"><text:span text:style-name="Default_20_Paragraph_20_Font"><text:span text:style-name="T21">5</text:span></text:span><text:span text:style-name="Default_20_Paragraph_20_Font"><text:span text:style-name="T34">.1.3 </text:span></text:span><text:span text:style-name="Default_20_Paragraph_20_Font"><text:span text:style-name="T20">Перечень подсистем, их назначение и основные характеристики, требования к числу уровней иерархии и степени централизации системы. </text:span></text:span></text:p>
                </text:list-header>
              </text:list>
            </text:list-item>
          </text:list>
        </text:list-item>
      </text:list>
      <text:p text:style-name="P92"><text:span text:style-name="Default_20_Paragraph_20_Font"><text:span text:style-name="T19"><text:tab/></text:span></text:span><text:span text:style-name="Default_20_Paragraph_20_Font"><text:span text:style-name="T20"> <text:tab/></text:span></text:span><text:span text:style-name="Default_20_Paragraph_20_Font"><text:span text:style-name="T47">Система включает в себя следующие подсистемы:</text:span></text:span><text:span text:style-name="T17"> </text:span></text:p>
      <text:list text:continue-numbering="true" text:style-name="L14">
        <text:list-item>
          <text:list>
            <text:list-item>
              <text:list>
                <text:list-item>
                  <text:list>
                    <text:list-item>
                      <text:p text:style-name="P192">модуль регистрации и авторизации </text:p>
                    </text:list-item>
                    <text:list-item>
                      <text:p text:style-name="P192">корзина и оплата заказа </text:p>
                    </text:list-item>
                    <text:list-item>
                      <text:p text:style-name="P192">личный кабинет <text:s/></text:p>
                    </text:list-item>
                    <text:list-item>
                      <text:p text:style-name="P91"><text:span text:style-name="T17">модуль хранения данных о </text:span><text:span text:style-name="T29">книгах</text:span><text:span text:style-name="T17"> </text:span></text:p>
                    </text:list-item>
                    <text:list-item>
                      <text:p text:style-name="P91"><text:span text:style-name="T17">модуль клиентской базы данных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Default_20_Paragraph_20_Font"><text:span text:style-name="T49">Модуль регистрации и авторизации</text:span></text:span><text:span text:style-name="T17"> покупателей предназначен для идентификации пользователей с помощью номера телефона или электронной почты. Зарегистрированный пользователь может заказывать товары, неавторизованный пользователь может только просматривать </text:span><text:span text:style-name="T29">книги</text:span><text:span text:style-name="T17">, для оформления заказа требуется авторизация. </text:span></text:p>
      <text:p text:style-name="P32"><text:span text:style-name="Default_20_Paragraph_20_Font"><text:span text:style-name="T49">Модуль корзина и оплата заказа</text:span></text:span><text:span text:style-name="T17"> предназначен для оформления и формирования заказа и его оплаты. В этом же модуле возможна отмена заказа и возврат средств, просмотра заказов и их состояний. </text:span></text:p>
      <text:p text:style-name="P33"><text:span text:style-name="Default_20_Paragraph_20_Font"><text:span text:style-name="T49">Личный кабинет</text:span></text:span><text:span text:style-name="T17"> предназначен для идентификации пользователя в системе, также здесь распложена система оповещений о прибытии заказа в пункт выдачи </text:span><text:span text:style-name="T29">книг</text:span><text:span text:style-name="T17"> и информация о появлении ожидаемого товара на складе, в нем же содержится модуль корзины. </text:span></text:p>
      <text:p text:style-name="P74"><text:span text:style-name="Default_20_Paragraph_20_Font"><text:span text:style-name="T49">Модуль хранения данных о товарах</text:span></text:span><text:span text:style-name="T17"> представляет собой <text:s/>набор данных о каждо</text:span><text:span text:style-name="T29">й книге</text:span><text:span text:style-name="T17">. </text:span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oft-page-break/><text:span text:style-name="T17">В его состав входит: </text:span></text:p>
      <text:list text:style-name="L16">
        <text:list-item>
          <text:p text:style-name="P193">фотография <text:span text:style-name="T7">книги</text:span> (тип: jpg, jpeg, png); </text:p>
        </text:list-item>
        <text:list-item>
          <text:p text:style-name="P194">название <text:span text:style-name="T6">книги</text:span> (тип: строка); </text:p>
        </text:list-item>
        <text:list-item>
          <text:p text:style-name="P108"><text:span text:style-name="Default_20_Paragraph_20_Font"><text:span text:style-name="T32">год издания</text:span></text:span><text:span text:style-name="T17"> </text:span><text:span text:style-name="Default_20_Paragraph_20_Font"><text:span text:style-name="T37"><text:s/></text:span></text:span><text:span text:style-name="Default_20_Paragraph_20_Font"><text:span text:style-name="T32">(</text:span></text:span><text:span text:style-name="Default_20_Paragraph_20_Font"><text:span text:style-name="T37">тип: целочисленное положительное число</text:span></text:span><text:span text:style-name="Default_20_Paragraph_20_Font"><text:span text:style-name="T32">)</text:span></text:span><text:span text:style-name="T17">; </text:span></text:p>
        </text:list-item>
        <text:list-item>
          <text:p text:style-name="P194"><text:span text:style-name="T6">автор книги</text:span> (тип: строка); </text:p>
        </text:list-item>
        <text:list-item>
          <text:p text:style-name="P108"><text:span text:style-name="Default_20_Paragraph_20_Font"><text:span text:style-name="T37">цена бумажного <text:s/></text:span></text:span><text:span text:style-name="Default_20_Paragraph_20_Font"><text:span text:style-name="T32">(</text:span></text:span><text:span text:style-name="Default_20_Paragraph_20_Font"><text:span text:style-name="T37">тип: целочисленное положительное число</text:span></text:span><text:span text:style-name="Default_20_Paragraph_20_Font"><text:span text:style-name="T32">);</text:span></text:span></text:p>
        </text:list-item>
        <text:list-item>
          <text:p text:style-name="P109"><text:span text:style-name="Default_20_Paragraph_20_Font"><text:span text:style-name="T37">цена электронного экземпляра </text:span></text:span><text:span text:style-name="Default_20_Paragraph_20_Font"><text:span text:style-name="T32">(</text:span></text:span><text:span text:style-name="Default_20_Paragraph_20_Font"><text:span text:style-name="T37">тип: целочисленное положительное число</text:span></text:span><text:span text:style-name="Default_20_Paragraph_20_Font"><text:span text:style-name="T32">);</text:span></text:span></text:p>
        </text:list-item>
        <text:list-item>
          <text:p text:style-name="P194">адрес доставки (тип: строка); </text:p>
        </text:list-item>
      </text:list>
      <text:p text:style-name="P34"><text:span text:style-name="Default_20_Paragraph_20_Font"><text:span text:style-name="T49">Модуль клиентской базы данных</text:span></text:span><text:span text:style-name="T17"> предназначен для хранения информации о пользователе, о товаре, который пользователь ждет в поступление, также здесь хранится информация о заказе. В его состав входит: </text:span></text:p>
      <text:list xml:id="list1418106587" text:style-name="L15">
        <text:list-item>
          <text:p text:style-name="P195">Код клиента (тип: целое положительное); </text:p>
        </text:list-item>
        <text:list-item>
          <text:p text:style-name="P195">Фамилия клиента (тип: строка); </text:p>
        </text:list-item>
        <text:list-item>
          <text:p text:style-name="P195">Имя клиента (тип: строка); </text:p>
        </text:list-item>
        <text:list-item>
          <text:p text:style-name="P195">Номер телефона (тип: строка); </text:p>
        </text:list-item>
        <text:list-item>
          <text:p text:style-name="P195">Электронная почта (тип: строка); </text:p>
        </text:list-item>
        <text:list-item>
          <text:p text:style-name="P195">Адрес доставки (тип: строка); </text:p>
          <text:p text:style-name="P240"/>
          <text:p text:style-name="P35"><text:span text:style-name="Default_20_Paragraph_20_Font"><text:span text:style-name="T20"><text:s/>5.1.4 Требования к способам и средствам связи для информационного обмена между компонентами системы. </text:span></text:span></text:p>
          <text:p text:style-name="P172">Для информационного обмена между компонентами системы будет использоваться REST – набор стандартов взаимодействия клиента и сервера. </text:p>
          <text:p text:style-name="P36"><text:span text:style-name="Default_20_Paragraph_20_Font"><text:span text:style-name="T47">Основные принципы:</text:span></text:span><text:span text:style-name="T17"> <text:s/></text:span></text:p>
        </text:list-item>
        <text:list-item>
          <text:p text:style-name="P196">Клиент делает запрос для получения или изменения данных; </text:p>
        </text:list-item>
        <text:list-item>
          <text:p text:style-name="P197">Формат обмена данными JSON; </text:p>
        </text:list-item>
        <text:list-item>
          <text:p text:style-name="P198">Транспорт данных – всегда HTTP – протокол; </text:p>
        </text:list-item>
        <text:list-item>
          <text:p text:style-name="P198">Информационный обмен осуществляется с помощью сервера (облачного хранилища). </text:p>
          <text:p text:style-name="P37"><text:span text:style-name="Default_20_Paragraph_20_Font"><text:span text:style-name="T20">5.1.5.</text:span></text:span><text:span text:style-name="Default_20_Paragraph_20_Font"><text:span text:style-name="T23"> </text:span></text:span><text:span text:style-name="Default_20_Paragraph_20_Font"><text:span text:style-name="T20">Требования <text:tab/>к <text:tab/>характеристикам <text:tab/>взаимосвязей создаваемой системы со смежными системами, требования к её совместимости. </text:span></text:span></text:p>
          <text:p text:style-name="P38"><text:span text:style-name="T17">Система не совмещается со сторонними системами. </text:span></text:p>
        </text:list-item>
      </text:list>
      <text:p text:style-name="P232"/>
      <text:p text:style-name="P40"><text:span text:style-name="Default_20_Paragraph_20_Font"><text:span text:style-name="T20">5.1.6.</text:span></text:span><text:span text:style-name="Default_20_Paragraph_20_Font"><text:span text:style-name="T23"> </text:span></text:span><text:span text:style-name="Default_20_Paragraph_20_Font"><text:span text:style-name="T20">Требования к режимам функционирования системы. </text:span></text:span></text:p>
      <text:p text:style-name="P52"><text:soft-page-break/><text:span text:style-name="Default_20_Paragraph_20_Font"><text:span text:style-name="T20"><text:s/></text:span></text:span><text:span text:style-name="T17">Основным режимом функционирования ИС является </text:span><text:span text:style-name="Default_20_Paragraph_20_Font"><text:span text:style-name="T41">нормальный режим</text:span></text:span><text:span text:style-name="T17">. В нормальном режиме функционирования системы: </text:span></text:p>
      <text:list xml:id="list1693209690" text:style-name="L13">
        <text:list-item>
          <text:p text:style-name="P199">Клиентское программное обеспечение и технические средства пользователей обеспечивают возможность круглосуточного доступа к сервису </text:p>
        </text:list-item>
        <text:list-item>
          <text:p text:style-name="P200">Серверное программное обеспечение и технические средства сервера обеспечивают возможность круглосуточного функционирования, с перерывами на обслуживание </text:p>
        </text:list-item>
        <text:list-item>
          <text:p text:style-name="P201">Исправно работает оборудование, составляющее комплекс технических средств </text:p>
        </text:list-item>
        <text:list-item>
          <text:p text:style-name="P202">Исправно функционирует системное, базовое и прикладное обеспечение системы </text:p>
        </text:list-item>
      </text:list>
      <text:list text:continue-list="list1418106587" text:style-name="L15">
        <text:list-header>
          <text:p text:style-name="P173">Для обеспечения нормального режима функционирования системы необходимо выполнять требования и выдерживать условия эксплуатации программного обеспечения и комплекса технических средств системы. </text:p>
          <text:p text:style-name="P39"><text:span text:style-name="Default_20_Paragraph_20_Font"><text:span text:style-name="T41">Авариный режим</text:span></text:span><text:span text:style-name="T17"> функционирования системы характеризуется отказом одного или нескольких компонент программного и (или) технического обеспечения. В случае перехода системы в предаварийный режим необходимо: </text:span></text:p>
        </text:list-header>
        <text:list-item>
          <text:p text:style-name="P197">завершить работу всех приложений, с сохранением данных; </text:p>
        </text:list-item>
        <text:list-item>
          <text:p text:style-name="P197">выключить рабочие станции операторов; </text:p>
        </text:list-item>
        <text:list-item>
          <text:p text:style-name="P197">выключить все периферийные устройства; </text:p>
        </text:list-item>
        <text:list-item>
          <text:p text:style-name="P197">выполнить резервное копирование БД; </text:p>
        </text:list-item>
      </text:list>
      <text:list text:continue-list="list1693209690" text:style-name="L13">
        <text:list-item>
          <text:p text:style-name="P241"/>
        </text:list-item>
      </text:list>
      <text:p text:style-name="P41"><text:span text:style-name="Default_20_Paragraph_20_Font"><text:span text:style-name="T20">5.1.7.</text:span></text:span><text:span text:style-name="Default_20_Paragraph_20_Font"><text:span text:style-name="T23"> </text:span></text:span><text:span text:style-name="Default_20_Paragraph_20_Font"><text:span text:style-name="T20">Требования по диагностированию системы. </text:span></text:span></text:p>
      <text:p text:style-name="P130">Информационная система должна предоставлять инструменты диагностирования основных процессов системы и мониторинга процесса выполнения программы. Компоненты должны предоставлять удобный интерфейс для возможности просмотра диагностических событий, мониторинга процесса выполнения программ. При возникновении ошибок в программном обеспечении, диагностические инструменты должны позволять сохранять полный набор информации, необходимой разработчику для идентификации проблемы. </text:p>
      <text:p text:style-name="P40"><text:span text:style-name="Default_20_Paragraph_20_Font"><text:span text:style-name="T20">5.1.8.</text:span></text:span><text:span text:style-name="Default_20_Paragraph_20_Font"><text:span text:style-name="T23"> </text:span></text:span><text:span text:style-name="Default_20_Paragraph_20_Font"><text:span text:style-name="T20">Перспективы развития, модернизации системы: </text:span></text:span></text:p>
      <text:p text:style-name="P131">Информационная система должна реализовывать возможность дальнейшей модернизации как программного <text:soft-page-break/>обеспечения, так комплекса технических средств. Также необходимо предусмотреть возможность увеличения производительности системы путем её масштабирования, за счет возможности: </text:p>
      <text:list text:style-name="L18">
        <text:list-item>
          <text:p text:style-name="P203">Добавления новых таблиц в базу данных; </text:p>
        </text:list-item>
        <text:list-item>
          <text:p text:style-name="P203">Автоматическое обновление записей в базу данных; </text:p>
        </text:list-item>
        <text:list-item>
          <text:p text:style-name="P203">Изменение полей в таблицах; </text:p>
        </text:list-item>
        <text:list-item>
          <text:p text:style-name="P204">Улучшение <text:tab/>функционирования <text:tab/>пользовательского интерфейса; </text:p>
        </text:list-item>
      </text:list>
      <text:list text:style-name="L17">
        <text:list-header>
          <text:p text:style-name="P242"/>
        </text:list-header>
      </text:list>
      <text:p text:style-name="P42"><text:span text:style-name="Default_20_Paragraph_20_Font"><text:span text:style-name="T20">5.2.</text:span></text:span><text:span text:style-name="Default_20_Paragraph_20_Font"><text:span text:style-name="T23"> </text:span></text:span><text:span text:style-name="Default_20_Paragraph_20_Font"><text:span text:style-name="T20">Требования к надежности.</text:span></text:span><text:span text:style-name="T17"> </text:span></text:p>
      <text:p text:style-name="P93"><text:span text:style-name="Default_20_Paragraph_20_Font"><text:span text:style-name="T47">Требования <text:tab/>к <text:tab/>обеспечению <text:tab/>надежного <text:tab/>(устойчивого)</text:span></text:span><text:span text:style-name="T17"> </text:span></text:p>
      <text:p text:style-name="P51"><text:span text:style-name="Default_20_Paragraph_20_Font"><text:span text:style-name="T47">Функционирования программ.</text:span></text:span><text:span text:style-name="T17"> </text:span></text:p>
      <text:p text:style-name="P132">Пользователю, работающему с программой через веб-браузер, должен быть предоставлен непрерывный доступ к веб-приложению, расположенному по определенному url-адресу. Веб сервис не должен непредвиденно прерывать свою работу. <text:s/></text:p>
      <text:p text:style-name="P49"><text:span text:style-name="Default_20_Paragraph_20_Font"><text:span text:style-name="T47">Время восстановления после отказа.</text:span></text:span><text:span text:style-name="T17"> </text:span></text:p>
      <text:p text:style-name="P133">В случае отказа работы серверной части и последующей недоступности веб–приложения, время восстановления не должно превышать одни сутки. </text:p>
      <text:p text:style-name="P50"><text:span text:style-name="Default_20_Paragraph_20_Font"><text:span text:style-name="T47">Контроль входной и выходной информации</text:span></text:span><text:span text:style-name="T17">. Для обеспечения <text:s/>функционирования системы должны быть реализованы 2 уровня <text:s/>контроля входной информации: </text:span></text:p>
      <text:p text:style-name="P110"><text:span text:style-name="Default_20_Paragraph_20_Font"><text:span text:style-name="T47">синтаксический уровень</text:span></text:span><text:span text:style-name="T17"> предполагает контроль входных данных по их соответствие допустимому алфавиту (цифра или не цифра), шаблону ввода и др. Синтаксический контроль должен осуществляться средствами приложения. </text:span></text:p>
      <text:p text:style-name="P111"><text:span text:style-name="Default_20_Paragraph_20_Font"><text:span text:style-name="T47">валидация</text:span></text:span><text:span text:style-name="T17"> формы на стороне клиента предполагает, что при вводе данных в неправильном формате, пользователя сразу уведомляют о наличии проблемы с помощью соответствующего сообщения: </text:span></text:p>
      <text:p text:style-name="P53"><text:span text:style-name="Default_20_Paragraph_20_Font"><text:span text:style-name="T41">"Обязательное поле" (Вы не можете оставить поле пустым). </text:span></text:span><text:span text:style-name="T17">Если формат корректен, приложение позволяет отправить данные на сервер и сохранить в базу данных; в противном случае выводится сообщение с описанием того, что нужно исправить, позволяя ввести данные снова. </text:span></text:p>
      <text:p text:style-name="P233"/>
      <text:p text:style-name="P125"><text:s/></text:p>
      <text:p text:style-name="P43"><text:span text:style-name="Default_20_Paragraph_20_Font"><text:span text:style-name="T20">5.3.</text:span></text:span><text:span text:style-name="Default_20_Paragraph_20_Font"><text:span text:style-name="T23"> </text:span></text:span><text:span text:style-name="Default_20_Paragraph_20_Font"><text:span text:style-name="T20">Условия эксплуатации. </text:span></text:span></text:p>
      <text:list text:style-name="L21">
        <text:list-item>
          <text:list>
            <text:list-item>
              <text:list>
                <text:list-item>
                  <text:p text:style-name="P55"><text:span text:style-name="Default_20_Paragraph_20_Font"><text:span text:style-name="T20">климатические условия эксплуатации </text:span></text:span></text:p>
                </text:list-item>
              </text:list>
            </text:list-item>
          </text:list>
        </text:list-item>
      </text:list>
      <text:p text:style-name="P134">Требований к климатическим условиям эксплуатации не предъявляется </text:p>
      <text:list text:continue-numbering="true" text:style-name="L21">
        <text:list-item>
          <text:list>
            <text:list-item>
              <text:list>
                <text:list-item>
                  <text:p text:style-name="P56"><text:span text:style-name="Default_20_Paragraph_20_Font"><text:span text:style-name="T20">требования к видам обслуживания </text:span></text:span></text:p>
                  <text:p text:style-name="P56"><text:span text:style-name="T17">Обслуживания не требуется </text:span></text:p>
                </text:list-item>
                <text:list-item>
                  <text:p text:style-name="P57"><text:span text:style-name="Default_20_Paragraph_20_Font"><text:span text:style-name="T20">состав персонала: </text:span></text:span></text:p>
                </text:list-item>
              </text:list>
            </text:list-item>
          </text:list>
        </text:list-item>
      </text:list>
      <text:list text:style-name="L36">
        <text:list-item>
          <text:p text:style-name="P70"><text:soft-page-break/><text:span text:style-name="T17">Администраторы - выделенный персонал, в обязанности которого входит выполнение специальных технологических функций; </text:span></text:p>
        </text:list-item>
        <text:list-item>
          <text:p text:style-name="P112"><text:span text:style-name="T17">Эксплуатационный персонал - специалисты, обеспечивающие функционирование технических и программных средств</text:span><text:span text:style-name="Default_20_Paragraph_20_Font"><text:span text:style-name="T20">. </text:span></text:span></text:p>
        </text:list-item>
      </text:list>
      <text:p text:style-name="P126"><text:s/></text:p>
      <text:p text:style-name="P46"><text:span text:style-name="Default_20_Paragraph_20_Font"><text:span text:style-name="T20">5.4.</text:span></text:span><text:span text:style-name="Default_20_Paragraph_20_Font"><text:span text:style-name="T23"> </text:span></text:span><text:span text:style-name="Default_20_Paragraph_20_Font"><text:span text:style-name="T20">Требования к составу и параметрам технических средств.</text:span></text:span></text:p>
      <text:p text:style-name="P72"><text:span text:style-name="Default_20_Paragraph_20_Font"><text:span text:style-name="T41">Требования к программному обеспечению системы: </text:span></text:span></text:p>
      <text:list text:style-name="L39">
        <text:list-header>
          <text:p text:style-name="P75"><text:span text:style-name="T17">Система должна работать в операционных системах Windows 7/8/10/11, Linux, MacOS. </text:span></text:p>
        </text:list-header>
      </text:list>
      <text:p text:style-name="P71"><text:span text:style-name="Default_20_Paragraph_20_Font"><text:span text:style-name="T41">Требования к техническому обеспечению системы: </text:span></text:span></text:p>
      <text:p text:style-name="P71"><text:span text:style-name="T17">В комплекс технических входят следующие элементы: </text:span></text:p>
      <text:list text:style-name="L22">
        <text:list-item>
          <text:p text:style-name="P205">Рабочие станции; </text:p>
        </text:list-item>
        <text:list-item>
          <text:p text:style-name="P205">Источник бесперебойного питания; </text:p>
        </text:list-item>
        <text:list-item>
          <text:p text:style-name="P113"><text:span text:style-name="T17">Среда передачи данных между рабочими станциями; </text:span><text:span text:style-name="Default_20_Paragraph_20_Font"><text:span text:style-name="T50"></text:span></text:span><text:span text:style-name="Default_20_Paragraph_20_Font"><text:span text:style-name="T51"> </text:span></text:span><text:span text:style-name="T17">Компьютеры; </text:span></text:p>
        </text:list-item>
      </text:list>
      <text:p text:style-name="P47"><text:span text:style-name="Default_20_Paragraph_20_Font"><text:span text:style-name="T41">Функциональные, конструктивные и эксплуатационные характеристики средств технического обеспечения системы: </text:span></text:span></text:p>
      <text:list text:continue-numbering="true" text:style-name="L22">
        <text:list-item>
          <text:p text:style-name="P206">Процессор Intel Pentium IV 2 ГГц и выше; </text:p>
        </text:list-item>
        <text:list-item>
          <text:p text:style-name="P206">Оперативная память не менее 4 Гб; </text:p>
        </text:list-item>
        <text:list-item>
          <text:p text:style-name="P205">Объём жесткого диска не менее 500 Гб; </text:p>
        </text:list-item>
      </text:list>
      <text:p text:style-name="P128"><text:s/></text:p>
      <text:p text:style-name="P54"><text:span text:style-name="Default_20_Paragraph_20_Font"><text:span text:style-name="T20">5.5.</text:span></text:span><text:span text:style-name="Default_20_Paragraph_20_Font"><text:span text:style-name="T23"> </text:span></text:span><text:span text:style-name="Default_20_Paragraph_20_Font"><text:span text:style-name="T20">Требования к информационной и программной совместимости. </text:span></text:span><text:span text:style-name="T17">Состав данных для осуществления информационного обмена по каждой смежной системе должен быть определен Разработчиком на стадии «Проектирование. Разработка технического проекта» совместно с представителями Заказчика. Система должна быть открытой для смежных систем и поддерживать возможность экспорта данных в смежные системы. Система должна обеспечить возможность загрузки данных, получаемых от смежной системы. <text:s/></text:span></text:p>
      <text:list text:continue-numbering="true" text:style-name="L22">
        <text:list-item>
          <text:p text:style-name="P207">Для реализации статических страниц и шаблонов должен использоваться язык HTML, CSS. </text:p>
        </text:list-item>
        <text:list-item>
          <text:p text:style-name="P208">Для реализации интерактивных элементов клиентской части должен использоваться язык С#. </text:p>
        </text:list-item>
        <text:list-item>
          <text:p text:style-name="P206">Управление сайтом должно осуществляться с помощью Системы управления сайтом (CMS). </text:p>
        </text:list-item>
      </text:list>
      <text:p text:style-name="P134">Для управления сайтом от персонала Заказчика не должно требоваться специальных технических навыков, за исключением навыков работы с персональным компьютером. </text:p>
      <text:p text:style-name="P134">В качестве базы данных должен быть использован<text:span text:style-name="T11"> </text:span><text:span text:style-name="T8">P</text:span><text:span text:style-name="T13">ostgree</text:span><text:span text:style-name="T11"> </text:span>SQL. В системе управления сайтом должен быть предусмотрен механизм резервного копирования структуры и содержимого базы данных. </text:p>
      <text:p text:style-name="P127"><text:s/></text:p>
      <text:p text:style-name="P44"><text:span text:style-name="Default_20_Paragraph_20_Font"><text:span text:style-name="T20">5.6.</text:span></text:span><text:span text:style-name="Default_20_Paragraph_20_Font"><text:span text:style-name="T23"> </text:span></text:span><text:span text:style-name="Default_20_Paragraph_20_Font"><text:span text:style-name="T20">Требования к видам обеспечения. </text:span></text:span></text:p>
      <text:p text:style-name="P45"><text:soft-page-break/><text:span text:style-name="Default_20_Paragraph_20_Font"><text:span text:style-name="T20">5.6.1</text:span></text:span><text:span text:style-name="T17">. </text:span><text:span text:style-name="Default_20_Paragraph_20_Font"><text:span text:style-name="T20">Требования к составу, структуре и способам организации данных в системе.</text:span></text:span><text:span text:style-name="T17"> </text:span></text:p>
      <text:p text:style-name="P135">Доступ к ресурсам сайта должен осуществляться на основании трех групп доступа: </text:p>
      <text:list text:continue-numbering="true" text:style-name="L22">
        <text:list-item>
          <text:p text:style-name="P210">Клиент </text:p>
        </text:list-item>
        <text:list-item>
          <text:p text:style-name="P114"><text:span text:style-name="T17">Менеджер </text:span></text:p>
        </text:list-item>
        <text:list-item>
          <text:p text:style-name="P209">Администратор </text:p>
        </text:list-item>
      </text:list>
      <text:p text:style-name="P136">Клиент имеет доступ только к общедоступной части сайта. Доступ к административной части имеют пользователи с правами Менеджер и Администратор. <text:s/></text:p>
      <text:p text:style-name="P137">Доступ к клиентской части может осуществляться как гостевой (только просмотр информации), так и с регистрацией, для возможности заказа. </text:p>
      <text:p text:style-name="P137">Менеджер может видеть заказы клиентов, состояние заказов, их стоимость и дату. </text:p>
      <text:p text:style-name="P129">Администратор <text:tab/>помимо <text:tab/>функций <text:tab/>Менеджера <text:tab/>может <text:tab/>управлять пользователями сайта и его структурой. Редактировать информацию о поставщиках, удалять и добавлять <text:span text:style-name="T10">книгу</text:span>, оповещать покупателя о поступлении товара, которого не было в наличии. </text:p>
      <text:p text:style-name="P138">Детальный набор прав пользователей будет определен при проектировании сайта. </text:p>
      <text:p text:style-name="P129">Доступ к административной части должен осуществляться с использованием уникального логина и пароля. Логин и пароль выдается администратором сайта. Для обеспечения защиты от несанкционированного доступа к административной части пароли должны удовлетворять стандартным требованиям безопасности. </text:p>
      <text:p text:style-name="P48"><text:span text:style-name="Default_20_Paragraph_20_Font"><text:span text:style-name="T43">Требования к составу, структуре и способам организации данных в системе</text:span></text:span><text:span text:style-name="Default_20_Paragraph_20_Font"><text:span text:style-name="T20">. </text:span></text:span></text:p>
      <text:p text:style-name="P140">Сайт должен представлять собой информационную структуру, доступную в сети Интернет под доменным именем. </text:p>
      <text:p text:style-name="P141">Система должна состоять из следующих взаимосвязанных разделов и модулей: </text:p>
      <text:list text:style-name="L24">
        <text:list-item>
          <text:p text:style-name="P211">Главная страница; </text:p>
        </text:list-item>
        <text:list-item>
          <text:p text:style-name="P211">Авторизация покупателя; </text:p>
        </text:list-item>
        <text:list-item>
          <text:p text:style-name="P211">Личный кабинет; </text:p>
        </text:list-item>
        <text:list-item>
          <text:p text:style-name="P211">Каталог; </text:p>
        </text:list-item>
        <text:list-item>
          <text:p text:style-name="P211">Корзина; </text:p>
        </text:list-item>
        <text:list-item>
          <text:p text:style-name="P211">Желаемые <text:span text:style-name="T9">книги</text:span>; </text:p>
        </text:list-item>
        <text:list-item>
          <text:p text:style-name="P212">Контакты; </text:p>
        </text:list-item>
      </text:list>
      <text:p text:style-name="P139"><text:soft-page-break/>Пользовательский <text:tab/>интерфейс <text:tab/>сайта <text:tab/>должен <text:tab/>обеспечивать <text:tab/>наглядное, интуитивно понятное представление структуры, размещенной на нем информации, быстрый и логичный переход к разделам и страницам. </text:p>
      <text:p text:style-name="P58"><text:span text:style-name="T17">На </text:span><text:span text:style-name="Default_20_Paragraph_20_Font"><text:span text:style-name="T45">главной странице</text:span></text:span><text:span text:style-name="T17"> расположена часто продаваем</text:span><text:span text:style-name="T30">ые книги</text:span><text:span text:style-name="T17">. Неавторизированный покупатель может просматривать </text:span><text:span text:style-name="T30">книги</text:span><text:span text:style-name="T17"> и информацию о </text:span><text:span text:style-name="T30">них</text:span><text:span text:style-name="T17">, без возможности покупки. </text:span></text:p>
      <text:p text:style-name="P142">Авторизированный покупатель имеет возможность формировать заказ и добавлять <text:span text:style-name="T9">книгу</text:span> в корзину, если человек пока не готов купить <text:span text:style-name="T9">книгу</text:span>, в список ожидаемых товаров, если этот товар на момент его просмотра отсутствует. </text:p>
      <text:p text:style-name="P143">В личном кабинете покупателя отображается следующая информация: </text:p>
      <text:list text:continue-numbering="true" text:style-name="L24">
        <text:list-item>
          <text:p text:style-name="P211">имя (тип: строка); </text:p>
        </text:list-item>
        <text:list-item>
          <text:p text:style-name="P211">фамилия (тип: строка); </text:p>
        </text:list-item>
        <text:list-item>
          <text:p text:style-name="P211">мобильный номер телефона (тип: строка); </text:p>
        </text:list-item>
        <text:list-item>
          <text:p text:style-name="P211">электронная почта (тип: строка); </text:p>
        </text:list-item>
        <text:list-item>
          <text:p text:style-name="P213">адрес доставки (тип: строка); </text:p>
        </text:list-item>
      </text:list>
      <text:p text:style-name="P144"><text:s/>Адрес доставки отображается в личном кабинете, если ранее был совершен заказ, в противном случае, данное поле отсутствует. Данный модуль доступен только авторизированным пользователям и не доступен пользователям с правами доступа Менеджер и Администратор. </text:p>
      <text:p text:style-name="P59"><text:span text:style-name="T17">В модуле </text:span><text:span text:style-name="Default_20_Paragraph_20_Font"><text:span text:style-name="T45">авторизация</text:span></text:span><text:span text:style-name="Default_20_Paragraph_20_Font"><text:span text:style-name="T47"> </text:span></text:span><text:span text:style-name="Default_20_Paragraph_20_Font"><text:span text:style-name="T45">покупателя</text:span></text:span><text:span text:style-name="T17"> возможны две ситуации: </text:span></text:p>
      <text:list text:style-name="L27">
        <text:list-item>
          <text:p text:style-name="P214">Если пользователь ранее не был зарегистрирован и хочет оформить заказ, то ему необходимо заполнить следующую форму, которая состоит из четырех полей: </text:p>
          <text:list>
            <text:list-item>
              <text:p text:style-name="P216">имени (обязательное поле, тип: строка) </text:p>
            </text:list-item>
            <text:list-item>
              <text:p text:style-name="P216">фамилии (обязательное поле, тип: строка) </text:p>
            </text:list-item>
            <text:list-item>
              <text:p text:style-name="P216">номера телефона (обязательное поле, тип: строка) </text:p>
            </text:list-item>
            <text:list-item>
              <text:p text:style-name="P217">электронная почта (необязательное поле, тип: строка) </text:p>
            </text:list-item>
          </text:list>
        </text:list-item>
      </text:list>
      <text:p text:style-name="P145">После нажатия на кнопку «Зарегистрироваться» происходит валидация форм на стороне клиента, для того, чтобы убедиться, что данные, введенные в каждый элемент формы, соответствуют требования. <text:s/></text:p>
      <text:p text:style-name="P146">В случае успешной валидации клиенту приходит СМС–Оповещение с кодом для подтверждения регистрации и код, который будет использоваться при авторизации. </text:p>
      <text:p text:style-name="P147"><text:soft-page-break/>В случае ошибки, пользователю высвечивается информация о том, что были введены запрещенные символы, также здесь указываются символы, которые разрешены. Количество попыток не ограничено. </text:p>
      <text:list text:continue-numbering="true" text:style-name="L27">
        <text:list-item>
          <text:p text:style-name="P215">Если пользователь ранее был зарегистрирован и хочет оформить заказ, то ему необходимо заполнить следующую форму, которая состоит из двух полей: </text:p>
        </text:list-item>
      </text:list>
      <text:list text:style-name="L29">
        <text:list-item>
          <text:p text:style-name="P115"><text:span text:style-name="T17">Номер телефона (обязательное поле, тип – целое число); </text:span></text:p>
        </text:list-item>
        <text:list-item>
          <text:p text:style-name="P218">Пароль для авторизации из СМС – оповещения, который ранее был предоставлен сервисом (обязательное поле, тип: строка); </text:p>
        </text:list-item>
      </text:list>
      <text:p text:style-name="P144"><text:s/>В том случае, если был неверно введен телефон или пароль, то Пользователю будет выведена информация в видео строки о том, что данные были введены неверно. После третей попытки авторизации пользователя предлагается сменить пароль на новый, путем ввода в форму номера телефона. </text:p>
      <text:p text:style-name="P148"><text:s/>В случае успешной валидации клиенту приходит СМС–Оповещение с кодом для подтверждения регистрации и код, который будет использоваться при авторизации в дальнейшем. </text:p>
      <text:p text:style-name="P60"><text:span text:style-name="T17">В модуле </text:span><text:span text:style-name="Default_20_Paragraph_20_Font"><text:span text:style-name="T45">каталога</text:span></text:span><text:span text:style-name="T17"> доступны для просмотра вс</text:span><text:span text:style-name="T30">е книги</text:span><text:span text:style-name="T17">, котор</text:span><text:span text:style-name="T30">ые</text:span><text:span text:style-name="T17"> есть в базе данных. Клиентам доступна следующая информация о каждом объекте по нажатию на его форму: </text:span></text:p>
      <text:list text:continue-list="list110624664692289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9">фотография <text:span text:style-name="T6">книги</text:span> (тип: jpg, jpeg, png); </text:p>
                        </text:list-item>
                        <text:list-item>
                          <text:p text:style-name="P189">название <text:span text:style-name="T6">книги</text:span> (тип: строка); </text:p>
                        </text:list-item>
                        <text:list-item>
                          <text:p text:style-name="P106"><text:span text:style-name="Default_20_Paragraph_20_Font"><text:span text:style-name="T32">год издания</text:span></text:span><text:span text:style-name="T17"> </text:span><text:span text:style-name="Default_20_Paragraph_20_Font"><text:span text:style-name="T37"><text:s/></text:span></text:span><text:span text:style-name="Default_20_Paragraph_20_Font"><text:span text:style-name="T32">(</text:span></text:span><text:span text:style-name="Default_20_Paragraph_20_Font"><text:span text:style-name="T37">тип: целочисленное положительное число</text:span></text:span><text:span text:style-name="Default_20_Paragraph_20_Font"><text:span text:style-name="T32">)</text:span></text:span><text:span text:style-name="T17">; </text:span></text:p>
                        </text:list-item>
                        <text:list-item>
                          <text:p text:style-name="P189"><text:span text:style-name="T6">автор книги</text:span> (тип: строка); </text:p>
                        </text:list-item>
                        <text:list-item>
                          <text:p text:style-name="P103"><text:span text:style-name="Default_20_Paragraph_20_Font"><text:span text:style-name="T37">цена бумажного <text:s/></text:span></text:span><text:span text:style-name="Default_20_Paragraph_20_Font"><text:span text:style-name="T32">(</text:span></text:span><text:span text:style-name="Default_20_Paragraph_20_Font"><text:span text:style-name="T37">тип: целочисленное положительное число</text:span></text:span><text:span text:style-name="Default_20_Paragraph_20_Font"><text:span text:style-name="T32">);</text:span></text:span></text:p>
                        </text:list-item>
                        <text:list-item>
                          <text:p text:style-name="P103"><text:span text:style-name="Default_20_Paragraph_20_Font"><text:span text:style-name="T37">цена</text:span></text:span><text:span text:style-name="Default_20_Paragraph_20_Font"><text:span text:style-name="T32"> </text:span></text:span><text:span text:style-name="Default_20_Paragraph_20_Font"><text:span text:style-name="T37">электронного экземпляра </text:span></text:span><text:span text:style-name="Default_20_Paragraph_20_Font"><text:span text:style-name="T32">(</text:span></text:span><text:span text:style-name="Default_20_Paragraph_20_Font"><text:span text:style-name="T37">тип: целочисленное положительное число</text:span></text:span><text:span text:style-name="Default_20_Paragraph_20_Font"><text:span text:style-name="T32">);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9">В этом же модуле, в том случае, если клиент положил <text:span text:style-name="T9">книгу</text:span> в корзину, он может перейти в нее для оформления заказа по нажатию на кнопку «Оформить заказ». </text:p>
      <text:p text:style-name="P150">В данном модуле расположено форма поисковая строка, внутри которой указана информация о том, что поиск <text:span text:style-name="T9">книги</text:span> по<text:span text:style-name="T3"> </text:span><text:span text:style-name="T9">названию</text:span><text:span text:style-name="T3"> </text:span>и/или<text:span text:style-name="T3"> </text:span><text:span text:style-name="T9">автору</text:span><text:span text:style-name="T3"> </text:span><text:span text:style-name="T9">книги</text:span>. Пользователю достаточно ввести <text:span text:style-name="T9">автора</text:span>, чтобы получить список все<text:span text:style-name="T9">х</text:span> <text:span text:style-name="T9">книг</text:span> этого <text:span text:style-name="T9">автора</text:span>, которые представлены на сайте. Для поиска конкретного экземпляра вводится полная информация в поле: <text:span text:style-name="T9">автор</text:span>, <text:span text:style-name="T9">год</text:span>, название. <text:s/></text:p>
      <text:p text:style-name="P150">В случаях отсутствия <text:span text:style-name="T9">автора</text:span> и/или данной<text:span text:style-name="T3"> </text:span><text:span text:style-name="T9">книги</text:span><text:span text:style-name="T3"> </text:span>пользователю выводится информация о том, что данная <text:span text:style-name="T9">книга</text:span> не представлена в их магазине. </text:p>
      <text:p text:style-name="P61"><text:soft-page-break/><text:span text:style-name="T17">В модуле </text:span><text:span text:style-name="Default_20_Paragraph_20_Font"><text:span text:style-name="T45">корзина</text:span></text:span><text:span text:style-name="T17"> расположены </text:span><text:span text:style-name="T30">книги</text:span><text:span text:style-name="T17">, которые были добавлены пользователем. Здесь же присутствует возможность: </text:span></text:p>
      <text:list text:style-name="L28">
        <text:list-item>
          <text:list>
            <text:list-item>
              <text:list>
                <text:list-item>
                  <text:p text:style-name="P219">удалени<text:span text:style-name="T9">е</text:span> <text:span text:style-name="T9">книги</text:span> по нажатию на крестик в верхнем право углу конкретной формы </text:p>
                </text:list-item>
                <text:list-item>
                  <text:p text:style-name="P220">по нажатию на форму <text:span text:style-name="T9">книги</text:span> открывается полная информация о нем </text:p>
                </text:list-item>
              </text:list>
            </text:list-item>
          </text:list>
        </text:list-item>
      </text:list>
      <text:p text:style-name="P145">Если Пользователь добавил <text:span text:style-name="T9">книгу</text:span> в корзину, но он закончился спустя некоторое время, то <text:span text:style-name="T9">книга</text:span> автоматически добавляется в список желаемых и помечается меткой «Ожидание товара». Данн<text:span text:style-name="T9">ая книга</text:span> становится доступн<text:span text:style-name="T9">ой</text:span> для покупки менеджером, который отвечает за поступление <text:span text:style-name="T9">книг</text:span>. </text:p>
      <text:p text:style-name="P151">Для оформления заказа нажимается кнопка «Оформить заказ». Пользователю предлагается выбрать пункт выдачи: данная форма представлена выпадающим списком, при ее пролистывании пользователь может выбрать нужный пункт выдачи <text:span text:style-name="T9">или получение электронного экземпляра</text:span>. Оплата осуществляется при <text:span text:style-name="T9">покупке</text:span> товара, оплата<text:span text:style-name="T3"> </text:span><text:span text:style-name="T9">наличными</text:span><text:span text:style-name="T3"> </text:span>не предусмотрена. </text:p>
      <text:p text:style-name="P62"><text:span text:style-name="T17">Модуль </text:span><text:span text:style-name="Default_20_Paragraph_20_Font"><text:span text:style-name="T45">желаемых товаров</text:span></text:span><text:span text:style-name="T17"> представляет собой список </text:span><text:span text:style-name="T30">книг</text:span><text:span text:style-name="T17">, которые пользователь ранее добавил по нажатию на сердечко в правом нижнем углу. <text:s/></text:span></text:p>
      <text:p text:style-name="P144">Если пользователь ранее не добавлял<text:span text:style-name="T3"> <text:s/></text:span><text:span text:style-name="T10">книгу</text:span><text:span text:style-name="T3"> </text:span>в список желаемых, то отображается строка «Здесь пусто». </text:p>
      <text:p text:style-name="P63"><text:span text:style-name="Default_20_Paragraph_20_Font"><text:span text:style-name="T37">Модуль </text:span></text:span><text:span text:style-name="Default_20_Paragraph_20_Font"><text:span text:style-name="T46">контактов </text:span></text:span><text:span text:style-name="Default_20_Paragraph_20_Font"><text:span text:style-name="T37">представляет собой список номеров, адрес электронной почты при помощи которых Покупатель может связаться с Администратором, в случае различных ситуаций, связанных с товарами магазина. </text:span></text:span></text:p>
      <text:p text:style-name="P237"/>
      <text:p text:style-name="P64"><text:span text:style-name="Default_20_Paragraph_20_Font"><text:span text:style-name="T43">5.6.2. </text:span></text:span><text:span text:style-name="Default_20_Paragraph_20_Font"><text:span text:style-name="T20">Требования к информационному обмену между компонентами системы. </text:span></text:span></text:p>
      <text:p text:style-name="P156">Система должна обеспечивать навигацию по всем доступным пользователю страницам сайта и отображать соответствующую ей информацию. </text:p>
      <text:p text:style-name="P64"><text:span text:style-name="Default_20_Paragraph_20_Font"><text:span text:style-name="T43">5.6.3. </text:span></text:span><text:span text:style-name="Default_20_Paragraph_20_Font"><text:span text:style-name="T20">Требования к информационной совместимости со смежными системами.</text:span></text:span><text:span text:style-name="Default_20_Paragraph_20_Font"><text:span text:style-name="T43"> </text:span></text:span></text:p>
      <text:p text:style-name="P157">Система должна быть открытой для смежных систем и поддерживать возможность экспорта данных в смежные системы. Система должна обеспечивать возможность загрузки данных, получаемых от смежной системы. </text:p>
      <text:p text:style-name="P64"><text:span text:style-name="Default_20_Paragraph_20_Font"><text:span text:style-name="T20">5.6.4. По применению систем управления базами данных </text:span></text:span></text:p>
      <text:p text:style-name="P158"><text:soft-page-break/>Применяемые системы управления базами данных должны обеспечивать возможность: </text:p>
      <text:list text:style-name="L30">
        <text:list-item>
          <text:p text:style-name="P221">формирования баз данных; </text:p>
        </text:list-item>
        <text:list-item>
          <text:p text:style-name="P221">ввода и поддержания целостности данных; </text:p>
        </text:list-item>
        <text:list-item>
          <text:p text:style-name="P221">параллельной обработки хранимой информации; </text:p>
        </text:list-item>
        <text:list-item>
          <text:p text:style-name="P221">исключения ограничений на типы хранимой информации; о защиты данных встроенными средствами; </text:p>
        </text:list-item>
        <text:list-item>
          <text:p text:style-name="P221">поддержания целостности данных, ссылок и механизма транзакций </text:p>
        </text:list-item>
        <text:list-item>
          <text:p text:style-name="P221">встроенными средствами; </text:p>
        </text:list-item>
        <text:list-item>
          <text:p text:style-name="P221">резервирования и восстановления; </text:p>
        </text:list-item>
        <text:list-item>
          <text:p text:style-name="P221">хранения процедур встроенным механизмом; </text:p>
        </text:list-item>
        <text:list-item>
          <text:p text:style-name="P221">авторизации и разделения прав и полномочий пользователей; </text:p>
        </text:list-item>
        <text:list-item>
          <text:p text:style-name="P221">контроля работы баз данных и режимов доступа к информации; </text:p>
        </text:list-item>
        <text:list-item>
          <text:p text:style-name="P222">ведения журналов регистрации событий доступа к базам с идентификацией пользователей базы данных; </text:p>
        </text:list-item>
        <text:list-item>
          <text:p text:style-name="P223">регистрации внесенных изменений с привязкой к системному времени и пользователю; </text:p>
        </text:list-item>
        <text:list-item>
          <text:p text:style-name="P224">использования средств разработки приложений; о поддержки системы национальных языков; </text:p>
        </text:list-item>
        <text:list-item>
          <text:p text:style-name="P221">формирования отчетов; </text:p>
        </text:list-item>
        <text:list-item>
          <text:p text:style-name="P221">регистрации списка сформированных отчетных документов; <text:s/></text:p>
        </text:list-item>
        <text:list-item>
          <text:p text:style-name="P225">клиент-серверную архитектуру. </text:p>
        </text:list-item>
      </text:list>
      <text:p text:style-name="P152"><text:s/></text:p>
      <text:p text:style-name="P65"><text:span text:style-name="Default_20_Paragraph_20_Font"><text:span text:style-name="T20">5.6.5.</text:span></text:span><text:span text:style-name="Default_20_Paragraph_20_Font"><text:span text:style-name="T23"> </text:span></text:span><text:span text:style-name="Default_20_Paragraph_20_Font"><text:span text:style-name="T20">Требования к структуре процесса сбора, обработки, передачи данных в</text:span></text:span><text:span text:style-name="T17"> </text:span><text:span text:style-name="Default_20_Paragraph_20_Font"><text:span text:style-name="T20">системе и представлению данных. </text:span></text:span></text:p>
      <text:p text:style-name="P159">Страницы всех разделов сайта должны формироваться программным путем на основании информации из базы данных на сервере. </text:p>
      <text:p text:style-name="P153">Редактирование содержимого разделов должно осуществляться посредством администраторского веб-интерфейса (системы управления сайтом), который без <text:tab/>применения <text:tab/>специальных <text:tab/>навыков <text:tab/>программирования <text:tab/>должен предусматривать <text:tab/>возможность <text:tab/>редактирования <text:tab/>информационного содержимого страниц сайта. </text:p>
      <text:p text:style-name="P160">Наполнение информацией должно производиться с использованием шаблонов страниц сайта. В рамках разработки сайта Исполнитель должен обеспечить ввод представленной Заказчиком информации в создаваемые динамические разделы (с учетом предусмотренной настоящим ТЗ функциональности). Исполнитель должен обеспечить обработку иллюстраций для приведения их в соответствие с <text:soft-page-break/>техническими требованиями и HTML-верстку подготовленных материалов. </text:p>
      <text:p text:style-name="P161">После сдачи сайта в эксплуатацию информационное наполнение разделов, включая обработку и подготовку к публикации графических материалов, осуществляется Заказчиком самостоятельно. </text:p>
      <text:p text:style-name="P66"><text:span text:style-name="Default_20_Paragraph_20_Font"><text:span text:style-name="T20">5.6.6.</text:span></text:span><text:span text:style-name="Default_20_Paragraph_20_Font"><text:span text:style-name="T23"> </text:span></text:span><text:span text:style-name="Default_20_Paragraph_20_Font"><text:span text:style-name="T20">Требования к защите данных от разрешений при авариях и сбоях в</text:span></text:span><text:span text:style-name="T17"> </text:span><text:span text:style-name="Default_20_Paragraph_20_Font"><text:span text:style-name="T20">электропитании системы. </text:span></text:span></text:p>
      <text:p text:style-name="P154">Необходимо предусмотреть возможность резервного копирования данных системы <text:tab/>средствами <text:tab/>программного <text:tab/>обеспечения, <text:tab/>поставляемого Разработчиком. </text:p>
      <text:p text:style-name="P65"><text:span text:style-name="Default_20_Paragraph_20_Font"><text:span text:style-name="T43">5.6.7.</text:span></text:span><text:span text:style-name="Default_20_Paragraph_20_Font"><text:span text:style-name="T44"> </text:span></text:span><text:span text:style-name="Default_20_Paragraph_20_Font"><text:span text:style-name="T20">Требования к контролю, хранению, обновлению и восстановлению данных</text:span></text:span><text:span text:style-name="Default_20_Paragraph_20_Font"><text:span text:style-name="T43">. </text:span></text:span></text:p>
      <text:p text:style-name="P155">Все данные сайта должны храниться в структурированном виде под управлением реляционной СУБД. Исключения составляют файлы данных, предназначенные для просмотра и скачивания (изображения, видео, документы и т.п.). Такие файлы сохраняются в файловой системе, а в БД размещаются ссылки на них. </text:p>
      <text:p text:style-name="P159">Сайт должен предусматривать базовую защиту от основных видов атак: SQLинъекций. </text:p>
      <text:p text:style-name="P162">Данные будут восстанавливаться на основе резервных копий, которые будут создаваться в конце каждого дня. </text:p>
      <text:p text:style-name="P94"><text:span text:style-name="Default_20_Paragraph_20_Font"><text:span text:style-name="T20">6.</text:span></text:span><text:span text:style-name="Default_20_Paragraph_20_Font"><text:span text:style-name="T23"> <text:tab/></text:span></text:span><text:span text:style-name="Default_20_Paragraph_20_Font"><text:span text:style-name="T20">Стадии и этапы разработки. </text:span></text:span></text:p>
      <text:p text:style-name="P67"><text:span text:style-name="Default_20_Paragraph_20_Font"><text:span text:style-name="T41">Разработка должна быть проведена в 5 стадий: </text:span></text:span></text:p>
      <text:list text:style-name="L33">
        <text:list-item>
          <text:p text:style-name="P226">Разработка ТЗ; </text:p>
        </text:list-item>
      </text:list>
      <text:p text:style-name="P168">На данной стадии должен быть выполнен этап разработки, согласования и утверждения технического задания. </text:p>
      <text:list text:continue-numbering="true" text:style-name="L33">
        <text:list-item>
          <text:p text:style-name="P226">Разработка проектной документации; </text:p>
        </text:list-item>
      </text:list>
      <text:p text:style-name="P169">На данной стадии должен быть выполнен этап разработки проектной документации. </text:p>
      <text:list text:continue-numbering="true" text:style-name="L33">
        <text:list-item>
          <text:p text:style-name="P227">Создание эскизного проекта; </text:p>
        </text:list-item>
      </text:list>
      <text:p text:style-name="P169">На данной стадии должен быть выполнен эскизный проект для предварительного предоставления заказчику. </text:p>
      <text:list text:continue-numbering="true" text:style-name="L33">
        <text:list-item>
          <text:p text:style-name="P228">Рабочее проектирование; </text:p>
        </text:list-item>
      </text:list>
      <text:p text:style-name="P169">На данной стадии должны быть выполнены 2 этапа: разработка информационной системы и разработка документации. </text:p>
      <text:list text:continue-numbering="true" text:style-name="L33">
        <text:list-item>
          <text:p text:style-name="P229">Ввод в действие; </text:p>
        </text:list-item>
      </text:list>
      <text:p text:style-name="P170">На данной стадии должны быть выполнены подготовка и передача заказчику. </text:p>
      <text:p text:style-name="P163"><text:soft-page-break/>На этапе разработки ТЗ должны быть выполнены работы: </text:p>
      <text:list text:continue-numbering="true" text:style-name="L33">
        <text:list-item>
          <text:list>
            <text:list-item>
              <text:p text:style-name="P230">постановка задачи; </text:p>
            </text:list-item>
            <text:list-item>
              <text:p text:style-name="P230">определение требований к техническим средствам; </text:p>
            </text:list-item>
            <text:list-item>
              <text:p text:style-name="P230">определение требований к информационной системе; </text:p>
            </text:list-item>
            <text:list-item>
              <text:p text:style-name="P116"><text:span text:style-name="T17">определение этапов и сроков разработки ИС и документации на неё; </text:span><text:span text:style-name="Default_20_Paragraph_20_Font"><text:span text:style-name="T50"></text:span></text:span><text:span text:style-name="Default_20_Paragraph_20_Font"><text:span text:style-name="T51"> </text:span></text:span><text:span text:style-name="T17"><text:s/>согласование и утверждение технического задания. </text:span></text:p>
            </text:list-item>
          </text:list>
        </text:list-item>
      </text:list>
      <text:p text:style-name="P164">На этапе разработки проектной документации должны быть выполнены работы: </text:p>
      <text:list text:continue-numbering="true" text:style-name="L33">
        <text:list-item>
          <text:list>
            <text:list-item>
              <text:p text:style-name="P230">определение основных бизнес-процессов (в виде диаграмм IDEF0); </text:p>
            </text:list-item>
            <text:list-item>
              <text:p text:style-name="P117"><text:span text:style-name="T17">проектирование структуры базы данных в виде (ER диаграммы); </text:span><text:span text:style-name="Default_20_Paragraph_20_Font"><text:span text:style-name="T50"></text:span></text:span><text:span text:style-name="Default_20_Paragraph_20_Font"><text:span text:style-name="T51"> </text:span></text:span><text:span text:style-name="T17">проектирование структуры пользовательского интерфейса; </text:span><text:span text:style-name="Default_20_Paragraph_20_Font"><text:span text:style-name="T50"></text:span></text:span><text:span text:style-name="Default_20_Paragraph_20_Font"><text:span text:style-name="T51"> </text:span></text:span><text:span text:style-name="T17">согласование и утверждение проектной документации. </text:span></text:p>
            </text:list-item>
          </text:list>
        </text:list-item>
      </text:list>
      <text:p text:style-name="P153">На этапе разработки должна быть выполнена работа по разработке информационной системы на основе проектной документации, кодированию и отладке. </text:p>
      <text:p text:style-name="P165">На этапе разработки документации должна быть выполнена разработка программных документов в соответствии с требованиями. "Предварительный состав программной документации" настоящего технического задания. </text:p>
      <text:p text:style-name="P166">На этапе подготовки и передачи программы должна быть выполнена работа по подготовке и передаче программы и программной документации в эксплуатацию. </text:p>
      <text:p text:style-name="P95"><text:span text:style-name="Default_20_Paragraph_20_Font"><text:span text:style-name="T20">7.</text:span></text:span><text:span text:style-name="Default_20_Paragraph_20_Font"><text:span text:style-name="T23"> <text:tab/></text:span></text:span><text:span text:style-name="Default_20_Paragraph_20_Font"><text:span text:style-name="T20">Порядок контроля и приемки </text:span></text:span></text:p>
      <text:p text:style-name="P68"><text:span text:style-name="Default_20_Paragraph_20_Font"><text:span text:style-name="T20"><text:s text:c="2"/></text:span></text:span><text:span text:style-name="Default_20_Paragraph_20_Font"><text:span text:style-name="T17"><text:s/></text:span></text:span></text:p>
      <text:p text:style-name="P160">Контроль и приемка разработки осуществляется в соответствии с документом «Программа и методика испытаний». </text:p>
      <text:p text:style-name="P167">Стадии контроля и приемки: </text:p>
      <text:list text:style-name="L34">
        <text:list-item>
          <text:p text:style-name="P176">Предварительные испытания </text:p>
        </text:list-item>
        <text:list-item>
          <text:p text:style-name="P96"><text:span text:style-name="Default_20_Paragraph_20_Font"><text:span text:style-name="T41">Опытная эксплуатация</text:span></text:span><text:span text:style-name="Default_20_Paragraph_20_Font"><text:span text:style-name="T20"> </text:span></text:span></text:p>
        </text:list-item>
        <text:list-item>
          <text:p text:style-name="P97"><text:span text:style-name="Default_20_Paragraph_20_Font"><text:span text:style-name="T41">Приемочные испытания </text:span></text:span></text:p>
        </text:list-item>
      </text:list>
      <text:p text:style-name="P160">Состав, объем, и методы предварительных испытаний системы определяются документом «Программа и методика испытаний», разрабатываемым на стадии «Рабочая документация». </text:p>
      <text:p text:style-name="P160">Состав, объем, и методы опытной эксплуатации системы определяются документом «Программа опытной эксплуатации», разрабатываемым на стадии «Ввод в действие». </text:p>
      <text:p text:style-name="P160">Состав, объем, и методы приемочных испытаний системы определяются документом «Программа и методика испытаний», разрабатываемым на стадии «Ввод в действие» с учетом результатов проведения предварительных испытаний и опытной эксплуатации. </text:p>
      <text:p text:style-name="P69"><text:soft-page-break/><text:span text:style-name="Default_20_Paragraph_20_Font"><text:span text:style-name="T37">На основании протокола испытаний исполнитель совместно с заказчиком подписывают акт приемки-сдачи программы в эксплуатацию.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left="0.0071in" fo:margin-right="0.0075in" fo:margin-top="0in" fo:margin-bottom="0.0256in" style:contextual-spacing="false" fo:line-height="112%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language="ru" fo:country="RU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7LVL1" style:display-name="WW_CharLFO7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2" style:display-name="WW_CharLFO7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3" style:display-name="WW_CharLFO7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4" style:display-name="WW_CharLFO7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5" style:display-name="WW_CharLFO7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6" style:display-name="WW_CharLFO7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7" style:display-name="WW_CharLFO7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8" style:display-name="WW_CharLFO7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7LVL9" style:display-name="WW_CharLFO7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0LVL1" style:display-name="WW_CharLFO10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0LVL2" style:display-name="WW_CharLFO10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0LVL3" style:display-name="WW_CharLFO10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0LVL4" style:display-name="WW_CharLFO10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0LVL5" style:display-name="WW_CharLFO10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0LVL6" style:display-name="WW_CharLFO10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0LVL7" style:display-name="WW_CharLFO10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0LVL8" style:display-name="WW_CharLFO10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0LVL9" style:display-name="WW_CharLFO10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1LVL1" style:display-name="WW_CharLFO1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1LVL2" style:display-name="WW_CharLFO1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1LVL3" style:display-name="WW_CharLFO1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1LVL4" style:display-name="WW_CharLFO1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1LVL5" style:display-name="WW_CharLFO1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1LVL6" style:display-name="WW_CharLFO1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1LVL7" style:display-name="WW_CharLFO1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1LVL8" style:display-name="WW_CharLFO1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1LVL9" style:display-name="WW_CharLFO1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2LVL1" style:display-name="WW_CharLFO12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2LVL2" style:display-name="WW_CharLFO12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2LVL3" style:display-name="WW_CharLFO12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2LVL4" style:display-name="WW_CharLFO12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2LVL5" style:display-name="WW_CharLFO12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2LVL6" style:display-name="WW_CharLFO12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2LVL7" style:display-name="WW_CharLFO12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2LVL8" style:display-name="WW_CharLFO12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2LVL9" style:display-name="WW_CharLFO12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3LVL1" style:display-name="WW_CharLFO1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3LVL2" style:display-name="WW_CharLFO13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3LVL3" style:display-name="WW_CharLFO13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3LVL4" style:display-name="WW_CharLFO13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3LVL5" style:display-name="WW_CharLFO13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3LVL6" style:display-name="WW_CharLFO13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3LVL7" style:display-name="WW_CharLFO13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3LVL8" style:display-name="WW_CharLFO13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3LVL9" style:display-name="WW_CharLFO13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4LVL1" style:display-name="WW_CharLFO14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4LVL2" style:display-name="WW_CharLFO14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4LVL3" style:display-name="WW_CharLFO14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4LVL4" style:display-name="WW_CharLFO14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4LVL5" style:display-name="WW_CharLFO14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4LVL6" style:display-name="WW_CharLFO14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4LVL7" style:display-name="WW_CharLFO14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4LVL8" style:display-name="WW_CharLFO14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4LVL9" style:display-name="WW_CharLFO14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5LVL1" style:display-name="WW_CharLFO15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5LVL2" style:display-name="WW_CharLFO15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5LVL3" style:display-name="WW_CharLFO15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5LVL4" style:display-name="WW_CharLFO15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5LVL5" style:display-name="WW_CharLFO15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5LVL6" style:display-name="WW_CharLFO15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5LVL7" style:display-name="WW_CharLFO15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5LVL8" style:display-name="WW_CharLFO15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5LVL9" style:display-name="WW_CharLFO15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6LVL1" style:display-name="WW_CharLFO1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6LVL2" style:display-name="WW_CharLFO16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6LVL3" style:display-name="WW_CharLFO16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6LVL4" style:display-name="WW_CharLFO16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6LVL5" style:display-name="WW_CharLFO16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6LVL6" style:display-name="WW_CharLFO16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6LVL7" style:display-name="WW_CharLFO16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6LVL8" style:display-name="WW_CharLFO16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6LVL9" style:display-name="WW_CharLFO16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7LVL1" style:display-name="WW_CharLFO17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7LVL2" style:display-name="WW_CharLFO17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7LVL3" style:display-name="WW_CharLFO17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7LVL4" style:display-name="WW_CharLFO17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7LVL5" style:display-name="WW_CharLFO17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7LVL6" style:display-name="WW_CharLFO17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7LVL7" style:display-name="WW_CharLFO17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7LVL8" style:display-name="WW_CharLFO17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7LVL9" style:display-name="WW_CharLFO17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65in" fo:page-height="11.6929in" style:num-format="1" style:print-orientation="portrait" fo:margin-top="0.8291in" fo:margin-bottom="0.8882in" fo:margin-left="1.1807in" fo:margin-right="0.5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09:59:28.225000000</meta:creation-date>
    <dc:date>2024-03-06T11:06:17.005000000</dc:date>
    <meta:editing-duration>PT1H6M39S</meta:editing-duration>
    <meta:editing-cycles>21</meta:editing-cycles>
    <meta:generator>LibreOffice/7.5.5.2$Windows_X86_64 LibreOffice_project/ca8fe7424262805f223b9a2334bc7181abbcbf5e</meta:generator>
    <meta:document-statistic meta:table-count="0" meta:image-count="0" meta:object-count="0" meta:page-count="17" meta:paragraph-count="332" meta:word-count="3295" meta:character-count="26194" meta:non-whitespace-character-count="22797"/>
  </office:meta>
</office:document-meta>
</file>